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CA000000CD091F396E9CC349F9.jpg" manifest:media-type="image/jpeg"/>
  <manifest:file-entry manifest:full-path="Pictures/10000000000002B2000000F5B50E552E9B41DAAF.jpg" manifest:media-type="image/jpeg"/>
  <manifest:file-entry manifest:full-path="Pictures/10000000000004EA000001BC40678EB0DD2C1977.jpg" manifest:media-type="image/jpeg"/>
  <manifest:file-entry manifest:full-path="Pictures/100000000000027A000000D972A181348DA6A122.jpg" manifest:media-type="image/jpeg"/>
  <manifest:file-entry manifest:full-path="Pictures/100000000000021C000000E4A8C379E8BDD6AA2E.jpg" manifest:media-type="image/jpeg"/>
  <manifest:file-entry manifest:full-path="Pictures/1000000000000413000001683C8BC1AADAB1E65C.jpg" manifest:media-type="image/jpeg"/>
  <manifest:file-entry manifest:full-path="Pictures/1000000000000602000002627CFADEF3C69449E8.jpg" manifest:media-type="image/jpeg"/>
  <manifest:file-entry manifest:full-path="Pictures/10000201000003490000025378C662B6404B3D17.png" manifest:media-type="image/png"/>
  <manifest:file-entry manifest:full-path="Pictures/100002010000034900000253032B44AA6C327FC9.png" manifest:media-type="image/png"/>
  <manifest:file-entry manifest:full-path="Pictures/100000000000025200000158C2453014F8FC4FC8.jpg" manifest:media-type="image/jpeg"/>
  <manifest:file-entry manifest:full-path="Pictures/100081AE0000741E0000522269EA27C0FC593982.svg" manifest:media-type="image/svg+xml"/>
  <manifest:file-entry manifest:full-path="Pictures/1000CA4C0000741E00005222A1D2400322F394DA.svg" manifest:media-type="image/svg+xml"/>
  <manifest:file-entry manifest:full-path="Pictures/10000000000002830000012D27E5AD8F066C7EF0.jpg" manifest:media-type="image/jpeg"/>
  <manifest:file-entry manifest:full-path="Pictures/10000201000002CB000001061D7996384015AC14.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4"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5"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16" style:family="paragraph" style:parent-style-name="Standard">
      <style:paragraph-properties fo:margin-top="0cm" fo:margin-bottom="0cm" loext:contextual-spacing="false" fo:break-before="page"/>
      <style:text-properties fo:language="en" fo:country="AU"/>
    </style:style>
    <style:style style:name="P17" style:family="paragraph" style:parent-style-name="Table_20_Contents">
      <style:text-properties fo:language="en" fo:country="AU"/>
    </style:style>
    <style:style style:name="P18"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19" style:family="paragraph" style:parent-style-name="Table_20_Contents">
      <style:text-properties fo:language="en" fo:country="AU" officeooo:rsid="00032bce" officeooo:paragraph-rsid="00032bce"/>
    </style:style>
    <style:style style:name="P20" style:family="paragraph" style:parent-style-name="Table_20_Contents">
      <style:text-properties fo:language="en" fo:country="AU" officeooo:rsid="0013c620" officeooo:paragraph-rsid="0013c620"/>
    </style:style>
    <style:style style:name="P21" style:family="paragraph" style:parent-style-name="Table_20_Contents">
      <style:text-properties fo:language="en" fo:country="AU" officeooo:rsid="006cb5d3" officeooo:paragraph-rsid="006cb5d3"/>
    </style:style>
    <style:style style:name="P22" style:family="paragraph" style:parent-style-name="Table_20_Contents">
      <style:text-properties fo:language="en" fo:country="AU" officeooo:paragraph-rsid="008d4f76"/>
    </style:style>
    <style:style style:name="P23" style:family="paragraph" style:parent-style-name="Table_20_Contents">
      <style:text-properties fo:language="en" fo:country="AU" officeooo:rsid="008eb1cf" officeooo:paragraph-rsid="008eb1cf"/>
    </style:style>
    <style:style style:name="P24" style:family="paragraph" style:parent-style-name="Table_20_Contents">
      <style:text-properties officeooo:rsid="002fa348" officeooo:paragraph-rsid="002fa348"/>
    </style:style>
    <style:style style:name="P25" style:family="paragraph" style:parent-style-name="Table_20_Contents">
      <style:text-properties officeooo:rsid="002fa348" officeooo:paragraph-rsid="00367821"/>
    </style:style>
    <style:style style:name="P26" style:family="paragraph" style:parent-style-name="Table_20_Contents">
      <style:text-properties officeooo:rsid="002fa348" officeooo:paragraph-rsid="003cde79"/>
    </style:style>
    <style:style style:name="P27" style:family="paragraph" style:parent-style-name="Table_20_Contents">
      <style:text-properties officeooo:rsid="002fa348" officeooo:paragraph-rsid="004f31cd"/>
    </style:style>
    <style:style style:name="P28" style:family="paragraph" style:parent-style-name="Table_20_Contents">
      <style:text-properties officeooo:rsid="002fa348" officeooo:paragraph-rsid="0054e7c0"/>
    </style:style>
    <style:style style:name="P29" style:family="paragraph" style:parent-style-name="Table_20_Contents">
      <style:text-properties officeooo:rsid="002fa348" officeooo:paragraph-rsid="005c9ecb"/>
    </style:style>
    <style:style style:name="P30" style:family="paragraph" style:parent-style-name="Table_20_Contents">
      <style:text-properties officeooo:rsid="002fa348" officeooo:paragraph-rsid="0065c607"/>
    </style:style>
    <style:style style:name="P31" style:family="paragraph" style:parent-style-name="Table_20_Contents">
      <loext:graphic-properties draw:fill="solid" draw:fill-color="#dddddd"/>
      <style:paragraph-properties fo:background-color="#dddddd"/>
      <style:text-properties officeooo:rsid="002fa348" officeooo:paragraph-rsid="006b0cd7"/>
    </style:style>
    <style:style style:name="P32" style:family="paragraph" style:parent-style-name="Table_20_Contents">
      <style:text-properties officeooo:rsid="002fa348" officeooo:paragraph-rsid="00822625"/>
    </style:style>
    <style:style style:name="P33" style:family="paragraph" style:parent-style-name="Table_20_Contents">
      <style:text-properties officeooo:rsid="002fa348" officeooo:paragraph-rsid="0083ad21"/>
    </style:style>
    <style:style style:name="P34" style:family="paragraph" style:parent-style-name="Table_20_Contents">
      <style:text-properties officeooo:rsid="002fa348" officeooo:paragraph-rsid="00885088"/>
    </style:style>
    <style:style style:name="P35" style:family="paragraph" style:parent-style-name="Table_20_Contents">
      <style:text-properties officeooo:paragraph-rsid="002fa348"/>
    </style:style>
    <style:style style:name="P36" style:family="paragraph" style:parent-style-name="Table_20_Contents">
      <style:text-properties officeooo:paragraph-rsid="00367821"/>
    </style:style>
    <style:style style:name="P37" style:family="paragraph" style:parent-style-name="Table_20_Contents">
      <style:text-properties officeooo:rsid="00367821" officeooo:paragraph-rsid="00367821"/>
    </style:style>
    <style:style style:name="P38" style:family="paragraph" style:parent-style-name="Table_20_Contents">
      <style:text-properties officeooo:rsid="00367821" officeooo:paragraph-rsid="0038662b"/>
    </style:style>
    <style:style style:name="P39" style:family="paragraph" style:parent-style-name="Table_20_Contents">
      <style:text-properties officeooo:rsid="0038662b"/>
    </style:style>
    <style:style style:name="P40" style:family="paragraph" style:parent-style-name="Table_20_Contents">
      <style:text-properties officeooo:rsid="0038662b" officeooo:paragraph-rsid="0038662b"/>
    </style:style>
    <style:style style:name="P41" style:family="paragraph" style:parent-style-name="Table_20_Contents">
      <style:text-properties officeooo:rsid="0038e910" officeooo:paragraph-rsid="0038e910"/>
    </style:style>
    <style:style style:name="P42" style:family="paragraph" style:parent-style-name="Table_20_Contents">
      <style:text-properties officeooo:rsid="003a2fe0" officeooo:paragraph-rsid="003a2fe0"/>
    </style:style>
    <style:style style:name="P43" style:family="paragraph" style:parent-style-name="Table_20_Contents">
      <style:text-properties officeooo:rsid="003bb8ab" officeooo:paragraph-rsid="003bb8ab"/>
    </style:style>
    <style:style style:name="P44" style:family="paragraph" style:parent-style-name="Table_20_Contents">
      <style:text-properties officeooo:paragraph-rsid="003cde79"/>
    </style:style>
    <style:style style:name="P45" style:family="paragraph" style:parent-style-name="Table_20_Contents">
      <style:text-properties officeooo:rsid="003cde79" officeooo:paragraph-rsid="003cde79"/>
    </style:style>
    <style:style style:name="P46" style:family="paragraph" style:parent-style-name="Table_20_Contents">
      <style:text-properties officeooo:rsid="003cde79" officeooo:paragraph-rsid="00885088"/>
    </style:style>
    <style:style style:name="P47" style:family="paragraph" style:parent-style-name="Table_20_Contents">
      <style:text-properties officeooo:paragraph-rsid="004f31cd"/>
    </style:style>
    <style:style style:name="P48" style:family="paragraph" style:parent-style-name="Table_20_Contents">
      <style:text-properties officeooo:rsid="004f31cd" officeooo:paragraph-rsid="004f31cd"/>
    </style:style>
    <style:style style:name="P49" style:family="paragraph" style:parent-style-name="Table_20_Contents">
      <style:text-properties officeooo:rsid="004f31cd" officeooo:paragraph-rsid="0065c607"/>
    </style:style>
    <style:style style:name="P50" style:family="paragraph" style:parent-style-name="Table_20_Contents">
      <style:text-properties officeooo:paragraph-rsid="0054e7c0"/>
    </style:style>
    <style:style style:name="P51" style:family="paragraph" style:parent-style-name="Table_20_Contents">
      <style:text-properties officeooo:paragraph-rsid="005c9ecb"/>
    </style:style>
    <style:style style:name="P52" style:family="paragraph" style:parent-style-name="Table_20_Contents">
      <style:text-properties officeooo:paragraph-rsid="0065c607"/>
    </style:style>
    <style:style style:name="P53" style:family="paragraph" style:parent-style-name="Table_20_Contents">
      <style:text-properties officeooo:rsid="0065c607" officeooo:paragraph-rsid="0065c607"/>
    </style:style>
    <style:style style:name="P54" style:family="paragraph" style:parent-style-name="Table_20_Contents">
      <style:text-properties officeooo:rsid="0069e2a9" officeooo:paragraph-rsid="0069e2a9"/>
    </style:style>
    <style:style style:name="P55" style:family="paragraph" style:parent-style-name="Table_20_Contents">
      <style:text-properties officeooo:paragraph-rsid="006b0cd7"/>
    </style:style>
    <style:style style:name="P56" style:family="paragraph" style:parent-style-name="Table_20_Contents">
      <style:text-properties officeooo:rsid="006bf1d7" officeooo:paragraph-rsid="006bf1d7"/>
    </style:style>
    <style:style style:name="P57" style:family="paragraph" style:parent-style-name="Table_20_Contents">
      <style:text-properties officeooo:paragraph-rsid="00822625"/>
    </style:style>
    <style:style style:name="P58" style:family="paragraph" style:parent-style-name="Table_20_Contents">
      <style:text-properties officeooo:paragraph-rsid="0083ad21"/>
    </style:style>
    <style:style style:name="P59" style:family="paragraph" style:parent-style-name="Table_20_Contents">
      <style:text-properties officeooo:rsid="0083ad21" officeooo:paragraph-rsid="0083ad21"/>
    </style:style>
    <style:style style:name="P60" style:family="paragraph" style:parent-style-name="Table_20_Contents">
      <style:text-properties officeooo:paragraph-rsid="00885088"/>
    </style:style>
    <style:style style:name="P61" style:family="paragraph" style:parent-style-name="Heading_20_3">
      <style:text-properties fo:language="en" fo:country="AU"/>
    </style:style>
    <style:style style:name="P62" style:family="paragraph" style:parent-style-name="Heading_20_3">
      <style:text-properties fo:language="en" fo:country="AU" officeooo:paragraph-rsid="00083d4e"/>
    </style:style>
    <style:style style:name="P63" style:family="paragraph" style:parent-style-name="Heading_20_3">
      <style:text-properties officeooo:rsid="0086de91" officeooo:paragraph-rsid="0086de91"/>
    </style:style>
    <style:style style:name="P64" style:family="paragraph" style:parent-style-name="Heading_20_2">
      <style:text-properties fo:language="en" fo:country="AU"/>
    </style:style>
    <style:style style:name="P65" style:family="paragraph" style:parent-style-name="Heading_20_2">
      <style:text-properties fo:language="en" fo:country="AU" officeooo:rsid="0013c620" officeooo:paragraph-rsid="0013c620"/>
    </style:style>
    <style:style style:name="P66" style:family="paragraph" style:parent-style-name="Heading_20_2">
      <style:text-properties fo:language="en" fo:country="AU" officeooo:paragraph-rsid="0013c620"/>
    </style:style>
    <style:style style:name="P67" style:family="paragraph" style:parent-style-name="Heading_20_2">
      <style:text-properties fo:language="en" fo:country="AU" officeooo:paragraph-rsid="008d4f76"/>
    </style:style>
    <style:style style:name="P68" style:family="paragraph" style:parent-style-name="Heading_20_2">
      <style:text-properties officeooo:rsid="002f39f1" officeooo:paragraph-rsid="002f39f1"/>
    </style:style>
    <style:style style:name="P69" style:family="paragraph" style:parent-style-name="Heading_20_2">
      <style:text-properties officeooo:rsid="002f39f1" officeooo:paragraph-rsid="00367821"/>
    </style:style>
    <style:style style:name="P70" style:family="paragraph" style:parent-style-name="Heading_20_2">
      <style:text-properties officeooo:rsid="004c4756" officeooo:paragraph-rsid="004c4756"/>
    </style:style>
    <style:style style:name="P71" style:family="paragraph" style:parent-style-name="Heading_20_2">
      <style:text-properties officeooo:rsid="0054e7c0" officeooo:paragraph-rsid="0054e7c0"/>
    </style:style>
    <style:style style:name="P72" style:family="paragraph" style:parent-style-name="Heading_20_2">
      <style:text-properties officeooo:rsid="0054e7c0" officeooo:paragraph-rsid="005c9ecb"/>
    </style:style>
    <style:style style:name="P73" style:family="paragraph" style:parent-style-name="Heading_20_2">
      <style:text-properties officeooo:rsid="0065c607" officeooo:paragraph-rsid="0065c607"/>
    </style:style>
    <style:style style:name="P74" style:family="paragraph" style:parent-style-name="Heading_20_2">
      <style:text-properties officeooo:rsid="007d7019" officeooo:paragraph-rsid="007d7019"/>
    </style:style>
    <style:style style:name="P75" style:family="paragraph" style:parent-style-name="Heading_20_2">
      <style:paragraph-properties fo:break-before="page"/>
      <style:text-properties fo:language="en" fo:country="AU"/>
    </style:style>
    <style:style style:name="P76" style:family="paragraph" style:parent-style-name="Heading_20_2">
      <style:paragraph-properties fo:break-before="page"/>
      <style:text-properties officeooo:rsid="00278418" officeooo:paragraph-rsid="00278418"/>
    </style:style>
    <style:style style:name="P77" style:family="paragraph" style:parent-style-name="Text_20_body">
      <style:paragraph-properties fo:break-before="page"/>
      <style:text-properties fo:language="en" fo:country="AU" officeooo:rsid="000b1c2b" officeooo:paragraph-rsid="000b1c2b"/>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fo:language="en" fo:country="AU" officeooo:rsid="00032bce" officeooo:paragraph-rsid="00032bce"/>
    </style:style>
    <style:style style:name="P80" style:family="paragraph" style:parent-style-name="Standard">
      <style:paragraph-properties fo:margin-top="0.635cm" fo:margin-bottom="0.141cm" loext:contextual-spacing="false"/>
      <style:text-properties fo:language="en" fo:country="AU"/>
    </style:style>
    <style:style style:name="P81" style:family="paragraph" style:parent-style-name="Standard">
      <style:paragraph-properties fo:margin-top="0.635cm" fo:margin-bottom="0.141cm" loext:contextual-spacing="false"/>
      <style:text-properties fo:language="en" fo:country="AU" officeooo:rsid="00174e3c" officeooo:paragraph-rsid="00174e3c"/>
    </style:style>
    <style:style style:name="P82" style:family="paragraph" style:parent-style-name="Heading_20_2">
      <style:paragraph-properties fo:margin-top="0.635cm" fo:margin-bottom="0.141cm" loext:contextual-spacing="false" fo:break-before="page"/>
      <style:text-properties fo:language="en" fo:country="AU"/>
    </style:style>
    <style:style style:name="P83" style:family="paragraph" style:parent-style-name="Heading_20_2">
      <style:paragraph-properties fo:margin-top="0.635cm" fo:margin-bottom="0.141cm" loext:contextual-spacing="false"/>
      <style:text-properties fo:language="en" fo:country="AU"/>
    </style:style>
    <style:style style:name="P84" style:family="paragraph" style:parent-style-name="Heading_20_1">
      <style:text-properties fo:language="en" fo:country="AU"/>
    </style:style>
    <style:style style:name="P85" style:family="paragraph" style:parent-style-name="Heading_20_1">
      <style:text-properties fo:language="en" fo:country="AU" officeooo:rsid="00032bce" officeooo:paragraph-rsid="00032bce"/>
    </style:style>
    <style:style style:name="P86" style:family="paragraph" style:parent-style-name="Heading_20_1">
      <style:text-properties officeooo:rsid="00622b37" officeooo:paragraph-rsid="00622b37"/>
    </style:style>
    <style:style style:name="P87" style:family="paragraph" style:parent-style-name="Heading_20_1">
      <style:paragraph-properties fo:margin-top="0.423cm" fo:margin-bottom="0cm" loext:contextual-spacing="false"/>
      <style:text-properties fo:language="en" fo:country="AU"/>
    </style:style>
    <style:style style:name="P88" style:family="paragraph" style:parent-style-name="Heading_20_1">
      <style:paragraph-properties fo:margin-top="0.423cm" fo:margin-bottom="0cm" loext:contextual-spacing="false"/>
      <style:text-properties fo:language="en" fo:country="AU" officeooo:paragraph-rsid="003bbc67"/>
    </style:style>
    <style:style style:name="P89" style:family="paragraph" style:parent-style-name="Standard">
      <style:paragraph-properties fo:margin-top="0.423cm" fo:margin-bottom="0cm" loext:contextual-spacing="false"/>
      <style:text-properties fo:language="en" fo:country="AU"/>
    </style:style>
    <style:style style:name="P90" style:family="paragraph" style:parent-style-name="Standard">
      <style:paragraph-properties fo:margin-top="0.423cm" fo:margin-bottom="0cm" loext:contextual-spacing="false"/>
      <style:text-properties fo:language="en" fo:country="AU" officeooo:rsid="003bbc67" officeooo:paragraph-rsid="003bbc67"/>
    </style:style>
    <style:style style:name="P91" style:family="paragraph" style:parent-style-name="Standard">
      <style:text-properties fo:language="en" fo:country="AU"/>
    </style:style>
    <style:style style:name="P92" style:family="paragraph" style:parent-style-name="Standard">
      <style:text-properties fo:language="en" fo:country="AU" officeooo:rsid="00032bce"/>
    </style:style>
    <style:style style:name="P93" style:family="paragraph" style:parent-style-name="Standard">
      <style:text-properties fo:language="en" fo:country="AU" officeooo:rsid="00032bce" officeooo:paragraph-rsid="00032bce"/>
    </style:style>
    <style:style style:name="P94" style:family="paragraph" style:parent-style-name="Standard">
      <style:text-properties fo:language="en" fo:country="AU" officeooo:rsid="00056bd1" officeooo:paragraph-rsid="00056bd1"/>
    </style:style>
    <style:style style:name="P95" style:family="paragraph" style:parent-style-name="Standard">
      <style:text-properties fo:language="en" fo:country="AU" officeooo:rsid="000649c8" officeooo:paragraph-rsid="000649c8"/>
    </style:style>
    <style:style style:name="P96" style:family="paragraph" style:parent-style-name="Standard">
      <style:text-properties fo:language="en" fo:country="AU" officeooo:rsid="0013c620" officeooo:paragraph-rsid="0013c620"/>
    </style:style>
    <style:style style:name="P97" style:family="paragraph" style:parent-style-name="Standard">
      <style:text-properties fo:language="en" fo:country="AU" officeooo:rsid="0013c620" officeooo:paragraph-rsid="008d4f76"/>
    </style:style>
    <style:style style:name="P98" style:family="paragraph" style:parent-style-name="Standard">
      <style:text-properties fo:language="en" fo:country="AU" officeooo:paragraph-rsid="0013c620"/>
    </style:style>
    <style:style style:name="P99" style:family="paragraph" style:parent-style-name="Standard">
      <style:text-properties fo:language="en" fo:country="AU" officeooo:rsid="001414b3" officeooo:paragraph-rsid="001414b3"/>
    </style:style>
    <style:style style:name="P100" style:family="paragraph" style:parent-style-name="Standard">
      <style:text-properties fo:language="en" fo:country="AU" officeooo:rsid="00149880" officeooo:paragraph-rsid="00149880"/>
    </style:style>
    <style:style style:name="P101" style:family="paragraph" style:parent-style-name="Standard">
      <style:text-properties fo:language="en" fo:country="AU" officeooo:rsid="00149880" officeooo:paragraph-rsid="00885088"/>
    </style:style>
    <style:style style:name="P102" style:family="paragraph" style:parent-style-name="Standard">
      <style:text-properties fo:language="en" fo:country="AU" officeooo:rsid="0063f9b0" officeooo:paragraph-rsid="0063f9b0"/>
    </style:style>
    <style:style style:name="P103" style:family="paragraph" style:parent-style-name="Standard">
      <style:text-properties fo:language="en" fo:country="AU" officeooo:rsid="006b0cd7" officeooo:paragraph-rsid="006b0cd7"/>
    </style:style>
    <style:style style:name="P104" style:family="paragraph" style:parent-style-name="Standard">
      <style:text-properties fo:language="en" fo:country="AU" officeooo:rsid="002f39f1" officeooo:paragraph-rsid="006b0cd7"/>
    </style:style>
    <style:style style:name="P105" style:family="paragraph" style:parent-style-name="Standard">
      <style:text-properties fo:language="en" fo:country="AU" officeooo:rsid="002f39f1" officeooo:paragraph-rsid="00885088"/>
    </style:style>
    <style:style style:name="P106" style:family="paragraph" style:parent-style-name="Standard">
      <style:text-properties fo:language="en" fo:country="AU" officeooo:rsid="002f39f1" officeooo:paragraph-rsid="008d4f76"/>
    </style:style>
    <style:style style:name="P107" style:family="paragraph" style:parent-style-name="Standard">
      <style:text-properties fo:language="en" fo:country="AU" officeooo:paragraph-rsid="00032bce"/>
    </style:style>
    <style:style style:name="P108" style:family="paragraph" style:parent-style-name="Standard">
      <style:text-properties fo:language="en" fo:country="AU" officeooo:rsid="00822625" officeooo:paragraph-rsid="0083ad21"/>
    </style:style>
    <style:style style:name="P109" style:family="paragraph" style:parent-style-name="Standard">
      <style:text-properties fo:language="en" fo:country="AU" officeooo:paragraph-rsid="008d4f76"/>
    </style:style>
    <style:style style:name="P110" style:family="paragraph" style:parent-style-name="Standard">
      <style:text-properties fo:language="en" fo:country="AU" officeooo:paragraph-rsid="008eb1cf"/>
    </style:style>
    <style:style style:name="P111" style:family="paragraph" style:parent-style-name="Standard">
      <style:text-properties style:font-name="Courier New1" fo:font-size="8pt" fo:language="en" fo:country="AU" officeooo:rsid="00032bce" officeooo:paragraph-rsid="00032bce" style:font-size-asian="8pt" style:font-size-complex="8pt"/>
    </style:style>
    <style:style style:name="P112" style:family="paragraph" style:parent-style-name="Standard">
      <style:text-properties style:font-name="Courier New1" fo:font-size="8pt" fo:language="en" fo:country="AU" officeooo:rsid="00056bd1" officeooo:paragraph-rsid="00056bd1" style:font-size-asian="8pt" style:font-size-complex="8pt"/>
    </style:style>
    <style:style style:name="P113" style:family="paragraph" style:parent-style-name="Standard">
      <style:text-properties style:font-name="Courier New1" fo:font-size="10pt" officeooo:rsid="00302191" officeooo:paragraph-rsid="00302191" style:font-size-asian="10pt" style:font-size-complex="10pt"/>
    </style:style>
    <style:style style:name="P114" style:family="paragraph" style:parent-style-name="Standard">
      <style:paragraph-properties>
        <style:tab-stops>
          <style:tab-stop style:position="1.129cm"/>
        </style:tab-stops>
      </style:paragraph-properties>
      <style:text-properties style:font-name="Courier New1" fo:font-size="10pt" officeooo:paragraph-rsid="005f5fb0" style:font-size-asian="10pt" style:font-size-complex="10pt"/>
    </style:style>
    <style:style style:name="P115" style:family="paragraph" style:parent-style-name="Standard">
      <style:paragraph-properties>
        <style:tab-stops>
          <style:tab-stop style:position="1.129cm"/>
        </style:tab-stops>
      </style:paragraph-properties>
      <style:text-properties style:font-name="Courier New1" fo:font-size="10pt" officeooo:rsid="003bbc67" officeooo:paragraph-rsid="005f5fb0" style:font-size-asian="10pt" style:font-size-complex="10pt"/>
    </style:style>
    <style:style style:name="P116" style:family="paragraph" style:parent-style-name="Standard">
      <style:text-properties style:font-name="Courier New1" fo:font-size="9pt" officeooo:rsid="003e5a99" officeooo:paragraph-rsid="003e5a99" style:font-size-asian="9pt" style:font-size-complex="9pt"/>
    </style:style>
    <style:style style:name="P117"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18"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19"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20" style:family="paragraph" style:parent-style-name="Standard">
      <style:text-properties officeooo:rsid="0014bc8a" officeooo:paragraph-rsid="0014bc8a"/>
    </style:style>
    <style:style style:name="P121" style:family="paragraph" style:parent-style-name="Standard">
      <style:text-properties officeooo:rsid="00278418" officeooo:paragraph-rsid="00278418"/>
    </style:style>
    <style:style style:name="P122" style:family="paragraph" style:parent-style-name="Standard">
      <style:text-properties officeooo:rsid="002bc187" officeooo:paragraph-rsid="002bc187"/>
    </style:style>
    <style:style style:name="P123" style:family="paragraph" style:parent-style-name="Standard">
      <style:text-properties officeooo:rsid="002d0e07" officeooo:paragraph-rsid="002d0e07"/>
    </style:style>
    <style:style style:name="P124" style:family="paragraph" style:parent-style-name="Standard">
      <style:text-properties officeooo:rsid="002dc8cb" officeooo:paragraph-rsid="002dc8cb"/>
    </style:style>
    <style:style style:name="P125" style:family="paragraph" style:parent-style-name="Standard">
      <style:text-properties officeooo:rsid="002f39f1" officeooo:paragraph-rsid="002f39f1"/>
    </style:style>
    <style:style style:name="P126" style:family="paragraph" style:parent-style-name="Standard">
      <style:text-properties officeooo:rsid="002f39f1" officeooo:paragraph-rsid="002fa348"/>
    </style:style>
    <style:style style:name="P127" style:family="paragraph" style:parent-style-name="Standard">
      <style:text-properties officeooo:rsid="002f39f1" officeooo:paragraph-rsid="00302191"/>
    </style:style>
    <style:style style:name="P128" style:family="paragraph" style:parent-style-name="Standard">
      <style:text-properties officeooo:rsid="002f39f1" officeooo:paragraph-rsid="00367821"/>
    </style:style>
    <style:style style:name="P129" style:family="paragraph" style:parent-style-name="Standard">
      <style:text-properties officeooo:rsid="002f39f1" officeooo:paragraph-rsid="003cde79"/>
    </style:style>
    <style:style style:name="P130" style:family="paragraph" style:parent-style-name="Standard">
      <style:text-properties officeooo:rsid="002f39f1" officeooo:paragraph-rsid="004f31cd"/>
    </style:style>
    <style:style style:name="P131" style:family="paragraph" style:parent-style-name="Standard">
      <style:text-properties officeooo:rsid="002f39f1" officeooo:paragraph-rsid="0054e7c0"/>
    </style:style>
    <style:style style:name="P132" style:family="paragraph" style:parent-style-name="Standard">
      <style:text-properties officeooo:rsid="002f39f1" officeooo:paragraph-rsid="005c9ecb"/>
    </style:style>
    <style:style style:name="P133" style:family="paragraph" style:parent-style-name="Standard">
      <style:text-properties officeooo:rsid="002f39f1" officeooo:paragraph-rsid="0065c607"/>
    </style:style>
    <style:style style:name="P134" style:family="paragraph" style:parent-style-name="Standard">
      <style:text-properties officeooo:rsid="002f39f1" officeooo:paragraph-rsid="006b0cd7"/>
    </style:style>
    <style:style style:name="P135" style:family="paragraph" style:parent-style-name="Standard">
      <style:text-properties officeooo:rsid="002f39f1" officeooo:paragraph-rsid="00822625"/>
    </style:style>
    <style:style style:name="P136" style:family="paragraph" style:parent-style-name="Standard">
      <style:text-properties officeooo:rsid="002f39f1" officeooo:paragraph-rsid="0083ad21"/>
    </style:style>
    <style:style style:name="P137" style:family="paragraph" style:parent-style-name="Standard">
      <style:text-properties officeooo:rsid="002f39f1" officeooo:paragraph-rsid="00885088"/>
    </style:style>
    <style:style style:name="P138" style:family="paragraph" style:parent-style-name="Standard">
      <style:text-properties officeooo:rsid="002fa348" officeooo:paragraph-rsid="002fa348"/>
    </style:style>
    <style:style style:name="P139" style:family="paragraph" style:parent-style-name="Standard">
      <style:text-properties officeooo:rsid="00302191" officeooo:paragraph-rsid="00302191"/>
    </style:style>
    <style:style style:name="P140" style:family="paragraph" style:parent-style-name="Standard">
      <style:text-properties officeooo:rsid="00367821" officeooo:paragraph-rsid="00367821"/>
    </style:style>
    <style:style style:name="P141" style:family="paragraph" style:parent-style-name="Standard">
      <style:text-properties officeooo:rsid="00367821" officeooo:paragraph-rsid="005e84bc"/>
    </style:style>
    <style:style style:name="P142" style:family="paragraph" style:parent-style-name="Standard">
      <style:text-properties officeooo:rsid="003bbc67" officeooo:paragraph-rsid="003bbc67"/>
    </style:style>
    <style:style style:name="P143" style:family="paragraph" style:parent-style-name="Standard">
      <style:text-properties officeooo:rsid="003cde79" officeooo:paragraph-rsid="003cde79"/>
    </style:style>
    <style:style style:name="P144" style:family="paragraph" style:parent-style-name="Standard">
      <style:text-properties officeooo:rsid="003e5a99" officeooo:paragraph-rsid="003e5a99"/>
    </style:style>
    <style:style style:name="P145" style:family="paragraph" style:parent-style-name="Standard">
      <style:text-properties officeooo:rsid="003e5a99" officeooo:paragraph-rsid="003ea037"/>
    </style:style>
    <style:style style:name="P146"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47" style:family="paragraph" style:parent-style-name="Standard">
      <style:text-properties officeooo:rsid="003f857d" officeooo:paragraph-rsid="003f857d"/>
    </style:style>
    <style:style style:name="P148" style:family="paragraph" style:parent-style-name="Standard">
      <style:text-properties officeooo:rsid="003ff841" officeooo:paragraph-rsid="003ff841"/>
    </style:style>
    <style:style style:name="P149" style:family="paragraph" style:parent-style-name="Standard">
      <style:text-properties officeooo:rsid="0041c6f1" officeooo:paragraph-rsid="0041c6f1"/>
    </style:style>
    <style:style style:name="P150" style:family="paragraph" style:parent-style-name="Standard">
      <style:text-properties officeooo:rsid="00442ead" officeooo:paragraph-rsid="00442ead"/>
    </style:style>
    <style:style style:name="P151" style:family="paragraph" style:parent-style-name="Standard">
      <style:text-properties officeooo:rsid="00468557" officeooo:paragraph-rsid="00468557"/>
    </style:style>
    <style:style style:name="P152" style:family="paragraph" style:parent-style-name="Standard">
      <style:text-properties officeooo:rsid="00489804" officeooo:paragraph-rsid="00489804"/>
    </style:style>
    <style:style style:name="P153" style:family="paragraph" style:parent-style-name="Standard">
      <style:text-properties officeooo:rsid="004a16c7" officeooo:paragraph-rsid="004a16c7"/>
    </style:style>
    <style:style style:name="P154" style:family="paragraph" style:parent-style-name="Standard">
      <style:text-properties style:font-name="Calibri2" officeooo:rsid="004a16c7" officeooo:paragraph-rsid="004a16c7"/>
    </style:style>
    <style:style style:name="P155" style:family="paragraph" style:parent-style-name="Standard">
      <style:text-properties style:font-name="Calibri2" officeooo:rsid="004a6f73" officeooo:paragraph-rsid="004a6f73"/>
    </style:style>
    <style:style style:name="P156" style:family="paragraph" style:parent-style-name="Standard">
      <style:text-properties officeooo:rsid="004c4756" officeooo:paragraph-rsid="004c4756"/>
    </style:style>
    <style:style style:name="P157" style:family="paragraph" style:parent-style-name="Standard">
      <style:text-properties officeooo:rsid="004f31cd" officeooo:paragraph-rsid="004f31cd"/>
    </style:style>
    <style:style style:name="P158" style:family="paragraph" style:parent-style-name="Standard">
      <style:text-properties officeooo:rsid="004f31cd" officeooo:paragraph-rsid="0065c607"/>
    </style:style>
    <style:style style:name="P159" style:family="paragraph" style:parent-style-name="Standard">
      <style:text-properties officeooo:rsid="0050b304" officeooo:paragraph-rsid="0050b304"/>
    </style:style>
    <style:style style:name="P160" style:family="paragraph" style:parent-style-name="Standard">
      <style:text-properties officeooo:rsid="0051d942" officeooo:paragraph-rsid="0051d942"/>
    </style:style>
    <style:style style:name="P161" style:family="paragraph" style:parent-style-name="Standard">
      <style:text-properties style:font-name="Courier New2" fo:font-size="9pt" officeooo:rsid="0051d942" officeooo:paragraph-rsid="0051d942" style:font-size-asian="9pt" style:font-size-complex="9pt"/>
    </style:style>
    <style:style style:name="P162" style:family="paragraph" style:parent-style-name="Standard">
      <style:text-properties style:font-name="Courier New2" fo:font-size="9pt" officeooo:rsid="0051d942" officeooo:paragraph-rsid="00533dfc" style:font-size-asian="9pt" style:font-size-complex="9pt"/>
    </style:style>
    <style:style style:name="P163" style:family="paragraph" style:parent-style-name="Standard">
      <style:text-properties style:font-name="Courier New2" fo:font-size="9pt" officeooo:rsid="00533dfc" officeooo:paragraph-rsid="00533dfc" style:font-size-asian="9pt" style:font-size-complex="9pt"/>
    </style:style>
    <style:style style:name="P164" style:family="paragraph" style:parent-style-name="Standard">
      <style:text-properties officeooo:rsid="00533dfc" officeooo:paragraph-rsid="00533dfc"/>
    </style:style>
    <style:style style:name="P165" style:family="paragraph" style:parent-style-name="Standard">
      <style:text-properties style:font-name="Calibri1" fo:font-size="12pt" officeooo:rsid="00533dfc" officeooo:paragraph-rsid="00533dfc" style:font-size-asian="12pt" style:font-size-complex="12pt"/>
    </style:style>
    <style:style style:name="P166" style:family="paragraph" style:parent-style-name="Standard">
      <style:text-properties officeooo:rsid="005746e0" officeooo:paragraph-rsid="0051d942"/>
    </style:style>
    <style:style style:name="P167" style:family="paragraph" style:parent-style-name="Standard">
      <style:text-properties officeooo:rsid="005746e0" officeooo:paragraph-rsid="005746e0"/>
    </style:style>
    <style:style style:name="P168" style:family="paragraph" style:parent-style-name="Standard">
      <style:paragraph-properties>
        <style:tab-stops>
          <style:tab-stop style:position="1.129cm"/>
        </style:tab-stops>
      </style:paragraph-properties>
      <style:text-properties fo:color="#000000" style:font-name="Courier New1" fo:font-size="10pt" fo:letter-spacing="normal" officeooo:paragraph-rsid="005f5fb0" style:letter-kerning="true" style:font-size-asian="10pt" style:font-size-complex="10pt"/>
    </style:style>
    <style:style style:name="P169"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70" style:family="paragraph" style:parent-style-name="Standard">
      <style:paragraph-properties>
        <style:tab-stops>
          <style:tab-stop style:position="1.129cm"/>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71" style:family="paragraph" style:parent-style-name="Standard">
      <style:paragraph-properties>
        <style:tab-stops>
          <style:tab-stop style:position="1.129cm"/>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72" style:family="paragraph" style:parent-style-name="Standard">
      <style:paragraph-properties>
        <style:tab-stops>
          <style:tab-stop style:position="1.129cm"/>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73" style:family="paragraph" style:parent-style-name="Standard">
      <style:text-properties fo:color="#000000" style:font-name="Consolas" fo:font-size="9.5pt" fo:background-color="#ffffff" style:font-size-asian="9.5pt"/>
    </style:style>
    <style:style style:name="P174" style:family="paragraph" style:parent-style-name="Standard">
      <style:text-properties fo:color="#000000" style:font-name="Consolas" fo:font-size="9.5pt" officeooo:paragraph-rsid="00798aa4" fo:background-color="#ffffff" style:font-size-asian="9.5pt"/>
    </style:style>
    <style:style style:name="P175" style:family="paragraph" style:parent-style-name="Standard">
      <style:text-properties officeooo:rsid="00622b37" officeooo:paragraph-rsid="00622b37"/>
    </style:style>
    <style:style style:name="P176" style:family="paragraph" style:parent-style-name="Standard">
      <style:text-properties officeooo:rsid="0062ce7a" officeooo:paragraph-rsid="0062ce7a"/>
    </style:style>
    <style:style style:name="P177" style:family="paragraph" style:parent-style-name="Standard">
      <style:text-properties officeooo:rsid="0065c607" officeooo:paragraph-rsid="0065c607"/>
    </style:style>
    <style:style style:name="P178" style:family="paragraph" style:parent-style-name="Standard">
      <style:text-properties officeooo:rsid="0068733c" officeooo:paragraph-rsid="0068733c"/>
    </style:style>
    <style:style style:name="P179" style:family="paragraph" style:parent-style-name="Standard">
      <style:text-properties officeooo:rsid="006b0cd7" officeooo:paragraph-rsid="006b0cd7"/>
    </style:style>
    <style:style style:name="P180" style:family="paragraph" style:parent-style-name="Standard">
      <style:text-properties officeooo:rsid="006bf1d7" officeooo:paragraph-rsid="006bf1d7"/>
    </style:style>
    <style:style style:name="P181" style:family="paragraph" style:parent-style-name="Standard">
      <style:text-properties officeooo:paragraph-rsid="00798aa4"/>
    </style:style>
    <style:style style:name="P182" style:family="paragraph" style:parent-style-name="Standard">
      <style:text-properties fo:color="#008000" style:font-name="Consolas" fo:font-size="9.5pt" fo:background-color="#ffffff" style:font-size-asian="9.5pt"/>
    </style:style>
    <style:style style:name="P183" style:family="paragraph" style:parent-style-name="Standard">
      <style:text-properties officeooo:rsid="007d7019" officeooo:paragraph-rsid="007d7019"/>
    </style:style>
    <style:style style:name="P184" style:family="paragraph" style:parent-style-name="Standard">
      <style:text-properties officeooo:rsid="007e9ace" officeooo:paragraph-rsid="007e9ace"/>
    </style:style>
    <style:style style:name="P185" style:family="paragraph" style:parent-style-name="Standard">
      <style:text-properties officeooo:rsid="007eb2c2" officeooo:paragraph-rsid="007eb2c2"/>
    </style:style>
    <style:style style:name="P186" style:family="paragraph" style:parent-style-name="Standard">
      <style:text-properties officeooo:rsid="00822625" officeooo:paragraph-rsid="00822625"/>
    </style:style>
    <style:style style:name="P187" style:family="paragraph" style:parent-style-name="Standard">
      <style:text-properties officeooo:rsid="00822625" officeooo:paragraph-rsid="0083ad21"/>
    </style:style>
    <style:style style:name="P188" style:family="paragraph" style:parent-style-name="Standard">
      <style:text-properties officeooo:rsid="0083ad21" officeooo:paragraph-rsid="0083ad21"/>
    </style:style>
    <style:style style:name="P189" style:family="paragraph" style:parent-style-name="Standard">
      <style:text-properties officeooo:rsid="0083cbbe" officeooo:paragraph-rsid="0083cbbe"/>
    </style:style>
    <style:style style:name="P190" style:family="paragraph" style:parent-style-name="Standard">
      <style:text-properties officeooo:rsid="0083cbbe" officeooo:paragraph-rsid="00854d71"/>
    </style:style>
    <style:style style:name="P191" style:family="paragraph" style:parent-style-name="Standard">
      <style:text-properties officeooo:rsid="0086de91" officeooo:paragraph-rsid="0086de91"/>
    </style:style>
    <style:style style:name="P192" style:family="paragraph" style:parent-style-name="Standard">
      <style:text-properties officeooo:rsid="008720ab" officeooo:paragraph-rsid="008720ab"/>
    </style:style>
    <style:style style:name="P193" style:family="paragraph" style:parent-style-name="Standard">
      <style:text-properties officeooo:rsid="00854d71" officeooo:paragraph-rsid="00854d71"/>
    </style:style>
    <style:style style:name="P194" style:family="paragraph" style:parent-style-name="Text_20_body">
      <style:text-properties fo:language="en" fo:country="AU" officeooo:rsid="000a27d1" officeooo:paragraph-rsid="000a27d1"/>
    </style:style>
    <style:style style:name="P195" style:family="paragraph" style:parent-style-name="Text_20_body">
      <style:text-properties fo:language="en" fo:country="AU" officeooo:rsid="000ae30a" officeooo:paragraph-rsid="000ae30a"/>
    </style:style>
    <style:style style:name="P196" style:family="paragraph" style:parent-style-name="Text_20_body">
      <style:text-properties fo:language="en" fo:country="AU" officeooo:rsid="000b1c2b" officeooo:paragraph-rsid="000b1c2b"/>
    </style:style>
    <style:style style:name="P197" style:family="paragraph" style:parent-style-name="Text_20_body">
      <style:text-properties fo:language="en" fo:country="AU" officeooo:rsid="00166c63" officeooo:paragraph-rsid="00166c63"/>
    </style:style>
    <style:style style:name="P198" style:family="paragraph" style:parent-style-name="Text_20_body">
      <style:text-properties fo:language="en" fo:country="AU" officeooo:rsid="001b2097" officeooo:paragraph-rsid="001b2097"/>
    </style:style>
    <style:style style:name="P199" style:family="paragraph" style:parent-style-name="Text_20_body">
      <style:text-properties fo:language="en" fo:country="AU" officeooo:rsid="001f5b0f" officeooo:paragraph-rsid="001f5b0f"/>
    </style:style>
    <style:style style:name="P200" style:family="paragraph" style:parent-style-name="Text_20_body">
      <style:text-properties fo:language="en" fo:country="AU" officeooo:rsid="00174e3c"/>
    </style:style>
    <style:style style:name="P201" style:family="paragraph" style:parent-style-name="Text_20_body">
      <style:text-properties officeooo:rsid="00174e3c" officeooo:paragraph-rsid="00174e3c"/>
    </style:style>
    <style:style style:name="P202" style:family="paragraph" style:parent-style-name="Text_20_body">
      <style:text-properties officeooo:rsid="001921ee" officeooo:paragraph-rsid="001921ee"/>
    </style:style>
    <style:style style:name="P203" style:family="paragraph" style:parent-style-name="Text_20_body">
      <style:text-properties style:font-name="Courier New1" fo:font-size="8pt" style:font-size-asian="8pt" style:font-size-complex="8pt"/>
    </style:style>
    <style:style style:name="P204" style:family="paragraph" style:parent-style-name="Text_20_body">
      <style:text-properties style:font-name="Courier New1" fo:font-size="9pt" style:font-size-asian="9pt" style:font-size-complex="9pt"/>
    </style:style>
    <style:style style:name="P205" style:family="paragraph" style:parent-style-name="Text_20_body">
      <style:text-properties style:font-name="Courier New1" fo:font-size="9pt" officeooo:rsid="00790055" officeooo:paragraph-rsid="00798aa4" style:font-size-asian="9pt" style:font-size-complex="9pt"/>
    </style:style>
    <style:style style:name="P206" style:family="paragraph" style:parent-style-name="Text_20_body">
      <style:text-properties officeooo:rsid="0054e7c0" officeooo:paragraph-rsid="0054e7c0"/>
    </style:style>
    <style:style style:name="P207" style:family="paragraph" style:parent-style-name="Text_20_body">
      <style:text-properties officeooo:rsid="0054e7c0" officeooo:paragraph-rsid="005c9ecb"/>
    </style:style>
    <style:style style:name="P208" style:family="paragraph" style:parent-style-name="Text_20_body">
      <style:text-properties officeooo:paragraph-rsid="005c9ecb"/>
    </style:style>
    <style:style style:name="P209" style:family="paragraph" style:parent-style-name="Text_20_body">
      <style:text-properties officeooo:rsid="005e84bc" officeooo:paragraph-rsid="005e84bc"/>
    </style:style>
    <style:style style:name="P210" style:family="paragraph" style:parent-style-name="Text_20_body">
      <style:text-properties officeooo:rsid="003bbc67" officeooo:paragraph-rsid="005e84bc"/>
    </style:style>
    <style:style style:name="P211" style:family="paragraph" style:parent-style-name="Text_20_body">
      <style:text-properties officeooo:rsid="003bbc67" officeooo:paragraph-rsid="005f5fb0"/>
    </style:style>
    <style:style style:name="P212" style:family="paragraph" style:parent-style-name="Text_20_body">
      <style:text-properties officeooo:rsid="003bbc67" officeooo:paragraph-rsid="0069e2a9"/>
    </style:style>
    <style:style style:name="P213" style:family="paragraph" style:parent-style-name="Text_20_body">
      <style:text-properties officeooo:rsid="005f5fb0" officeooo:paragraph-rsid="005f5fb0"/>
    </style:style>
    <style:style style:name="P214" style:family="paragraph" style:parent-style-name="Text_20_body">
      <style:text-properties officeooo:rsid="0060e6b2" officeooo:paragraph-rsid="0060e6b2"/>
    </style:style>
    <style:style style:name="P215" style:family="paragraph" style:parent-style-name="Text_20_body">
      <style:text-properties officeooo:rsid="0065c607" officeooo:paragraph-rsid="0065c607"/>
    </style:style>
    <style:style style:name="P216" style:family="paragraph" style:parent-style-name="Text_20_body">
      <style:text-properties officeooo:rsid="0065c607" officeooo:paragraph-rsid="00697b25"/>
    </style:style>
    <style:style style:name="P217" style:family="paragraph" style:parent-style-name="Text_20_body">
      <style:text-properties officeooo:rsid="00688491" officeooo:paragraph-rsid="00688491"/>
    </style:style>
    <style:style style:name="P218" style:family="paragraph" style:parent-style-name="Text_20_body">
      <style:text-properties officeooo:rsid="0069c75b" officeooo:paragraph-rsid="0069c75b"/>
    </style:style>
    <style:style style:name="P219" style:family="paragraph" style:parent-style-name="Text_20_body">
      <style:text-properties officeooo:rsid="00697b25" officeooo:paragraph-rsid="00697b25"/>
    </style:style>
    <style:style style:name="P220" style:family="paragraph" style:parent-style-name="Text_20_body">
      <style:text-properties officeooo:rsid="0069e2a9" officeooo:paragraph-rsid="0069e2a9"/>
    </style:style>
    <style:style style:name="P221" style:family="paragraph" style:parent-style-name="Text_20_body">
      <style:text-properties officeooo:rsid="0069e2a9" officeooo:paragraph-rsid="008b1f51"/>
    </style:style>
    <style:style style:name="P222"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23" style:family="paragraph" style:parent-style-name="Text_20_body">
      <style:text-properties officeooo:rsid="008b1f51" officeooo:paragraph-rsid="008b1f51"/>
    </style:style>
    <style:style style:name="P224" style:family="paragraph" style:parent-style-name="Text_20_body">
      <style:text-properties officeooo:rsid="008c6d7a" officeooo:paragraph-rsid="008c6d7a"/>
    </style:style>
    <style:style style:name="P225"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26"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27" style:family="paragraph" style:parent-style-name="Standard">
      <style:paragraph-properties fo:margin-left="1.27cm" fo:margin-right="0cm" fo:text-indent="0cm" style:auto-text-indent="false"/>
      <style:text-properties style:font-name="Courier New1" officeooo:rsid="00367821" officeooo:paragraph-rsid="00367821"/>
    </style:style>
    <style:style style:name="P228" style:family="paragraph" style:parent-style-name="Standard">
      <style:paragraph-properties fo:margin-left="1.27cm" fo:margin-right="0cm" fo:text-indent="0cm" style:auto-text-indent="false"/>
      <style:text-properties officeooo:rsid="00622b37" officeooo:paragraph-rsid="00622b37"/>
    </style:style>
    <style:style style:name="P229" style:family="paragraph" style:parent-style-name="Text_20_body">
      <style:paragraph-properties fo:margin-left="1.27cm" fo:margin-right="0cm" fo:text-indent="0cm" style:auto-text-indent="false"/>
      <style:text-properties style:font-name="Courier New1" fo:font-size="10pt" officeooo:rsid="005e84bc" officeooo:paragraph-rsid="005e84bc" style:font-size-asian="10pt" style:font-size-complex="10pt"/>
    </style:style>
    <style:style style:name="P230" style:family="paragraph" style:parent-style-name="Text_20_body">
      <style:paragraph-properties fo:margin-left="1.27cm" fo:margin-right="0cm" fo:text-indent="0cm" style:auto-text-indent="false"/>
      <style:text-properties style:font-name="Courier New1" fo:font-size="9pt" officeooo:rsid="003bbc67" officeooo:paragraph-rsid="005f5fb0" style:font-size-asian="9pt" style:font-size-complex="9pt"/>
    </style:style>
    <style:style style:name="P231"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3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2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Standard">
      <style:paragraph-properties fo:margin-left="0cm" fo:margin-right="0cm" fo:text-indent="0cm" style:auto-text-indent="false"/>
    </style:style>
    <style:style style:name="P235"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236"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237"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238" style:family="paragraph" style:parent-style-name="Standard">
      <style:paragraph-properties fo:margin-left="0cm" fo:margin-right="0cm" fo:text-indent="0cm" style:auto-text-indent="false"/>
      <style:text-properties officeooo:paragraph-rsid="00790055"/>
    </style:style>
    <style:style style:name="P239"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240" style:family="paragraph" style:parent-style-name="Table_20_index_20_1">
      <style:paragraph-properties>
        <style:tab-stops>
          <style:tab-stop style:position="15.921cm" style:type="right" style:leader-style="dotted" style:leader-text="."/>
        </style:tab-stops>
      </style:paragraph-properties>
    </style:style>
    <style:style style:name="P241"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42" style:family="paragraph" style:parent-style-name="Figure">
      <style:text-properties officeooo:paragraph-rsid="007145c3"/>
    </style:style>
    <style:style style:name="P243" style:family="paragraph" style:parent-style-name="Standard">
      <style:text-properties fo:language="en" fo:country="AU" officeooo:rsid="008cdb05" officeooo:paragraph-rsid="008f6fff"/>
    </style:style>
    <style:style style:name="P244" style:family="paragraph" style:parent-style-name="Standard">
      <style:text-properties fo:language="en" fo:country="AU" officeooo:rsid="0013c620" officeooo:paragraph-rsid="0014bc8a"/>
    </style:style>
    <style:style style:name="P245" style:family="paragraph" style:parent-style-name="Standard">
      <style:text-properties fo:language="en" fo:country="AU" officeooo:rsid="0013c620" officeooo:paragraph-rsid="0090867a"/>
    </style:style>
    <style:style style:name="P246" style:family="paragraph" style:parent-style-name="Standard">
      <style:text-properties fo:language="en" fo:country="AU" officeooo:rsid="0090867a" officeooo:paragraph-rsid="0090867a"/>
    </style:style>
    <style:style style:name="P247" style:family="paragraph" style:parent-style-name="Standard" style:list-style-name="L5">
      <style:text-properties fo:language="en" fo:country="AU" officeooo:rsid="0090867a" officeooo:paragraph-rsid="0090867a"/>
    </style:style>
    <style:style style:name="P248" style:family="paragraph" style:parent-style-name="Standard" style:list-style-name="L5">
      <style:text-properties fo:language="en" fo:country="AU" officeooo:rsid="00926fd3" officeooo:paragraph-rsid="00926fd3"/>
    </style:style>
    <style:style style:name="P249" style:family="paragraph" style:parent-style-name="Standard">
      <style:text-properties fo:language="en" fo:country="AU" officeooo:rsid="00926fd3" officeooo:paragraph-rsid="00926fd3"/>
    </style:style>
    <style:style style:name="P250" style:family="paragraph" style:parent-style-name="Standard">
      <style:text-properties officeooo:rsid="004f31cd" officeooo:paragraph-rsid="00926fd3"/>
    </style:style>
    <style:style style:name="P251" style:family="paragraph" style:parent-style-name="Standard">
      <style:text-properties officeooo:rsid="002f39f1" officeooo:paragraph-rsid="00926fd3"/>
    </style:style>
    <style:style style:name="P252" style:family="paragraph" style:parent-style-name="Standard">
      <style:text-properties officeooo:rsid="00926fd3" officeooo:paragraph-rsid="00926fd3"/>
    </style:style>
    <style:style style:name="P253"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54" style:family="paragraph" style:parent-style-name="Standard">
      <style:paragraph-properties fo:margin-top="0cm" fo:margin-bottom="0cm" loext:contextual-spacing="false"/>
      <style:text-properties fo:language="en" fo:country="AU"/>
    </style:style>
    <style:style style:name="P255" style:family="paragraph" style:parent-style-name="Standard" style:list-style-name="L4">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256" style:family="paragraph" style:parent-style-name="Standard" style:list-style-name="L4">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257" style:family="paragraph" style:parent-style-name="Standard">
      <style:paragraph-properties fo:margin-top="0cm" fo:margin-bottom="0cm" loext:contextual-spacing="false"/>
      <style:text-properties fo:language="en" fo:country="AU" officeooo:rsid="0090867a" officeooo:paragraph-rsid="0090867a"/>
    </style:style>
    <style:style style:name="P258" style:family="paragraph" style:parent-style-name="Standard">
      <style:paragraph-properties fo:margin-top="0cm" fo:margin-bottom="0cm" loext:contextual-spacing="false"/>
      <style:text-properties fo:language="en" fo:country="AU" officeooo:rsid="0090867a" officeooo:paragraph-rsid="0092d1c7"/>
    </style:style>
    <style:style style:name="P259" style:family="paragraph" style:parent-style-name="Standard">
      <style:paragraph-properties fo:margin-top="0cm" fo:margin-bottom="0cm" loext:contextual-spacing="false"/>
      <style:text-properties fo:language="en" fo:country="AU" officeooo:rsid="00941b4d" officeooo:paragraph-rsid="00941b4d"/>
    </style:style>
    <style:style style:name="P260"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61"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62" style:family="paragraph" style:parent-style-name="Text_20_body" style:list-style-name="L2"/>
    <style:style style:name="P263"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264" style:family="paragraph" style:parent-style-name="Heading_20_2">
      <style:text-properties fo:language="en" fo:country="AU" officeooo:rsid="0013c620" officeooo:paragraph-rsid="0090867a"/>
    </style:style>
    <style:style style:name="P265" style:family="paragraph" style:parent-style-name="Heading_20_2">
      <style:text-properties fo:language="en" fo:country="AU" officeooo:rsid="00926fd3" officeooo:paragraph-rsid="00926fd3"/>
    </style:style>
    <style:style style:name="P266" style:family="paragraph" style:parent-style-name="Heading_20_2">
      <style:text-properties fo:language="en" fo:country="AU" officeooo:rsid="0065c607" officeooo:paragraph-rsid="00926fd3"/>
    </style:style>
    <style:style style:name="P267" style:family="paragraph" style:parent-style-name="Title" style:master-page-name="Standard">
      <style:paragraph-properties style:page-number="1"/>
      <style:text-properties fo:language="en" fo:country="AU"/>
    </style:style>
    <style:style style:name="P268" style:family="paragraph" style:parent-style-name="Table_20_Contents">
      <style:text-properties officeooo:rsid="002fa348" officeooo:paragraph-rsid="00926fd3"/>
    </style:style>
    <style:style style:name="P269" style:family="paragraph" style:parent-style-name="Table_20_Contents">
      <style:text-properties officeooo:rsid="004f31cd" officeooo:paragraph-rsid="00926fd3"/>
    </style:style>
    <style:style style:name="P270" style:family="paragraph" style:parent-style-name="Table_20_Contents">
      <style:text-properties officeooo:paragraph-rsid="00926fd3"/>
    </style:style>
    <style:style style:name="P271" style:family="paragraph" style:parent-style-name="Contents_20_1">
      <style:paragraph-properties>
        <style:tab-stops>
          <style:tab-stop style:position="15.921cm" style:type="right" style:leader-style="dotted" style:leader-text="."/>
        </style:tab-stops>
      </style:paragraph-properties>
    </style:style>
    <style:style style:name="P272" style:family="paragraph" style:parent-style-name="Contents_20_2">
      <style:paragraph-properties>
        <style:tab-stops>
          <style:tab-stop style:position="15.921cm" style:type="right" style:leader-style="dotted" style:leader-text="."/>
        </style:tab-stops>
      </style:paragraph-properties>
    </style:style>
    <style:style style:name="P273" style:family="paragraph">
      <loext:graphic-properties draw:fill="solid" draw:fill-color="#dddddd"/>
      <style:text-properties style:font-name="Courier New1" fo:font-size="9pt" style:font-size-asian="9pt" style:font-size-complex="9pt"/>
    </style:style>
    <style:style style:name="P274" style:family="paragraph">
      <loext:graphic-properties draw:fill="solid" draw:fill-color="#dddddd"/>
    </style:style>
    <style:style style:name="P275" style:family="paragraph">
      <loext:graphic-properties draw:fill="solid" draw:fill-color="#dddddd"/>
      <style:text-properties style:font-name="Courier New1" fo:font-size="10pt" style:font-size-asian="10pt" style:font-size-complex="10pt"/>
    </style:style>
    <style:style style:name="P276" style:family="paragraph">
      <loext:graphic-properties draw:fill="solid" draw:fill-color="#dddddd"/>
      <style:text-properties style:font-name="Courier New1" fo:font-size="8pt" style:font-size-asian="8pt" style:font-size-complex="8pt"/>
    </style:style>
    <style:style style:name="P277" style:family="paragraph">
      <loext:graphic-properties draw:fill="none" draw:fill-color="#ffffff"/>
      <style:text-properties style:font-name="Courier New2" fo:font-size="10pt" style:font-size-asian="10pt" style:font-size-complex="10pt"/>
    </style:style>
    <style:style style:name="P278" style:family="paragraph">
      <loext:graphic-properties draw:fill="solid" draw:fill-color="#dddddd"/>
      <style:text-properties fo:font-size="12pt"/>
    </style:style>
    <style:style style:name="P279" style:family="paragraph">
      <loext:graphic-properties draw:fill="solid" draw:fill-color="#dddddd"/>
      <style:text-properties style:font-name="Courier New1" fo:font-size="9pt" style:font-size-asian="9pt" style:font-name-complex="Courier New1" style:font-size-complex="9pt"/>
    </style:style>
    <style:style style:name="P280" style:family="paragraph">
      <loext:graphic-properties draw:fill="solid" draw:fill-color="#cccccc"/>
      <style:text-properties style:font-name="Courier New1" fo:font-size="9.5pt" style:font-size-asian="9.5pt" style:font-size-complex="9.5pt"/>
    </style:style>
    <style:style style:name="P281" style:family="paragraph">
      <style:paragraph-properties fo:margin-left="1.27cm" fo:margin-right="0cm" fo:text-indent="0cm"/>
    </style:style>
    <style:style style:name="P282" style:family="paragraph">
      <style:paragraph-properties fo:margin-left="0cm" fo:margin-right="0cm" fo:text-indent="0cm"/>
    </style:style>
    <style:style style:name="P283" style:family="paragraph">
      <loext:graphic-properties draw:fill="solid" draw:fill-color="#dddddd"/>
      <style:text-properties fo:font-size="12pt" style:font-size-asian="9pt" style:font-size-complex="9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officeooo:rsid="008f6fff"/>
    </style:style>
    <style:style style:name="T77" style:family="text">
      <style:text-properties officeooo:rsid="0090867a"/>
    </style:style>
    <style:style style:name="T78" style:family="text">
      <style:text-properties officeooo:rsid="00926fd3"/>
    </style:style>
    <style:style style:name="T79" style:family="text">
      <style:text-properties style:font-name="Courier New1" fo:font-size="9pt" style:font-size-asian="9pt" style:font-size-complex="9pt"/>
    </style:style>
    <style:style style:name="T80" style:family="text">
      <style:text-properties fo:font-weight="bold" style:font-weight-asian="bold" style:font-weight-complex="bold"/>
    </style:style>
    <style:style style:name="T81" style:family="text">
      <style:text-properties style:font-name="Courier New1" fo:font-size="8pt" style:font-size-asian="8pt" style:font-size-complex="8pt"/>
    </style:style>
    <style:style style:name="T82"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83" style:family="text">
      <style:text-properties fo:font-size="12pt"/>
    </style:style>
    <style:style style:name="T84" style:family="text">
      <style:text-properties style:font-name="Courier New1" fo:font-size="9pt" style:font-size-asian="9pt" style:font-name-complex="Courier New1" style:font-size-complex="9pt"/>
    </style:style>
    <style:style style:name="T85" style:family="text">
      <style:text-properties style:font-name="Courier New1" fo:font-size="9pt" style:font-name-complex="Courier New1"/>
    </style:style>
    <style:style style:name="T86" style:family="text">
      <style:text-properties style:font-name="Courier New2" fo:font-size="10pt" style:font-size-asian="10pt" style:font-name-complex="Courier New2" style:font-size-complex="10pt"/>
    </style:style>
    <style:style style:name="T87" style:family="text">
      <style:text-properties style:font-name="Courier New1" fo:font-size="9.5pt" style:font-size-asian="9.5pt" style:font-size-complex="9.5pt"/>
    </style:style>
    <style:style style:name="T88" style:family="text">
      <style:text-properties fo:color="#ce181e" style:font-name="Courier New1"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20"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6"/>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1"><text:a xlink:type="simple" xlink:href="#__RefHeading___Toc1518_4284848634">High Level Overview<text:tab/>1</text:a></text:p>
          <text:p text:style-name="P272"><text:a xlink:type="simple" xlink:href="#__RefHeading___Toc1522_4284848634">Definitions<text:tab/>3</text:a></text:p>
          <text:p text:style-name="P272"><text:a xlink:type="simple" xlink:href="#__RefHeading___Toc1524_4284848634">Principles<text:tab/>3</text:a></text:p>
          <text:p text:style-name="P271"><text:a xlink:type="simple" xlink:href="#__RefHeading___Toc2512_1703417213">Interfacing to the Sims.<text:tab/>4</text:a></text:p>
          <text:p text:style-name="P272"><text:a xlink:type="simple" xlink:href="#__RefHeading___Toc2514_1703417213">P3d<text:tab/>4</text:a></text:p>
          <text:p text:style-name="P272"><text:a xlink:type="simple" xlink:href="#__RefHeading___Toc2516_1703417213">DCS<text:tab/>6</text:a></text:p>
          <text:p text:style-name="P272"><text:a xlink:type="simple" xlink:href="#__RefHeading___Toc2518_1703417213">X-Plane<text:tab/>6</text:a></text:p>
          <text:p text:style-name="P271"><text:a xlink:type="simple" xlink:href="#__RefHeading___Toc1520_4284848634">Choice of platform for the hardware interface.<text:tab/>10</text:a></text:p>
          <text:p text:style-name="P271"><text:a xlink:type="simple" xlink:href="#__RefHeading___Toc1642_4284848634">Program tasks<text:tab/>10</text:a></text:p>
          <text:p text:style-name="P271"><text:a xlink:type="simple" xlink:href="#__RefHeading___Toc1644_4284848634">Protocols<text:tab/>10</text:a></text:p>
          <text:p text:style-name="P271"><text:a xlink:type="simple" xlink:href="#__RefHeading___Toc1646_4284848634">Learning's from Different Modules<text:tab/>11</text:a></text:p>
          <text:p text:style-name="P272"><text:a xlink:type="simple" xlink:href="#__RefHeading___Toc3113_1369685780">Determining which Simulator is Operational<text:tab/>11</text:a></text:p>
          <text:p text:style-name="P272"><text:a xlink:type="simple" xlink:href="#__RefHeading___Toc3115_1369685780">Raspberry Pi<text:tab/>12</text:a></text:p>
          <text:p text:style-name="P271"><text:a xlink:type="simple" xlink:href="#__RefHeading___Toc1650_4284848634">Initiating Scripts on Pi Nodes<text:tab/>12</text:a></text:p>
          <text:p text:style-name="P271"><text:a xlink:type="simple" xlink:href="#__RefHeading___Toc1652_4284848634">Receive UDP Port utilisation<text:tab/>13</text:a></text:p>
          <text:p text:style-name="P271"><text:a xlink:type="simple" xlink:href="#__RefHeading___Toc1766_4284848634">System Flows<text:tab/>16</text:a></text:p>
          <text:p text:style-name="P271"><text:a xlink:type="simple" xlink:href="#__RefHeading___Toc1654_4284848634">Code Modules<text:tab/>18</text:a></text:p>
          <text:p text:style-name="P272"><text:a xlink:type="simple" xlink:href="#__RefHeading___Toc2520_1703417213">PyHWLink_Arduino_Sender_Emulator<text:tab/>18</text:a></text:p>
          <text:p text:style-name="P272"><text:a xlink:type="simple" xlink:href="#__RefHeading___Toc2874_2441664609">PyHWLink_Display_Output_Emulator<text:tab/>19</text:a></text:p>
          <text:p text:style-name="P272"><text:a xlink:type="simple" xlink:href="#__RefHeading___Toc2522_1703417213">PyHWLink_GUI_Sender<text:tab/>19</text:a></text:p>
          <text:p text:style-name="P272"><text:a xlink:type="simple" xlink:href="#__RefHeading___Toc2773_1482856887">PyHWLink_Lamp_Output_Emulator<text:tab/>21</text:a></text:p>
          <text:p text:style-name="P272"><text:a xlink:type="simple" xlink:href="#__RefHeading___Toc2677_214636671">PyHWLink_Keystroke_Sender<text:tab/>22</text:a></text:p>
          <text:p text:style-name="P272"><text:a xlink:type="simple" xlink:href="#__RefHeading___Toc1275_2271273762">PyHWLink_Pri_Node_Input<text:tab/>22</text:a></text:p>
          <text:p text:style-name="P272"><text:a xlink:type="simple" xlink:href="#__RefHeading___Toc4552_34507448">pyHWLink_Radio_Control<text:tab/>23</text:a></text:p>
          <text:p text:style-name="P272"><text:a xlink:type="simple" xlink:href="#__RefHeading___Toc3395_1178582860">pyHWLink_Serial<text:tab/>24</text:a></text:p>
          <text:p text:style-name="P272"><text:a xlink:type="simple" xlink:href="#__RefHeading___Toc1768_4284848634">pyHWLink_USB_Reader<text:tab/>27</text:a></text:p>
          <text:p text:style-name="P272"><text:a xlink:type="simple" xlink:href="#__RefHeading___Toc4554_34507448">USB Interfaces<text:tab/>27</text:a></text:p>
          <text:p text:style-name="P272"><text:a xlink:type="simple" xlink:href="#__RefHeading___Toc3397_1178582860">SimConnect_To_IP<text:tab/>28</text:a></text:p>
          <text:p text:style-name="P272"><text:a xlink:type="simple" xlink:href="#__RefHeading___Toc2524_1703417213">PyHWLink_Control_XPlane<text:tab/>30</text:a></text:p>
          <text:p text:style-name="P272"><text:a xlink:type="simple" xlink:href="#__RefHeading___Toc4133_1725760619">UDP_Input_Control<text:tab/>32</text:a></text:p>
          <text:p text:style-name="P272"><text:a xlink:type="simple" xlink:href="#__RefHeading___Toc1656_4284848634">UDP_Reflector<text:tab/>33</text:a></text:p>
          <text:p text:style-name="P271"><text:a xlink:type="simple" xlink:href="#__RefHeading___Toc1660_4284848634">Code Status<text:tab/>33</text:a></text:p>
          <text:p text:style-name="P271"><text:a xlink:type="simple" xlink:href="#__RefHeading___Toc1526_4284848634">Coding Learnings<text:tab/>34</text:a></text:p>
          <text:p text:style-name="P272"><text:a xlink:type="simple" xlink:href="#__RefHeading___Toc1528_4284848634">Logging<text:tab/>34</text:a></text:p>
          <text:p text:style-name="P272"><text:a xlink:type="simple" xlink:href="#__RefHeading___Toc1530_4284848634">Command Line Parameters<text:tab/>35</text:a></text:p>
          <text:p text:style-name="P272"><text:a xlink:type="simple" xlink:href="#__RefHeading___Toc1532_4284848634">Configuration Files<text:tab/>36</text:a></text:p>
          <text:p text:style-name="P272"><text:a xlink:type="simple" xlink:href="#__RefHeading___Toc1534_4284848634">Error Handling In Python<text:tab/>37</text:a></text:p>
          <text:p text:style-name="P272"><text:a xlink:type="simple" xlink:href="#__RefHeading___Toc1277_2271273762">Persisting Information<text:tab/>38</text:a></text:p>
          <text:p text:style-name="P272"><text:a xlink:type="simple" xlink:href="#__RefHeading___Toc1279_2271273762">Networking in Python<text:tab/>39</text:a></text:p>
          <text:p text:style-name="P272"><text:a xlink:type="simple" xlink:href="#__RefHeading___Toc1426_2109721845">Pick a Python Version<text:tab/>41</text:a></text:p>
          <text:p text:style-name="P272"><text:a xlink:type="simple" xlink:href="#__RefHeading___Toc1428_2109721845">Processing Data<text:tab/>43</text:a></text:p>
          <text:p text:style-name="P272"><text:a xlink:type="simple" xlink:href="#__RefHeading___Toc2769_1482856887">Working with Datasets<text:tab/>45</text:a></text:p>
          <text:p text:style-name="P272"><text:a xlink:type="simple" xlink:href="#__RefHeading___Toc4128_1725760619">Working with Dictionaries of Dictionaries<text:tab/>45</text:a></text:p>
          <text:p text:style-name="P272"><text:soft-page-break/><text:a xlink:type="simple" xlink:href="#__RefHeading___Toc2876_2441664609">Working with a GUI<text:tab/>47</text:a></text:p>
          <text:p text:style-name="P272"><text:a xlink:type="simple" xlink:href="#__RefHeading___Toc1536_4284848634">PI Addressing<text:tab/>49</text:a></text:p>
          <text:p text:style-name="P271"><text:a xlink:type="simple" xlink:href="#__RefHeading___Toc3053_2569421048">Interfacing to a GPS<text:tab/>49</text:a></text:p>
          <text:p text:style-name="P271"><text:a xlink:type="simple" xlink:href="#__RefHeading___Toc1772_4284848634">Code To Dos<text:tab/>50</text:a></text:p>
          <text:p text:style-name="P272"><text:a xlink:type="simple" xlink:href="#__RefHeading___Toc1774_4284848634">pyHWLink_USB_Reader<text:tab/>50</text:a></text:p>
        </text:index-body>
      </text:table-of-content>
      <text:p text:style-name="P2"/>
      <text:h text:style-name="P64"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64" text:outline-level="2"><text:bookmark-start text:name="__RefHeading___Toc1524_4284848634"/>Principles<text:bookmark-end text:name="__RefHeading___Toc1524_4284848634"/></text:h>
      <text:p text:style-name="P91"/>
      <text:list xml:id="list5711211960539224393" text:style-name="L1">
        <text:list-item>
          <text:p text:style-name="P253">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53">Accept inputs from push, toggle, rotary, and rotary encoders.</text:p>
        </text:list-item>
        <text:list-item>
          <text:p text:style-name="P253">Outputs – analog and digital, text. <text:s/>All outputs are normalised before being send to output card/block. <text:s/>Should consider the format used by DCS-BIOS</text:p>
        </text:list-item>
        <text:list-item>
          <text:p text:style-name="P253">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53">A shallow native shim is used to link the simulator to this hardware modules. <text:s/>As an example, LUA is used with DCS, for P3D Sim Connect used.</text:p>
        </text:list-item>
        <text:list-item>
          <text:p text:style-name="P253">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53">Indicator test, a single command will be supported to light all indicators, and perhaps cycle gauges.</text:p>
        </text:list-item>
        <text:list-item>
          <text:p text:style-name="P253">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53">Will initially develop using DCS, and the variable names currently used by the A10</text:p>
        </text:list-item>
        <text:list-item>
          <text:p text:style-name="P253">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253"><text:soft-page-break/>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53">Each distributed node will have a Unique identifier, which largely is used to uniquely identify different input modules.</text:p>
        </text:list-item>
        <text:list-item>
          <text:p text:style-name="P253">Each distributed node will maintain a state machine for its interfaces, sending only deltas to the Primary Node</text:p>
        </text:list-item>
        <text:list-item>
          <text:p text:style-name="P253">Distributed nodes receiving non-string values receive data as A=V:A1=V1:A2=V2</text:p>
        </text:list-item>
        <text:list-item>
          <text:p text:style-name="P253">Packets from input nodes will have the format of DX:A=V:A1=V1, where X is the input node number. <text:s/>The Node number is only indicated in the front of the packet, not at the individual AV pair.</text:p>
        </text:list-item>
        <text:list-item>
          <text:p text:style-name="P253">If an AV pair is not known it will be silently discarded unless the Primary node is in learning mode – where it will ask the operator what task should be assigned to the unknown AV pair.</text:p>
        </text:list-item>
        <text:list-item>
          <text:p text:style-name="P253">Learning Mode is determined by an argument on the command line ‘learning’ or in the </text:p>
        </text:list-item>
        <text:list-item>
          <text:p text:style-name="P253">Debug Mode is determined by an argument on the command line ‘debug’</text:p>
        </text:list-item>
      </text:list>
      <text:p text:style-name="P2"/>
      <text:p text:style-name="P2"/>
      <text:h text:style-name="P8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90">Traditionally I’d worked with FSUIPC, work has provided a very consistent interface through the different generations of Microsoft’s, and now P3d sims. <text:s/>As SimConnect is now increasingly commonly used using that for the interface to the Sim.</text:p>
      <text:p text:style-name="P90">This does mean at least part of the workload has to run on the PC. <text:s/>It is intended this will be a very shallow shim, with the bulk of the workload running on the Pi.</text:p>
      <text:p text:style-name="P90"><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90">As the code is lig<text:span text:style-name="T35">h</text:span>t weight the plan is to run on Primary PC</text:p>
      <text:p text:style-name="P90">Where necessary keystrokes will be used to send commands to the Sim <text:span text:style-name="T35">(or using SimConnect)</text:span></text:p>
      <text:p text:style-name="P90"/>
      <text:p text:style-name="P204">Useful URLS</text:p>
      <text:p text:style-name="P204">https://www.prepar3d.com/SDKv4/sdk/simconnect_api/managed_simconnect_projects.html</text:p>
      <text:p text:style-name="P204">Variables</text:p>
      <text:p text:style-name="P204"><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05">Code Fragments to Support SimCOnnect</text:p>
      <text:p text:style-name="P222"><text:soft-page-break/>// User-defined win32 event </text:p>
      <text:p text:style-name="P234"><text:span text:style-name="T55">const</text:span><text:span text:style-name="T38"> </text:span><text:span text:style-name="T55">int</text:span><text:span text:style-name="T38"> WM_USER_SIMCONNECT = 0x0402;</text:span></text:p>
      <text:p text:style-name="P235"/>
      <text:p text:style-name="P239">// SimConnect object </text:p>
      <text:p text:style-name="P238"><text:span text:style-name="T39">SimConnect simconnect = </text:span><text:span text:style-name="T56">null</text:span><text:span text:style-name="T39">;</text:span></text:p>
      <text:p text:style-name="P237"/>
      <text:p text:style-name="P239">// this is how you declare a data structure so that </text:p>
      <text:p text:style-name="P182">// simconnect knows how to fill it/read it. </text:p>
      <text:p text:style-name="P182">// When Adding variables to receive need to add them to this datastructure as well as the request itself ininitDataRequest</text:p>
      <text:p text:style-name="P182"/>
      <text:p text:style-name="P173"><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73"><text:s text:c="4"/>{</text:p>
      <text:p text:style-name="Standard"><text:span text:style-name="T38"><text:s text:c="8"/></text:span><text:span text:style-name="T54">// this is how you declare a fixed size string </text:span></text:p>
      <text:p text:style-name="P173"><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36"><text:s text:c="4"/>};</text:p>
      <text:p text:style-name="P238"><text:span text:style-name="T55">void</text:span><text:span text:style-name="T38"> simconnect_OnRecvSimobjectData(SimConnect sender, SIMCONNECT_RECV_SIMOBJECT_DATA <text:s text:c="5"/>data)</text:span></text:p>
      <text:p text:style-name="P173">{</text:p>
      <text:p text:style-name="P173"/>
      <text:p text:style-name="Standard"><text:span text:style-name="T38"><text:s text:c="3"/>displayText(</text:span><text:span text:style-name="T58">"Received something don't know what to do with it but trying"</text:span><text:span text:style-name="T38">);</text:span></text:p>
      <text:p text:style-name="P173"/>
      <text:p text:style-name="Standard"><text:span text:style-name="T38"><text:s text:c="3"/></text:span><text:span text:style-name="T55">switch</text:span><text:span text:style-name="T38"> ((DATA_REQUESTS)data.dwRequestID)</text:span></text:p>
      <text:p text:style-name="P173"><text:s text:c="3"/>{</text:p>
      <text:p text:style-name="P181"><text:span text:style-name="T38"><text:s text:c="6"/></text:span><text:span text:style-name="T55">case</text:span><text:span text:style-name="T38"> DATA_REQUESTS.REQUEST_1:</text:span></text:p>
      <text:p text:style-name="P173"><text:s text:c="9"/>Struct1 s1 = (Struct1)data.dwData[0];</text:p>
      <text:p text:style-name="P173"/>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73"/>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181"><text:span text:style-name="T38"><text:s text:c="9"/>UDP_Playload = UDP_Playload + </text:span><text:span text:style-name="T58">",timezoneoffset:"</text:span><text:span text:style-name="T38"> +</text:span></text:p>
      <text:p text:style-name="P174"><text:s text:c="12"/>s1.time_zone_offset.ToString();</text:p>
      <text:p text:style-name="P181"><text:span text:style-name="T38"><text:s text:c="9"/>UDP_Playload = UDP_Playload + </text:span><text:span text:style-name="T58">",trueheading:"</text:span><text:span text:style-name="T38"> +</text:span></text:p>
      <text:p text:style-name="P174"><text:s text:c="12"/>s1.plane_heading_degrees_true.ToString();</text:p>
      <text:p text:style-name="P181"><text:span text:style-name="T38"><text:s text:c="9"/>UDP_Playload = UDP_Playload + </text:span><text:span text:style-name="T58">",magheading:"</text:span><text:span text:style-name="T38"> +</text:span></text:p>
      <text:p text:style-name="P174"><text:s text:c="12"/>s1.plane_heading_degrees_magnetic.ToString();</text:p>
      <text:p text:style-name="P173"><text:soft-page-break/></text:p>
      <text:p text:style-name="P173"><text:s text:c="10"/>span = DateTime.Now - TimeLastPacketSent;</text:p>
      <text:p text:style-name="Standard"><text:span text:style-name="T38"><text:s text:c="10"/>mS = (</text:span><text:span text:style-name="T55">int</text:span><text:span text:style-name="T38">)span.TotalMilliseconds;</text:span></text:p>
      <text:p text:style-name="P181"><text:span text:style-name="T38"><text:s text:c="11"/>displayText(</text:span><text:span text:style-name="T58">"Its been this many mS since sending last packet: "</text:span><text:span text:style-name="T38"> +</text:span></text:p>
      <text:p text:style-name="P174"><text:s text:c="14"/>mS.ToString());</text:p>
      <text:p text:style-name="P173"/>
      <text:p text:style-name="Standard"><text:span text:style-name="T38"><text:s text:c="11"/></text:span><text:span text:style-name="T55">if</text:span><text:span text:style-name="T38"> (mS &gt;= 500)</text:span></text:p>
      <text:p text:style-name="P173"><text:s text:c="11"/>{ </text:p>
      <text:p text:style-name="P173"><text:s text:c="14"/>Byte[] senddata = Encoding.ASCII.GetBytes(UDP_Playload);</text:p>
      <text:p text:style-name="P173"><text:s text:c="14"/>udpClient.Send(senddata, senddata.Length);</text:p>
      <text:p text:style-name="P173"/>
      <text:p text:style-name="P173"><text:s text:c="14"/>TimeLastPacketSent = DateTime.Now;</text:p>
      <text:p text:style-name="P173"><text:s text:c="12"/>}</text:p>
      <text:p text:style-name="Standard"><text:span text:style-name="T38"><text:s text:c="10"/></text:span><text:span text:style-name="T55">break</text:span><text:span text:style-name="T38">;</text:span></text:p>
      <text:p text:style-name="P173"/>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36"><text:s text:c="5"/>}</text:p>
      <text:p text:style-name="P236"/>
      <text:p text:style-name="P90"/>
      <text:h text:style-name="Heading_20_2" text:outline-level="2"><text:bookmark-start text:name="__RefHeading___Toc2516_1703417213"/>DCS<text:bookmark-end text:name="__RefHeading___Toc2516_1703417213"/></text:h>
      <text:p text:style-name="Standard"/>
      <text:p text:style-name="P142">The type of interface used in DCS depends heavily on the aircraft being flown. <text:s/>The study models will use commands sent over UDP.</text:p>
      <text:p text:style-name="P142"/>
      <text:p text:style-name="P142">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10">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4">UDP Port</text:p>
            </table:table-cell>
            <table:table-cell table:style-name="Table17.B1" office:value-type="string">
              <text:p text:style-name="P54">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4">49000</text:p>
          </table:table-cell>
          <table:table-cell table:style-name="Table17.B5" office:value-type="string">
            <text:p text:style-name="P54">X-Plane receives commands</text:p>
          </table:table-cell>
        </table:table-row>
        <table:table-row>
          <table:table-cell table:style-name="Table17.A5" office:value-type="string">
            <text:p text:style-name="P54">49001</text:p>
          </table:table-cell>
          <table:table-cell table:style-name="Table17.B5" office:value-type="string">
            <text:p text:style-name="P54">X-Plane sends UDP payloads</text:p>
          </table:table-cell>
        </table:table-row>
        <table:table-row>
          <table:table-cell table:style-name="Table17.A5" office:value-type="string">
            <text:p text:style-name="P54">49002</text:p>
          </table:table-cell>
          <table:table-cell table:style-name="Table17.B5" office:value-type="string">
            <text:p text:style-name="P54">X-Plane to i<text:span text:style-name="T48">P</text:span>ad</text:p>
          </table:table-cell>
        </table:table-row>
      </table:table>
      <text:p text:style-name="P220"/>
      <text:p text:style-name="P210"/>
      <text:p text:style-name="P210">Simply selec<text:span text:style-name="T34">t the v</text:span>alues of Interest, <text:s/>(eg Speeds, Lat,Long, Altitude) <text:span text:style-name="T35">in the Telemetry screen. </text:span></text:p>
      <text:p text:style-name="P210"><text:soft-page-break/>A warning will be presented that the Network Data Output hasn't been configure<text:span text:style-name="T35">d. </text:span><text:s/>Enter IP Address and target port (as of 20181229 using common port 13136 - but this is likely to change)</text:p>
      <text:p text:style-name="P210"><draw:frame draw:style-name="fr1" draw:name="Frame13" text:anchor-type="paragraph" svg:width="15.921cm" draw:z-index="30"><draw:text-box fo:min-height="6.313cm"><text:p text:style-name="Figure"><draw:frame draw:style-name="fr9" draw:name="Image7" text:anchor-type="as-char" svg:width="15.921cm" style:rel-width="100%" svg:height="6.313cm" style:rel-height="scale" draw:z-index="41"><draw:image xlink:href="Pictures/1000000000000602000002627CFADEF3C69449E8.jpg" xlink:type="simple" xlink:show="embed" xlink:actuate="onLoad"/></draw:frame><text:span text:style-name="T15"><text:line-break/></text:span>Figure <text:sequence text:ref-name="refFigure0" text:name="Figure" text:formula="ooow:Figure+1" style:num-format="1">1</text:sequence>: X-Plane - Selecting Indexes to export</text:p></draw:text-box></draw:frame></text:p>
      <text:p text:style-name="P214">The following settings are used for driving the GPS</text:p>
      <text:p text:style-name="P214"><draw:frame draw:style-name="fr1" draw:name="Frame14" text:anchor-type="paragraph" svg:width="15.921cm" draw:z-index="31"><draw:text-box fo:min-height="5.495cm"><text:p text:style-name="Figure"><draw:frame draw:style-name="fr9" draw:name="Image8" text:anchor-type="as-char" svg:width="15.921cm" style:rel-width="100%" svg:height="5.495cm" style:rel-height="scale" draw:z-index="43"><draw:image xlink:href="Pictures/1000000000000413000001683C8BC1AADAB1E65C.jpg" xlink:type="simple" xlink:show="embed" xlink:actuate="onLoad"/></draw:frame><text:span text:style-name="T15"><text:line-break/></text:span>Figure <text:sequence text:ref-name="refFigure1" text:name="Figure" text:formula="ooow:Figure+1" style:num-format="1">2</text:sequence>: X-Plane GPS Indexes selected</text:p></draw:text-box></draw:frame></text:p>
      <text:p text:style-name="P223">The mapping of values is described here <text:a xlink:type="simple" xlink:href="https://www.x-plane.com/kb/data-set-output-table/" text:style-name="Internet_20_link" text:visited-style-name="Visited_20_Internet_20_Link">https://www.x-plane.com/kb/data-set-output-table/</text:a></text:p>
      <text:p text:style-name="P221"/>
      <text:p text:style-name="P220">Selecting the three indexes results in there being three <text:span text:style-name="T70">record sets</text:span> sent per update <text:span text:style-name="T70">(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20">Whilst it specifically discussed coding in c#, the packet format on the wire is the common.</text:p>
      <text:p text:style-name="Text_20_body">All data is sent as bytes</text:p>
      <text:list xml:id="list6324499644725586825" text:style-name="L2">
        <text:list-item>
          <text:p text:style-name="P262"><text:soft-page-break/>There are 41 bytes per sentence</text:p>
          <text:list>
            <text:list-item>
              <text:p text:style-name="P262">The first 5 bytes are the message header, or "<text:span text:style-name="T44">prologue</text:span>"</text:p>
              <text:list>
                <text:list-item>
                  <text:p text:style-name="P262">First 4 of the 5 <text:span text:style-name="T44">prologue</text:span> bytes are the message type, like "DATA"</text:p>
                </text:list-item>
                <text:list-item>
                  <text:p text:style-name="P262">Fifth byte of <text:span text:style-name="T44">prologue</text:span> is an "internal-use" byte</text:p>
                </text:list-item>
              </text:list>
            </text:list-item>
            <text:list-item>
              <text:p text:style-name="P262">The next 36 bytes are the message</text:p>
              <text:list>
                <text:list-item>
                  <text:p text:style-name="P262">First 4 bytes of message indicates the index number of a data element, as shown in the Data Output screen in X-Plane</text:p>
                </text:list-item>
                <text:list-item>
                  <text:p text:style-name="P262">Last 32 bytes is the data, up to 8 single-precision floating point numbers <text:span text:style-name="T44">(4 bytes per floating point number)</text:span></text:p>
                </text:list-item>
              </text:list>
            </text:list-item>
          </text:list>
        </text:list-item>
      </text:list>
      <text:p text:style-name="P220"/>
      <text:p text:style-name="P212"/>
      <text:p text:style-name="P211">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30">D:\Xplane11\X-Plane 11\Instructions\X-Plane SPECS from Austin\Exchanging Data with X-Plane.rtfd</text:p>
      <text:p text:style-name="P141"/>
      <text:p text:style-name="P213">Some important Tips <text:span text:style-name="T40">from this guide</text:span></text:p>
      <text:p text:style-name="P168">NOTE: X-Plane always receives on port 49000.</text:p>
      <text:p text:style-name="P171">NOTE: Any strings that you send should be null-terminated!</text:p>
      <text:p text:style-name="P168"/>
      <text:p text:style-name="P114"><text:span text:style-name="T37">To</text:span><text:span text:style-name="T36"> send a UDP message to X-Plane:</text:span></text:p>
      <text:p text:style-name="P168">-the 4-letter label</text:p>
      <text:p text:style-name="P168">-a byte of value ‘0’</text:p>
      <text:p text:style-name="P168">-the message data you want to send</text:p>
      <text:p text:style-name="P168"/>
      <text:p text:style-name="P168">RUN A COMMAND: CMND</text:p>
      <text:p text:style-name="P168">DATA INPUT STRUCTURE is a string</text:p>
      <text:p text:style-name="P168"/>
      <text:p text:style-name="P169"><text:tab/>CMND0+sim/flight_controls/flaps_up</text:p>
      <text:p text:style-name="P169"/>
      <text:p text:style-name="P168">The data part of this message is simply the command that you want X-Plane to initiate!</text:p>
      <text:p text:style-name="P168"/>
      <text:p text:style-name="P11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15"><text:span text:style-name="T36">The commands are the group name you see in the </text:span><text:span text:style-name="T37">centre</text:span><text:span text:style-name="T36"> of the screen, PLUS command string in the right side, all run together.</text:span></text:p>
      <text:p text:style-name="P172">Commands can be seen by hovering over the desired action</text:p>
      <text:p text:style-name="P170"><draw:frame draw:style-name="fr1" draw:name="Frame11" text:anchor-type="paragraph" svg:width="15.921cm" draw:z-index="33"><draw:text-box fo:min-height="5.618cm"><text:p text:style-name="Figure"><draw:frame draw:style-name="fr9" draw:name="Image5" text:anchor-type="as-char" svg:width="15.921cm" style:rel-width="100%" svg:height="5.618cm" style:rel-height="scale" draw:z-index="47"><draw:image xlink:href="Pictures/10000000000004EA000001BC40678EB0DD2C1977.jpg" xlink:type="simple" xlink:show="embed" xlink:actuate="onLoad"/></draw:frame><text:span text:style-name="T15"><text:line-break/></text:span>Figure <text:sequence text:ref-name="refFigure2" text:name="Figure" text:formula="ooow:Figure+1" style:num-format="1">3</text:sequence>: X-Plane Joystick showing commands</text:p></draw:text-box></draw:frame><text:soft-page-break/></text:p>
      <text:p text:style-name="P170"/>
      <text:p text:style-name="P172">Or via the keyboard</text:p>
      <text:p text:style-name="P172"/>
      <text:p text:style-name="P172"><draw:frame draw:style-name="fr2" draw:name="Frame12" text:anchor-type="paragraph" svg:width="15.921cm" draw:z-index="35"><draw:text-box fo:min-height="5.652cm"><text:p text:style-name="Figure"><draw:frame draw:style-name="fr9" draw:name="Image6" text:anchor-type="as-char" svg:width="15.921cm" style:rel-width="100%" svg:height="5.652cm" style:rel-height="scale" draw:z-index="51"><draw:image xlink:href="Pictures/10000000000002B2000000F5B50E552E9B41DAAF.jpg" xlink:type="simple" xlink:show="embed" xlink:actuate="onLoad"/></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24">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25"><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33"><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32"/>
      <text:p text:style-name="P232"><text:span text:style-name="T72">DREF</text:span> - Set the value of a DataRef. You send a DREF together with the value you want, and the name of the dataref.</text:p>
      <text:p text:style-name="P232"/>
      <text:p text:style-name="P232"><text:span text:style-name="T72">CMND</text:span> - Gets X-Plane to execute a command. You send a CMND together with the name of the Command you want invoked, and X-Plane executes it.</text:p>
      <text:p text:style-name="P224"/>
      <text:h text:style-name="P8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8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3334028739065709673" text:style-name="WWNum2">
        <text:list-item>
          <text:p text:style-name="P261">IP Address code listens on (optional - if not explicitly configured 127.0.0.1)</text:p>
        </text:list-item>
        <text:list-item>
          <text:p text:style-name="P261">Port Code listens on (optional – if not explicitly configured 7784 for input module and 7785 for output module. <text:s/>(still considering whether to leave export.lua sending direct to existing Arduino units)</text:p>
        </text:list-item>
        <text:list-item>
          <text:p text:style-name="P261">Mapping of input to aircraft commands and aircraft outputs to physical displays/gauges.</text:p>
        </text:list-item>
      </text:list>
      <text:p text:style-name="P2"/>
      <text:h text:style-name="P8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3"># If Sending Commands to DCS with Ikarus installed</text:p>
      <text:p text:style-name="P13"># The values to be sent can be found</text:p>
      <text:p text:style-name="P13"># C:\Program Files\Eagle Dynamics\DCS World\Mods\aircraft\Uh-1H\Input\UH-1H\joystick</text:p>
      <text:p text:style-name="P13"># Structure is</text:p>
      <text:p text:style-name="P13"># C - Command</text:p>
      <text:p text:style-name="P13"># 15 - Cockpit Device Id</text:p>
      <text:p text:style-name="P13"># 3003 - Unknown but seen in multiple places</text:p>
      <text:p text:style-name="P13"># Switch Position</text:p>
      <text:p text:style-name="P13"># Send to Port UDP_PORT = 26027</text:p>
      <text:p text:style-name="P13"># MESSAGE = "C15,3003,-1" - Turns Test Switch on - All warning lights</text:p>
      <text:p text:style-name="P13"># MESSAGE = "C15,3003,0" - Turns Test Switch to centre</text:p>
      <text:p text:style-name="P13"># MESSAGE = "C15,3003,1" - Turns Test Switch to Reset - clears caution on front panel</text:p>
      <text:p text:style-name="P13"># Bright/Dim 15,3004</text:p>
      <text:h text:style-name="P87" text:outline-level="1"/>
      <text:h text:style-name="P87" text:outline-level="1"><text:bookmark-start text:name="__RefHeading___Toc1646_4284848634"/><text:span text:style-name="T9">Learning's</text:span> from Different Modules<text:bookmark-end text:name="__RefHeading___Toc1646_4284848634"/></text:h>
      <text:h text:style-name="P64" text:outline-level="2"/>
      <text:h text:style-name="Heading_20_2" text:outline-level="2"><text:bookmark-start text:name="__RefHeading___Toc3113_1369685780"/>Determining which Simulator is Operational<text:bookmark-end text:name="__RefHeading___Toc3113_1369685780"/></text:h>
      <text:p text:style-name="P102"/>
      <text:p text:style-name="P102">Ideally the number of changes made to ‘downstream’ modules should be minimised. <text:s text:c="2"/>As X-Plane packets always originate from 49001, this can help distinguish which Sim is running. <text:s/>The following approach was used in the GPS code.</text:p>
      <text:p text:style-name="P102"/>
      <text:p text:style-name="P102"><draw:frame text:anchor-type="paragraph" draw:z-index="36" draw:name="Shape17" draw:style-name="gr18" draw:text-style-name="P274"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02"/>
      <text:p text:style-name="P102"/>
      <text:h text:style-name="Heading_20_2" text:outline-level="2"><text:bookmark-start text:name="__RefHeading___Toc3115_1369685780"/>Raspberry Pi<text:bookmark-end text:name="__RefHeading___Toc3115_1369685780"/></text:h>
      <text:p text:style-name="P89">The USB.Core library provides a low level interface for the <text:span text:style-name="T8">Raspberry</text:span> Pi. <text:s/>It is able to scan the USB bus and report back what is attached.</text:p>
      <text:p text:style-name="P89">The code scans the USB bus looking for a specific device, and then detaches the device from the Kernel driver. <text:s/>Once this is completes it then runs a set configuration, and then asks for a data block from the target device on a frequent interval.</text:p>
      <text:p text:style-name="P89">A quick check is made to see if the value returned is different from the last interval, if it is then the list holding switch positions if refreshed</text:p>
      <text:p text:style-name="P89"/>
      <text:h text:style-name="P87" text:outline-level="1"/>
      <text:h text:style-name="P8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4">sudo crontab -e</text:p>
      <text:p text:style-name="P2"/>
      <text:p text:style-name="P2">And add line</text:p>
      <text:p text:style-name="P14">@reboot sh /home/pi/Documents/Flightsim/Huey\ Caution\ Panel/my_server 2&gt;&amp;1</text:p>
      <text:p text:style-name="P2"/>
      <text:p text:style-name="P2">Which results in the crontab file looking like</text:p>
      <text:p text:style-name="P2"/>
      <text:p text:style-name="P14"># Edit this file to introduce tasks to be run by cron.</text:p>
      <text:p text:style-name="P14">..</text:p>
      <text:p text:style-name="P14">..</text:p>
      <text:p text:style-name="P14"><text:soft-page-break/>#</text:p>
      <text:p text:style-name="P14">@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4">### BEGIN INIT INFO</text:p>
      <text:p text:style-name="P14"># Provides: my_server</text:p>
      <text:p text:style-name="P14"># Required-Start: $remote_fs $syslog $network</text:p>
      <text:p text:style-name="P14"># Required-Stop: $remote_fs $syslog $network</text:p>
      <text:p text:style-name="P14"># Default-Start: 2 3 4 5</text:p>
      <text:p text:style-name="P14"># Default-Stop: 0 1 6</text:p>
      <text:p text:style-name="P14"># Short-Description: Simple Web Server</text:p>
      <text:p text:style-name="P14"># Description: Simple Web Server</text:p>
      <text:p text:style-name="P14">### END INIT INFO</text:p>
      <text:p text:style-name="P14"/>
      <text:p text:style-name="P14">#! /bin/sh</text:p>
      <text:p text:style-name="P14"># /etc/init.d/my_server</text:p>
      <text:p text:style-name="P14"/>
      <text:p text:style-name="P14">export HOME</text:p>
      <text:p text:style-name="P14">echo "Starting My Server"</text:p>
      <text:p text:style-name="P14">cd /home/pi/Documents/Flightsim/Huey\ Caution\ Panel</text:p>
      <text:p text:style-name="P14">sudo /usr/bin/python receiver_004.py <text:s/>2&gt;&amp;1 &amp;</text:p>
      <text:p text:style-name="P14">#sudo /usr/bin/python remoteshut.py 2&gt;&amp;1 &amp;</text:p>
      <text:p text:style-name="P14">exit 0</text:p>
      <text:h text:style-name="P87"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60"><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257">7794</text:p>
          </table:table-cell>
          <table:table-cell table:style-name="Table3.B27" office:value-type="string">
            <text:p text:style-name="P257">127.0.0.1</text:p>
          </table:table-cell>
          <table:table-cell table:style-name="Table3.C27" office:value-type="string">
            <text:p text:style-name="P257">Radio_Control</text:p>
          </table:table-cell>
        </table:table-row>
        <table:table-row table:style-name="Table3.1">
          <table:table-cell table:style-name="Table3.A27" office:value-type="string">
            <text:p text:style-name="P259">7795</text:p>
          </table:table-cell>
          <table:table-cell table:style-name="Table3.B27" office:value-type="string">
            <text:p text:style-name="P259">127.0.0.1</text:p>
          </table:table-cell>
          <table:table-cell table:style-name="Table3.C27" office:value-type="string">
            <text:p text:style-name="P259">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257">27000</text:p>
          </table:table-cell>
          <table:table-cell table:style-name="Table3.B27" office:value-type="string">
            <text:p text:style-name="P257">127.0.0.1</text:p>
          </table:table-cell>
          <table:table-cell table:style-name="Table3.C27" office:value-type="string">
            <text:p text:style-name="P257">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61">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5"/>
      <text:p text:style-name="P62">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78"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4"><draw:text-box fo:min-height="11.021cm"><text:p text:style-name="Figure"><draw:frame draw:style-name="fr10" draw:name="Image1" text:anchor-type="as-char" svg:width="17.022cm" style:rel-width="100%" svg:height="11.021cm" style:rel-height="scale" draw:z-index="22"><draw:image xlink:href="Pictures/100081AE0000741E0000522269EA27C0FC593982.svg" xlink:type="simple" xlink:show="embed" xlink:actuate="onLoad"/><draw:image xlink:href="Pictures/10000201000003490000025378C662B6404B3D17.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18"><draw:text-box fo:min-height="11.876cm"><text:p text:style-name="Figure"><draw:frame draw:style-name="fr9" draw:name="Image2" text:anchor-type="as-char" svg:width="16.79cm" style:rel-width="100%" svg:height="11.876cm" style:rel-height="scale" draw:z-index="19"><draw:image xlink:href="Pictures/1000CA4C0000741E00005222A1D2400322F394DA.svg" xlink:type="simple" xlink:show="embed" xlink:actuate="onLoad"/><draw:image xlink:href="Pictures/100002010000034900000253032B44AA6C327FC9.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79" text:outline-level="1"><text:bookmark-start text:name="__RefHeading___Toc1654_4284848634"/><text:alphabetical-index-mark-start text:id="IMark72405228"/>Code Modules<text:bookmark-end text:name="__RefHeading___Toc1654_4284848634"/><text:alphabetical-index-mark-end text:id="IMark72405228"/></text:h>
      <text:p text:style-name="P93"/>
      <text:h text:style-name="P68" text:outline-level="2"><text:bookmark-start text:name="__RefHeading___Toc2520_1703417213"/>PyHWLink_Arduino_Sender_Emulator<text:bookmark-end text:name="__RefHeading___Toc2520_1703417213"/></text:h>
      <text:p text:style-name="P125"/>
      <text:p text:style-name="P125">Emulates a Arduino running OverPro’s Joystick interface with a<text:span text:style-name="T19">n</text:span> Ethernet shield.</text:p>
      <text:p text:style-name="P125">As we aren't exposed to an any Joystick button limits, <text:s/>there are 256 buttons supported</text:p>
      <text:p text:style-name="P125">Instead of using the stub to provide a Joystick via USB, delta are sent to a process running on a Raspberry Pi which maps these deltas to commands for the Sim</text:p>
      <text:p text:style-name="P125"/>
      <text:p text:style-name="P125">The Arduino code is <text:span text:style-name="T19">independent</text:span> of the aircraft and simulator that is running, which simplifies its operation.</text:p>
      <text:p text:style-name="P125"/>
      <text:p text:style-name="P125">There is a receive operation where the Arduino will report the state of all</text:p>
      <text:p text:style-name="P125">256 inputs. <text:s/>This will be spread across several packets with a 300mS delay between</text:p>
      <text:p text:style-name="P125"># the packets. <text:s/>The trigger packet is a simple 'CQ'</text:p>
      <text:p text:style-name="P125"/>
      <text:p text:style-name="P12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25"/>
      <text:p text:style-name="P125">The likelihood of change determines the rate of change of ‘input’ values in a given cycle.</text:p>
      <text:p text:style-name="P125"/>
      <table:table table:name="Table5" table:style-name="Table5">
        <table:table-column table:style-name="Table5.A"/>
        <table:table-column table:style-name="Table5.B"/>
        <table:table-row>
          <table:table-cell table:style-name="Table5.A1" office:value-type="string">
            <text:p text:style-name="P24">Sends to</text:p>
          </table:table-cell>
          <table:table-cell table:style-name="Table5.B1" office:value-type="string">
            <text:p text:style-name="P24">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25">PyHWLink_Pri_Node_Input</text:p>
          </table:table-cell>
          <table:table-cell table:style-name="Table5.B5" office:value-type="string">
            <text:p text:style-name="P24">26027</text:p>
          </table:table-cell>
        </table:table-row>
        <table:table-row>
          <table:table-cell table:style-name="Table5.A5" office:value-type="string">
            <text:p text:style-name="P125">UDP_Reflect</text:p>
          </table:table-cell>
          <table:table-cell table:style-name="Table5.B5" office:value-type="string">
            <text:p text:style-name="P125">27000</text:p>
          </table:table-cell>
        </table:table-row>
        <table:table-row>
          <table:table-cell table:style-name="Table5.A5" office:value-type="string">
            <text:p text:style-name="P125"/>
          </table:table-cell>
          <table:table-cell table:style-name="Table5.B5" office:value-type="string">
            <text:p text:style-name="P125"/>
          </table:table-cell>
        </table:table-row>
      </table:table>
      <text:p text:style-name="P125"/>
      <text:p text:style-name="P126"/>
      <table:table table:name="Table6" table:style-name="Table6">
        <table:table-column table:style-name="Table6.A"/>
        <table:table-column table:style-name="Table6.B"/>
        <table:table-row>
          <table:table-cell table:style-name="Table6.A1" office:value-type="string">
            <text:p text:style-name="P24">Listens to</text:p>
          </table:table-cell>
          <table:table-cell table:style-name="Table6.B1" office:value-type="string">
            <text:p text:style-name="P24">Port</text:p>
          </table:table-cell>
        </table:table-row>
        <table:table-row>
          <table:table-cell table:style-name="Table6.A4" office:value-type="string">
            <text:p text:style-name="P35"/>
          </table:table-cell>
          <table:table-cell table:style-name="Table6.B4" office:value-type="string">
            <text:p text:style-name="P35"/>
          </table:table-cell>
        </table:table-row>
        <table:table-row>
          <table:table-cell table:style-name="Table6.A4" office:value-type="string">
            <text:p text:style-name="P126">PyHWLink_<text:span text:style-name="T17">Send_Query_To_Inputs</text:span></text:p>
          </table:table-cell>
          <table:table-cell table:style-name="Table6.B4" office:value-type="string">
            <text:p text:style-name="P48">26027</text:p>
          </table:table-cell>
        </table:table-row>
        <table:table-row>
          <table:table-cell table:style-name="Table6.A4" office:value-type="string">
            <text:p text:style-name="P126"/>
          </table:table-cell>
          <table:table-cell table:style-name="Table6.B4" office:value-type="string">
            <text:p text:style-name="P126"/>
          </table:table-cell>
        </table:table-row>
      </table:table>
      <text:p text:style-name="P126"/>
      <text:p text:style-name="P126"/>
      <text:p text:style-name="P138">The Packet format is a D followed by Module_Number, Switch_No, Current_Switch_State</text:p>
      <text:p text:style-name="P125"><text:s/></text:p>
      <text:p text:style-name="P139">The packet payload is not fixed length - </text:p>
      <text:p text:style-name="P139"><text:tab/><text:span text:style-name="T18">D00:003:0,00:005:0,00:006:1,00:007:1,00:009:1</text:span></text:p>
      <text:p text:style-name="P113"/>
      <text:p text:style-name="P113"><text:soft-page-break/></text:p>
      <text:p text:style-name="P127"/>
      <text:h text:style-name="P72" text:outline-level="2"><text:bookmark-start text:name="__RefHeading___Toc2874_2441664609"/>PyHWLink_<text:span text:style-name="T33">Display</text:span>_Output_Emulator<text:bookmark-end text:name="__RefHeading___Toc2874_2441664609"/></text:h>
      <text:p text:style-name="P208"/>
      <text:p text:style-name="P207">This module receives UDP packets containing desire output state for <text:span text:style-name="T33">displays such as OLED or 7 Segment Led.</text:span>. <text:s/></text:p>
      <text:p text:style-name="P132"/>
      <table:table table:name="Table14" table:style-name="Table14">
        <table:table-column table:style-name="Table14.A"/>
        <table:table-column table:style-name="Table14.B"/>
        <table:table-row>
          <table:table-cell table:style-name="Table14.A1" office:value-type="string">
            <text:p text:style-name="P29">Listens to</text:p>
          </table:table-cell>
          <table:table-cell table:style-name="Table14.B1" office:value-type="string">
            <text:p text:style-name="P29">Port</text:p>
          </table:table-cell>
        </table:table-row>
        <table:table-row>
          <table:table-cell table:style-name="Table14.A4" office:value-type="string">
            <text:p text:style-name="P51"/>
          </table:table-cell>
          <table:table-cell table:style-name="Table14.B4" office:value-type="string">
            <text:p text:style-name="P51"/>
          </table:table-cell>
        </table:table-row>
        <table:table-row>
          <table:table-cell table:style-name="Table14.A4" office:value-type="string">
            <text:p text:style-name="P13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32"/>
          </table:table-cell>
          <table:table-cell table:style-name="Table14.B4" office:value-type="string">
            <text:p text:style-name="P132"/>
          </table:table-cell>
        </table:table-row>
      </table:table>
      <text:p text:style-name="P132"/>
      <text:p text:style-name="P207"><text:s/>b'D,1:0,2:1,3:1,4:1,5:0,6:0,7:0,8:0,9:1,10:1,11:</text:p>
      <text:h text:style-name="P69" text:outline-level="2"><text:bookmark-start text:name="__RefHeading___Toc2522_1703417213"/>PyHWLink_<text:span text:style-name="T22">GUI</text:span>_Sender<text:bookmark-end text:name="__RefHeading___Toc2522_1703417213"/></text:h>
      <text:p text:style-name="P139"/>
      <text:p text:style-name="P140">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40"/>
      <text:p text:style-name="P140">There are two types of button actions provided:</text:p>
      <text:p text:style-name="P140">1: Classic Toggle Switch Action where switch position is held, and</text:p>
      <text:p text:style-name="P140">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40"/>
      <text:p text:style-name="P140">The same packet format is used as the Arduino_Sender_Emulator</text:p>
      <text:p text:style-name="P227"><text:s/>b'D01:005:1'</text:p>
      <text:p text:style-name="P140"/>
      <text:p text:style-name="P140">The user can select which module is being emulated (1-5)</text:p>
      <text:p text:style-name="P128"/>
      <table:table table:name="Table7" table:style-name="Table7">
        <table:table-column table:style-name="Table7.A"/>
        <table:table-column table:style-name="Table7.B"/>
        <table:table-row>
          <table:table-cell table:style-name="Table7.A1" office:value-type="string">
            <text:p text:style-name="P25">Sends to</text:p>
          </table:table-cell>
          <table:table-cell table:style-name="Table7.B1" office:value-type="string">
            <text:p text:style-name="P25">Port</text:p>
          </table:table-cell>
        </table:table-row>
        <table:table-row>
          <table:table-cell table:style-name="Table7.A5" office:value-type="string">
            <text:p text:style-name="P36"/>
          </table:table-cell>
          <table:table-cell table:style-name="Table7.B5" office:value-type="string">
            <text:p text:style-name="P36"/>
          </table:table-cell>
        </table:table-row>
        <table:table-row>
          <table:table-cell table:style-name="Table7.A5" office:value-type="string">
            <text:p text:style-name="P128">PyHWLink_Pri_Node_Input</text:p>
          </table:table-cell>
          <table:table-cell table:style-name="Table7.B5" office:value-type="string">
            <text:p text:style-name="P25">26027</text:p>
          </table:table-cell>
        </table:table-row>
        <table:table-row>
          <table:table-cell table:style-name="Table7.A5" office:value-type="string">
            <text:p text:style-name="P128">UDP_Reflect</text:p>
          </table:table-cell>
          <table:table-cell table:style-name="Table7.B5" office:value-type="string">
            <text:p text:style-name="P128">27000</text:p>
          </table:table-cell>
        </table:table-row>
        <table:table-row>
          <table:table-cell table:style-name="Table7.A5" office:value-type="string">
            <text:p text:style-name="P128"/>
          </table:table-cell>
          <table:table-cell table:style-name="Table7.B5" office:value-type="string">
            <text:p text:style-name="P128"/>
          </table:table-cell>
        </table:table-row>
      </table:table>
      <text:p text:style-name="P128"/>
      <text:p text:style-name="P128"/>
      <text:p text:style-name="P140"><text:soft-page-break/>The GUI is manually laid out.</text:p>
      <text:p text:style-name="P140"/>
      <text:p text:style-name="P140"><draw:frame draw:style-name="fr4" draw:name="Frame17" text:anchor-type="paragraph" svg:width="14.288cm" draw:z-index="32"><draw:text-box fo:min-height="6.033cm"><text:p text:style-name="Figure"><draw:frame draw:style-name="fr9" draw:name="Image4" text:anchor-type="as-char" svg:width="14.288cm" style:rel-width="100%" svg:height="6.033cm" style:rel-height="scale" draw:z-index="34"><draw:image xlink:href="Pictures/100000000000021C000000E4A8C379E8BDD6AA2E.jpg" xlink:type="simple" xlink:show="embed" xlink:actuate="onLoad"/></draw:frame><text:span text:style-name="T15"><text:line-break/></text:span>Figure <text:sequence text:ref-name="refFigure6" text:name="Figure" text:formula="ooow:Figure+1" style:num-format="1">7</text:sequence>: PhyHWLink_GUI_Sender GUI</text:p></draw:text-box></draw:frame></text:p>
      <text:p text:style-name="P140"/>
      <text:p text:style-name="P140"/>
      <text:p text:style-name="P140"/>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38">Switch</text:p>
              <text:p text:style-name="P38"><text:s/>No</text:p>
            </table:table-cell>
            <table:table-cell table:style-name="Table8SwitchAllocations.A1" office:value-type="string">
              <text:p text:style-name="P37">Role</text:p>
            </table:table-cell>
            <table:table-cell table:style-name="Table8SwitchAllocations.A1" office:value-type="string">
              <text:p text:style-name="P40">Pressed</text:p>
            </table:table-cell>
            <table:table-cell table:style-name="Table8SwitchAllocations.A1" office:value-type="string">
              <text:p text:style-name="P40">Released</text:p>
            </table:table-cell>
            <table:table-cell table:style-name="Table8SwitchAllocations.E1" office:value-type="string">
              <text:p text:style-name="P41">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37">1</text:p>
          </table:table-cell>
          <table:table-cell table:style-name="Table8SwitchAllocations.B40" office:value-type="string">
            <text:p text:style-name="P40">Gear</text:p>
          </table:table-cell>
          <table:table-cell table:style-name="Table8SwitchAllocations.C40" office:value-type="string">
            <text:p text:style-name="P40">Gear <text:span text:style-name="T24">Down</text:span></text:p>
          </table:table-cell>
          <table:table-cell table:style-name="Table8SwitchAllocations.D40" office:value-type="string">
            <text:p text:style-name="P40">Gear <text:span text:style-name="T24">Up</text:span></text:p>
          </table:table-cell>
          <table:table-cell table:style-name="Table8SwitchAllocations.E40" office:value-type="string">
            <text:p text:style-name="P41">Held</text:p>
          </table:table-cell>
        </table:table-row>
        <table:table-row>
          <table:table-cell table:style-name="Table8SwitchAllocations.A40" office:value-type="string">
            <text:p text:style-name="P37">2</text:p>
          </table:table-cell>
          <table:table-cell table:style-name="Table8SwitchAllocations.B40" office:value-type="string">
            <text:p text:style-name="P41">Landing Lights</text:p>
          </table:table-cell>
          <table:table-cell table:style-name="Table8SwitchAllocations.C40" office:value-type="string">
            <text:p text:style-name="P41">Lights On</text:p>
          </table:table-cell>
          <table:table-cell table:style-name="Table8SwitchAllocations.D40" office:value-type="string">
            <text:p text:style-name="P41">Lights off</text:p>
          </table:table-cell>
          <table:table-cell table:style-name="Table8SwitchAllocations.E40" office:value-type="string">
            <text:p text:style-name="P41">Held</text:p>
          </table:table-cell>
        </table:table-row>
        <table:table-row>
          <table:table-cell table:style-name="Table8SwitchAllocations.A40" office:value-type="string">
            <text:p text:style-name="P37">3</text:p>
          </table:table-cell>
          <table:table-cell table:style-name="Table8SwitchAllocations.B40" office:value-type="string">
            <text:p text:style-name="P40">Flaps Increment Up</text:p>
          </table:table-cell>
          <table:table-cell table:style-name="Table8SwitchAllocations.C40" office:value-type="string">
            <text:p text:style-name="P42">Flaps Inc Up</text:p>
          </table:table-cell>
          <table:table-cell table:style-name="Table8SwitchAllocations.D40" office:value-type="string">
            <text:p text:style-name="Table_20_Contents"/>
          </table:table-cell>
          <table:table-cell table:style-name="Table8SwitchAllocations.E40" office:value-type="string">
            <text:p text:style-name="P41">Temp</text:p>
          </table:table-cell>
        </table:table-row>
        <table:table-row>
          <table:table-cell table:style-name="Table8SwitchAllocations.A40" office:value-type="string">
            <text:p text:style-name="P37">4</text:p>
          </table:table-cell>
          <table:table-cell table:style-name="Table8SwitchAllocations.B40" office:value-type="string">
            <text:p text:style-name="P39">Pause Sim</text:p>
          </table:table-cell>
          <table:table-cell table:style-name="Table8SwitchAllocations.C40" office:value-type="string">
            <text:p text:style-name="P43">Pause Sim</text:p>
          </table:table-cell>
          <table:table-cell table:style-name="Table8SwitchAllocations.D40" office:value-type="string">
            <text:p text:style-name="Table_20_Contents"/>
          </table:table-cell>
          <table:table-cell table:style-name="Table8SwitchAllocations.E40" office:value-type="string">
            <text:p text:style-name="P43">Temp</text:p>
          </table:table-cell>
        </table:table-row>
        <table:table-row>
          <table:table-cell table:style-name="Table8SwitchAllocations.A40" office:value-type="string">
            <text:p text:style-name="P37">5</text:p>
          </table:table-cell>
          <table:table-cell table:style-name="Table8SwitchAllocations.B40" office:value-type="string">
            <text:p text:style-name="P40">Exit Sim</text:p>
          </table:table-cell>
          <table:table-cell table:style-name="Table8SwitchAllocations.C40" office:value-type="string">
            <text:p text:style-name="P43">Exit Sim</text:p>
          </table:table-cell>
          <table:table-cell table:style-name="Table8SwitchAllocations.D40" office:value-type="string">
            <text:p text:style-name="Table_20_Contents"/>
          </table:table-cell>
          <table:table-cell table:style-name="Table8SwitchAllocations.E40" office:value-type="string">
            <text:p text:style-name="P43">Temp</text:p>
          </table:table-cell>
        </table:table-row>
        <table:table-row>
          <table:table-cell table:style-name="Table8SwitchAllocations.A40" office:value-type="string">
            <text:p text:style-name="P37">6</text:p>
          </table:table-cell>
          <table:table-cell table:style-name="Table8SwitchAllocations.B40" office:value-type="string">
            <text:p text:style-name="P40">Wheel Brakes</text:p>
          </table:table-cell>
          <table:table-cell table:style-name="Table8SwitchAllocations.C40" office:value-type="string">
            <text:p text:style-name="P43">Brakes On</text:p>
          </table:table-cell>
          <table:table-cell table:style-name="Table8SwitchAllocations.D40" office:value-type="string">
            <text:p text:style-name="P43">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37">7</text:p>
          </table:table-cell>
          <table:table-cell table:style-name="Table8SwitchAllocations.B40" office:value-type="string">
            <text:p text:style-name="P40">Flaps Increment Down</text:p>
          </table:table-cell>
          <table:table-cell table:style-name="Table8SwitchAllocations.C40" office:value-type="string">
            <text:p text:style-name="P42">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11</text:p>
          </table:table-cell>
          <table:table-cell table:style-name="Table8SwitchAllocations.B40" office:value-type="string">
            <text:p text:style-name="Table_20_Contents"/>
          </table:table-cell>
          <table:table-cell table:style-name="Table8SwitchAllocations.C40" office:value-type="string">
            <text:p text:style-name="P37"/>
          </table:table-cell>
          <table:table-cell table:style-name="Table8SwitchAllocations.D40" office:value-type="string">
            <text:p text:style-name="P37"/>
          </table:table-cell>
          <table:table-cell table:style-name="Table8SwitchAllocations.E40" office:value-type="string">
            <text:p text:style-name="P37"/>
          </table:table-cell>
        </table:table-row>
        <table:table-row>
          <table:table-cell table:style-name="Table8SwitchAllocations.A40" office:value-type="string">
            <text:p text:style-name="P37"><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37"><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37"><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40"/>
      <text:h text:style-name="P71" text:outline-level="2"><text:bookmark-start text:name="__RefHeading___Toc2773_1482856887"/>PyHWLink_Lamp_Output_Emulator<text:bookmark-end text:name="__RefHeading___Toc2773_1482856887"/></text:h>
      <text:p text:style-name="Text_20_body"/>
      <text:p text:style-name="P206">This module receives UDP packets containing desire output state for lamps. <text:s/>It may be extended to receive string information for airspeed, radios etc, but init<text:span text:style-name="T50">i</text:span>ally just aimed at displaying output state.</text:p>
      <text:p text:style-name="P131"/>
      <table:table table:name="Table13" table:style-name="Table13">
        <table:table-column table:style-name="Table13.A"/>
        <table:table-column table:style-name="Table13.B"/>
        <table:table-row>
          <table:table-cell table:style-name="Table13.A1" office:value-type="string">
            <text:p text:style-name="P28">Listens to</text:p>
          </table:table-cell>
          <table:table-cell table:style-name="Table13.B1" office:value-type="string">
            <text:p text:style-name="P28">Port</text:p>
          </table:table-cell>
        </table:table-row>
        <table:table-row>
          <table:table-cell table:style-name="Table13.A4" office:value-type="string">
            <text:p text:style-name="P50"/>
          </table:table-cell>
          <table:table-cell table:style-name="Table13.B4" office:value-type="string">
            <text:p text:style-name="P50"/>
          </table:table-cell>
        </table:table-row>
        <table:table-row>
          <table:table-cell table:style-name="Table13.A4" office:value-type="string">
            <text:p text:style-name="P13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31"/>
          </table:table-cell>
          <table:table-cell table:style-name="Table13.B4" office:value-type="string">
            <text:p text:style-name="P131"/>
          </table:table-cell>
        </table:table-row>
      </table:table>
      <text:p text:style-name="P131"/>
      <text:p text:style-name="P209">This only has two fields as it emulates a single end point. <text:span text:style-name="T22">The same packet format is used as the </text:span>Display_Output_Emulator</text:p>
      <text:p text:style-name="P229">D,1:0,2:1,3:1,4:1,5:0,6:0,7:0,8:0,9:1,10:1</text:p>
      <text:h text:style-name="P70" text:outline-level="2"><text:bookmark-start text:name="__RefHeading___Toc2677_214636671"/>PyHWLink_Keystroke_Sender<text:bookmark-end text:name="__RefHeading___Toc2677_214636671"/></text:h>
      <text:p text:style-name="P156"/>
      <text:p text:style-name="P157">This module receives characters to be send to whatever application has focus, which should ultimately be the flight sim. <text:s/>It uses a low level API to increase the likelihood interoperability with DirectX based games.</text:p>
      <text:p text:style-name="P157"/>
      <text:p text:style-name="P130"/>
      <table:table table:name="Table11" table:style-name="Table11">
        <table:table-column table:style-name="Table11.A"/>
        <table:table-column table:style-name="Table11.B"/>
        <table:table-row>
          <table:table-cell table:style-name="Table11.A1" office:value-type="string">
            <text:p text:style-name="P27">Sends to</text:p>
          </table:table-cell>
          <table:table-cell table:style-name="Table11.B1" office:value-type="string">
            <text:p text:style-name="P27">Port</text:p>
          </table:table-cell>
        </table:table-row>
        <table:table-row>
          <table:table-cell table:style-name="Table11.A4" office:value-type="string">
            <text:p text:style-name="P47"/>
          </table:table-cell>
          <table:table-cell table:style-name="Table11.B4" office:value-type="string">
            <text:p text:style-name="P47"/>
          </table:table-cell>
        </table:table-row>
        <table:table-row>
          <table:table-cell table:style-name="Table11.A4" office:value-type="string">
            <text:p text:style-name="P157">Whatever Application currently has focus</text:p>
          </table:table-cell>
          <table:table-cell table:style-name="Table11.B4" office:value-type="string">
            <text:p text:style-name="P48">Windows API for local machine</text:p>
          </table:table-cell>
        </table:table-row>
        <table:table-row>
          <table:table-cell table:style-name="Table11.A4" office:value-type="string">
            <text:p text:style-name="P130"/>
          </table:table-cell>
          <table:table-cell table:style-name="Table11.B4" office:value-type="string">
            <text:p text:style-name="P130"/>
          </table:table-cell>
        </table:table-row>
      </table:table>
      <text:p text:style-name="P130"/>
      <text:p text:style-name="P130"/>
      <table:table table:name="Table12" table:style-name="Table12">
        <table:table-column table:style-name="Table12.A"/>
        <table:table-column table:style-name="Table12.B"/>
        <table:table-row>
          <table:table-cell table:style-name="Table12.A1" office:value-type="string">
            <text:p text:style-name="P27">Listens to</text:p>
          </table:table-cell>
          <table:table-cell table:style-name="Table12.B1" office:value-type="string">
            <text:p text:style-name="P27">Port</text:p>
          </table:table-cell>
        </table:table-row>
        <table:table-row>
          <table:table-cell table:style-name="Table12.A4" office:value-type="string">
            <text:p text:style-name="P47"/>
          </table:table-cell>
          <table:table-cell table:style-name="Table12.B2" office:value-type="string">
            <text:p text:style-name="P47"/>
          </table:table-cell>
        </table:table-row>
        <table:table-row>
          <table:table-cell table:style-name="Table12.A4" office:value-type="string">
            <text:p text:style-name="P130">PyHWLink_<text:span text:style-name="T26">Pri_Node_Inputs (and derivatives)</text:span></text:p>
          </table:table-cell>
          <table:table-cell table:style-name="Table12.B3" office:value-type="string">
            <text:p text:style-name="P48">7790</text:p>
          </table:table-cell>
        </table:table-row>
        <table:table-row>
          <table:table-cell table:style-name="Table12.A4" office:value-type="string">
            <text:p text:style-name="P130"/>
          </table:table-cell>
          <table:table-cell table:style-name="Table12.B4" office:value-type="string">
            <text:p text:style-name="P130"/>
          </table:table-cell>
        </table:table-row>
      </table:table>
      <text:p text:style-name="P13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2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20"/>
      <text:p text:style-name="P120">It has a learning mode which, as the name suggests, listens to events, and enables the user to assign a task to an event. <text:s/>Events are stored in ‘input_assignments.json’</text:p>
      <text:p text:style-name="P120"/>
      <text:p text:style-name="P120">Pri_Node_Input is reflector enabled, which means it sends a copy of its outputs to the UDP_Reflector process for forwarding to WireShark as needed.</text:p>
      <text:p text:style-name="P120"><text:soft-page-break/></text:p>
      <text:p text:style-name="P244"><draw:frame draw:style-name="fr5" draw:name="Frame5" text:anchor-type="paragraph" svg:width="15.921cm" draw:z-index="37"><draw:text-box fo:min-height="5.833cm"><text:p text:style-name="Illustration"><draw:frame draw:style-name="fr6" draw:name="Frame18" text:anchor-type="as-char" svg:width="15.921cm" style:rel-width="100%" svg:height="5.833cm" style:rel-height="scale-min" draw:z-index="0"><draw:text-box><text:p text:style-name="P242"><draw:frame draw:style-name="fr9" draw:name="Image3" text:anchor-type="as-char" svg:width="15.921cm" style:rel-width="100%" svg:height="5.833cm" style:rel-height="scale" draw:z-index="1"><draw:image xlink:href="Pictures/10000201000002CB000001061D7996384015AC14.png" xlink:type="simple" xlink:show="embed" xlink:actuate="onLoad"/></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244"/>
      <text:h text:style-name="P264" text:outline-level="2"><text:bookmark-start text:name="__RefHeading___Toc4552_34507448"/>pyHWLink_<text:span text:style-name="T77">Radio_Control</text:span><text:bookmark-end text:name="__RefHeading___Toc4552_34507448"/></text:h>
      <text:p text:style-name="P245"/>
      <text:p text:style-name="P246">This module listens to state updates from USB_Reader. <text:s/>It is currently in a experimental stage with the following goals:</text:p>
      <text:list xml:id="list1953559314556707773" text:style-name="L5">
        <text:list-item>
          <text:p text:style-name="P247">Locally Store State (such as current radio frequency) and either directly or incremental update Sim state. <text:s/>Ideally direct updates will occur, which should be possible with P3d, but unsure if DCS allows <text:span text:style-name="T78">direct setting of radios, or if button commands will be needed to increment radio channels</text:span></text:p>
        </text:list-item>
        <text:list-item>
          <text:p text:style-name="P248">Enable different roles to be assigned to a single rotary encoder based on whether the encoder is pressed or not</text:p>
        </text:list-item>
        <text:list-item>
          <text:p text:style-name="P248">Determine how to ‘accelerate’ updates of a rotary encoder. <text:s/>This is largely for roles where precision is required, but a large number of values must be moved through, such as heading and airspeed settings on the autopilot panel. </text:p>
        </text:list-item>
      </text:list>
      <text:p text:style-name="P249"/>
      <text:p text:style-name="P250"/>
      <text:p text:style-name="P251"/>
      <table:table table:name="Table25" table:style-name="Table25">
        <table:table-column table:style-name="Table25.A"/>
        <table:table-column table:style-name="Table25.B"/>
        <table:table-row>
          <table:table-cell table:style-name="Table25.A1" office:value-type="string">
            <text:p text:style-name="P268">Sends to</text:p>
          </table:table-cell>
          <table:table-cell table:style-name="Table25.B1" office:value-type="string">
            <text:p text:style-name="P268">Port</text:p>
          </table:table-cell>
        </table:table-row>
        <table:table-row>
          <table:table-cell table:style-name="Table25.A4" office:value-type="string">
            <text:p text:style-name="P270"/>
          </table:table-cell>
          <table:table-cell table:style-name="Table25.B4" office:value-type="string">
            <text:p text:style-name="P270"/>
          </table:table-cell>
        </table:table-row>
        <table:table-row>
          <table:table-cell table:style-name="Table25.A4" office:value-type="string">
            <text:p text:style-name="P252">TBA</text:p>
          </table:table-cell>
          <table:table-cell table:style-name="Table25.B4" office:value-type="string">
            <text:p text:style-name="P269"/>
          </table:table-cell>
        </table:table-row>
        <table:table-row>
          <table:table-cell table:style-name="Table25.A4" office:value-type="string">
            <text:p text:style-name="P251"/>
          </table:table-cell>
          <table:table-cell table:style-name="Table25.B4" office:value-type="string">
            <text:p text:style-name="P251"/>
          </table:table-cell>
        </table:table-row>
      </table:table>
      <text:p text:style-name="P251"/>
      <text:p text:style-name="P251"/>
      <table:table table:name="Table26" table:style-name="Table26">
        <table:table-column table:style-name="Table26.A"/>
        <table:table-column table:style-name="Table26.B"/>
        <table:table-row>
          <table:table-cell table:style-name="Table26.A1" office:value-type="string">
            <text:p text:style-name="P268">Listens to</text:p>
          </table:table-cell>
          <table:table-cell table:style-name="Table26.B1" office:value-type="string">
            <text:p text:style-name="P268">Port</text:p>
          </table:table-cell>
        </table:table-row>
        <table:table-row>
          <table:table-cell table:style-name="Table26.A4" office:value-type="string">
            <text:p text:style-name="P270"/>
          </table:table-cell>
          <table:table-cell table:style-name="Table26.B4" office:value-type="string">
            <text:p text:style-name="P270"/>
          </table:table-cell>
        </table:table-row>
        <table:table-row>
          <table:table-cell table:style-name="Table26.A4" office:value-type="string">
            <text:p text:style-name="P252">PyHWLink_USB_Reader</text:p>
          </table:table-cell>
          <table:table-cell table:style-name="Table26.B4" office:value-type="string">
            <text:p text:style-name="P258">7794</text:p>
          </table:table-cell>
        </table:table-row>
        <table:table-row>
          <table:table-cell table:style-name="Table26.A4" office:value-type="string">
            <text:p text:style-name="P251"/>
          </table:table-cell>
          <table:table-cell table:style-name="Table26.B4" office:value-type="string">
            <text:p text:style-name="P251"/>
          </table:table-cell>
        </table:table-row>
      </table:table>
      <text:p text:style-name="P251"><text:soft-page-break/></text:p>
      <text:h text:style-name="P266" text:outline-level="2"/>
      <text:h text:style-name="P265" text:outline-level="2"/>
      <text:p text:style-name="P249"/>
      <text:h text:style-name="Heading_20_2" text:outline-level="2"><text:bookmark-start text:name="__RefHeading___Toc3395_1178582860"/>pyHWLink_Serial<text:bookmark-end text:name="__RefHeading___Toc3395_1178582860"/></text:h>
      <text:p text:style-name="Text_20_body"/>
      <text:p text:style-name="P216">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18">X-Plane is a little different over the wire as data is packed using a binary format.</text:p>
      <text:p text:style-name="P219"><text:s/></text:p>
      <text:p text:style-name="P158"/>
      <text:p text:style-name="P133"/>
      <table:table table:name="Table15" table:style-name="Table15">
        <table:table-column table:style-name="Table15.A"/>
        <table:table-column table:style-name="Table15.B"/>
        <table:table-row>
          <table:table-cell table:style-name="Table15.A1" office:value-type="string">
            <text:p text:style-name="P30">Sends to</text:p>
          </table:table-cell>
          <table:table-cell table:style-name="Table15.B1" office:value-type="string">
            <text:p text:style-name="P30">Port</text:p>
          </table:table-cell>
        </table:table-row>
        <table:table-row>
          <table:table-cell table:style-name="Table15.A4" office:value-type="string">
            <text:p text:style-name="P52"/>
          </table:table-cell>
          <table:table-cell table:style-name="Table15.B4" office:value-type="string">
            <text:p text:style-name="P52"/>
          </table:table-cell>
        </table:table-row>
        <table:table-row>
          <table:table-cell table:style-name="Table15.A4" office:value-type="string">
            <text:p text:style-name="P177">Serial Port on Pi</text:p>
          </table:table-cell>
          <table:table-cell table:style-name="Table15.B4" office:value-type="string">
            <text:p text:style-name="P49"/>
          </table:table-cell>
        </table:table-row>
        <table:table-row>
          <table:table-cell table:style-name="Table15.A4" office:value-type="string">
            <text:p text:style-name="P133"/>
          </table:table-cell>
          <table:table-cell table:style-name="Table15.B4" office:value-type="string">
            <text:p text:style-name="P133"/>
          </table:table-cell>
        </table:table-row>
      </table:table>
      <text:p text:style-name="P133"/>
      <text:p text:style-name="P133"/>
      <table:table table:name="Table16" table:style-name="Table16">
        <table:table-column table:style-name="Table16.A"/>
        <table:table-column table:style-name="Table16.B"/>
        <table:table-row>
          <table:table-cell table:style-name="Table16.A1" office:value-type="string">
            <text:p text:style-name="P30">Listens to</text:p>
          </table:table-cell>
          <table:table-cell table:style-name="Table16.B1" office:value-type="string">
            <text:p text:style-name="P30">Port</text:p>
          </table:table-cell>
        </table:table-row>
        <table:table-row>
          <table:table-cell table:style-name="Table16.A4" office:value-type="string">
            <text:p text:style-name="P52"/>
          </table:table-cell>
          <table:table-cell table:style-name="Table16.B4" office:value-type="string">
            <text:p text:style-name="P52"/>
          </table:table-cell>
        </table:table-row>
        <table:table-row>
          <table:table-cell table:style-name="Table16.A4" office:value-type="string">
            <text:p text:style-name="P177">DCS, XPlane, and lightweight SimC<text:span text:style-name="T42">o</text:span>nnect Shim</text:p>
          </table:table-cell>
          <table:table-cell table:style-name="Table16.B4" office:value-type="string">
            <text:p text:style-name="P53">13136</text:p>
          </table:table-cell>
        </table:table-row>
        <table:table-row>
          <table:table-cell table:style-name="Table16.A4" office:value-type="string">
            <text:p text:style-name="P133"/>
          </table:table-cell>
          <table:table-cell table:style-name="Table16.B4" office:value-type="string">
            <text:p text:style-name="P133"/>
          </table:table-cell>
        </table:table-row>
      </table:table>
      <text:p text:style-name="P133"/>
      <text:h text:style-name="P73" text:outline-level="2"/>
      <text:p text:style-name="Heading_20_3">DCS Interfacing Code</text:p>
      <text:p text:style-name="P177"/>
      <text:p text:style-name="P177"/>
      <text:p text:style-name="P177">As DCS is a API/Script Native, there was little extra to do to export information to drive GPS. <text:s/><text:soft-page-break/>The same target port and X-Plane was used (13136)</text:p>
      <text:p text:style-name="P177"/>
      <text:p text:style-name="P178">The initialisation code largely is involved with configuring the socket to use.</text:p>
      <text:p text:style-name="P177"><draw:frame draw:style-name="fr7" draw:name="Frame6" text:anchor-type="paragraph" svg:x="-0.018cm" svg:y="0.386cm" svg:width="16.062cm" draw:z-index="2"><draw:text-box fo:min-height="5.209cm"><text:p text:style-name="Text"><draw:frame text:anchor-type="paragraph" draw:z-index="3" draw:name="Shape18" draw:style-name="gr1" draw:text-style-name="P273" svg:width="16.061cm" svg:height="5.208cm" svg:x="0cm" svg:y="0cm"><draw:text-box><text:p><text:span text:style-name="T79"/></text:p><text:p><text:span text:style-name="T79">package.path <text:s/>= package.path..";.\\LuaSocket\\?.lua"</text:span></text:p><text:p><text:span text:style-name="T79">package.cpath = package.cpath..";.\\LuaSocket\\?.dll"</text:span></text:p><text:p><text:span text:style-name="T79"><text:s text:c="2"/></text:span></text:p><text:p><text:span text:style-name="T79">socket = require("socket")</text:span></text:p><text:p><text:span text:style-name="T79"/></text:p><text:p><text:span text:style-name="T79">gps_export_port = 13136</text:span></text:p><text:p><text:span text:style-name="T79">gps_export_host = "192.168.1.135"</text:span></text:p><text:p><text:span text:style-name="T79">gps_export_socket = require("socket")</text:span></text:p><text:p><text:span text:style-name="T79">gps_export_con = socket.try(gps_export_socket.udp())</text:span></text:p><text:p><text:span text:style-name="T79">gps_export_socket.try(gps_export_con:settimeout(.001))</text:span></text:p><text:p><text:span text:style-name="T79">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178">The Event code clears a table and progressively add entries to the table. <text:s/>Once the 5 rows are populated, they are assembled and send out the socket. <text:s/>The event is then rescheduled to fire again in 500mS.</text:p>
      <text:p text:style-name="P177"/>
      <text:p text:style-name="P177"><draw:frame draw:style-name="fr4" draw:name="Frame7" text:anchor-type="paragraph" svg:width="16.062cm" draw:z-index="16"><draw:text-box fo:min-height="11.878cm"><text:p text:style-name="Text"><draw:frame text:anchor-type="paragraph" draw:z-index="17" draw:name="Shape18" draw:style-name="gr8" draw:text-style-name="P273" svg:width="16.061cm" svg:height="11.877cm" svg:x="0cm" svg:y="0cm"><draw:text-box><text:p><text:span text:style-name="T79"/></text:p><text:p><text:span text:style-name="T79">function LuaExportActivityNextEvent(t)</text:span></text:p><text:p><text:span text:style-name="T79"/></text:p><text:p><text:span text:style-name="T79"><text:s text:c="2"/></text:span><text:span text:style-name="T79">local tNext = t</text:span></text:p><text:p><text:span text:style-name="T79"><text:s text:c="2"/></text:span><text:span text:style-name="T79">local gps_export_flightData = {}</text:span></text:p><text:p><text:span text:style-name="T79"><text:tab/></text:span></text:p><text:p><text:span text:style-name="T79"><text:tab/></text:span><text:span text:style-name="T79"> <text:s text:c="7"/></text:span></text:p><text:p><text:span text:style-name="T79"/></text:p><text:p><text:span text:style-name="T79"><text:s text:c="2"/></text:span><text:span text:style-name="T79">table.insert(gps_export_flightData,"latitude:"..LoGetSelfData().LatLongAlt.Lat) <text:s text:c="6"/>-- LATITUDE</text:span></text:p><text:p><text:span text:style-name="T79"/></text:p><text:p><text:span text:style-name="T79"><text:s text:c="2"/></text:span><text:span text:style-name="T79">table.insert(gps_export_flightData,"longitude:"..LoGetSelfData().LatLongAlt.Long) <text:s text:c="5"/>-- LONGITUDE</text:span></text:p><text:p><text:span text:style-name="T79"/></text:p><text:p><text:span text:style-name="T79"><text:s text:c="2"/></text:span><text:span text:style-name="T79">table.insert(gps_export_flightData,"altitude:"..LoGetAltitudeAboveSeaLevel()) <text:s text:c="9"/>-- ALTITUDE SEA LEVEL(MTS TO FT)</text:span></text:p><text:p><text:span text:style-name="T79"/></text:p><text:p><text:span text:style-name="T79"><text:s text:c="2"/></text:span><text:span text:style-name="T79">table.insert(gps_export_flightData,"airspeed:"..LoGetTrueAirSpeed() * 1.94) <text:s text:c="11"/>-- TRUE AIRSPEED (M/S TO KNOTS)</text:span></text:p><text:p><text:span text:style-name="T79"/></text:p><text:p><text:span text:style-name="T79"><text:s text:c="2"/></text:span><text:span text:style-name="T79">table.insert(gps_export_flightData,"magheading:"..LoGetSelfData().Heading * 57.3) <text:s text:c="8"/>-- HEADING (RAD TO DEG)</text:span></text:p><text:p><text:span text:style-name="T79"/></text:p><text:p><text:span text:style-name="T79"><text:s text:c="2"/></text:span><text:span text:style-name="T79">gps_export_packet = <text:s/>gps_export_flightData[1] .. "," .. <text:s text:c="9"/></text:span></text:p><text:p><text:span text:style-name="T79"><text:s text:c="2"/></text:span><text:span text:style-name="T79">gps_export_flightData[2] .. "," .. gps_export_flightData[3] .. ","</text:span></text:p><text:p><text:span text:style-name="T79"><text:s text:c="2"/></text:span><text:span text:style-name="T79">gps_export_packet = <text:s/>gps_export_packet .. gps_export_flightData[4] .. "," .. <text:s text:c="3"/></text:span></text:p><text:p><text:span text:style-name="T79"><text:s text:c="2"/></text:span><text:span text:style-name="T79">gps_export_flightData[5] <text:s/></text:span></text:p><text:p><text:span text:style-name="T79"/></text:p><text:p><text:span text:style-name="T79"><text:s text:c="2"/></text:span><text:span text:style-name="T79">gps_export_socket.try(gps_export_con:send(gps_export_packet))</text:span></text:p><text:p><text:span text:style-name="T79"/></text:p><text:p><text:span text:style-name="T79"><text:s text:c="2"/></text:span><text:span text:style-name="T79">tNext = tNext + 0.5 --repeat every 1/2 second</text:span></text:p><text:p><text:span text:style-name="T79"><text:s text:c="2"/></text:span><text:span text:style-name="T79">return tNext</text:span></text:p><text:p><text:span text:style-name="T79">end</text:span></text:p></draw:text-box></draw:frame>Text <text:sequence text:ref-name="refText1" text:name="Text" text:formula="ooow:Text+1" style:num-format="1">2</text:sequence>: DCA LUA Event Code - Export.lua</text:p></draw:text-box></draw:frame></text:p>
      <text:p text:style-name="P215"/>
      <text:p text:style-name="P217">The packet format uses ‘,’ separators which ‘:’ as a demarcation for attribute name and <text:soft-page-break/>values.</text:p>
      <text:p text:style-name="P217"><draw:frame draw:style-name="fr11" draw:name="Image9" text:anchor-type="paragraph" svg:width="15.921cm" svg:height="4.57cm" draw:z-index="38"><draw:image xlink:href="Pictures/10000000000002CA000000CD091F396E9CC349F9.jpg" xlink:type="simple" xlink:show="embed" xlink:actuate="onLoad"/></draw:frame></text:p>
      <text:p text:style-name="Heading_20_3">X-Plane</text:p>
      <text:p text:style-name="P218">The name data output is packed binary. <text:s/>Once the needed values are selected for output, X-Plane exports them in a packed format.</text:p>
      <text:p text:style-name="P218"/>
      <text:p text:style-name="P218"><draw:frame draw:style-name="fr4" draw:name="Frame8" text:anchor-type="paragraph" svg:width="15.921cm" draw:z-index="39"><draw:text-box fo:min-height="5.495cm"><text:p text:style-name="Figure"><draw:frame draw:style-name="fr9" draw:name="Image10" text:anchor-type="as-char" svg:width="15.921cm" style:rel-width="100%" svg:height="5.495cm" style:rel-height="scale" draw:z-index="44"><draw:image xlink:href="Pictures/1000000000000413000001683C8BC1AADAB1E65C.jpg" xlink:type="simple" xlink:show="embed" xlink:actuate="onLoad"/></draw:frame><text:span text:style-name="T15"><text:line-break/></text:span>Figure <text:sequence text:ref-name="refFigure8" text:name="Figure" text:formula="ooow:Figure+1" style:num-format="1">9</text:sequence>: Fields Selected for GPS Output</text:p></draw:text-box></draw:frame></text:p>
      <text:p text:style-name="P218">As the data is encoded in a binary format , it looks a little hostile on the wire.</text:p>
      <text:p text:style-name="P218"><draw:frame draw:style-name="fr4" draw:name="Frame9" text:anchor-type="paragraph" svg:width="15.921cm" draw:z-index="40"><draw:text-box fo:min-height="5.449cm"><text:p text:style-name="Figure"><draw:frame draw:style-name="fr9" draw:name="Image11" text:anchor-type="as-char" svg:width="15.921cm" style:rel-width="100%" svg:height="5.449cm" style:rel-height="scale" draw:z-index="46"><draw:image xlink:href="Pictures/100000000000027A000000D972A181348DA6A122.jpg" xlink:type="simple" xlink:show="embed" xlink:actuate="onLoad"/></draw:frame><text:span text:style-name="T15"><text:line-break/></text:span>Figure <text:sequence text:ref-name="refFigure9" text:name="Figure" text:formula="ooow:Figure+1" style:num-format="1">10</text:sequence>: X-Plane GPS Data on the wire</text:p></draw:text-box></draw:frame></text:p>
      <text:p text:style-name="P220"><text:soft-page-break/>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65" text:outline-level="2"><text:bookmark-start text:name="__RefHeading___Toc1768_4284848634"/>pyHWLink_USB_Reader<text:bookmark-end text:name="__RefHeading___Toc1768_4284848634"/></text:h>
      <text:p text:style-name="P96"/>
      <text:p text:style-name="P99">This module <text:span text:style-name="T10">interfaces directly to USB hardware. <text:s/>It runs a loop looking for any deltas in button positions. <text:s/>If a delta is detected, only the changed button sates are sent to Pri_Node_Input.</text:span></text:p>
      <text:p text:style-name="P99"/>
      <text:p text:style-name="P100">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00"/>
      <text:p text:style-name="P137"/>
      <table:table table:name="Table23" table:style-name="Table23">
        <table:table-column table:style-name="Table23.A"/>
        <table:table-column table:style-name="Table23.B"/>
        <table:table-header-rows>
          <table:table-row>
            <table:table-cell table:style-name="Table23.A1" office:value-type="string">
              <text:p text:style-name="P34">Sends to</text:p>
            </table:table-cell>
            <table:table-cell table:style-name="Table23.B1" office:value-type="string">
              <text:p text:style-name="P34">Port</text:p>
            </table:table-cell>
          </table:table-row>
          <table:table-row>
            <table:table-cell table:style-name="Table23.A4" office:value-type="string">
              <text:p text:style-name="P135"/>
            </table:table-cell>
            <table:table-cell table:style-name="Table23.B4" office:value-type="string">
              <text:p text:style-name="P32"/>
            </table:table-cell>
          </table:table-row>
        </table:table-header-rows>
        <table:table-row>
          <table:table-cell table:style-name="Table23.A3" office:value-type="string">
            <text:p text:style-name="P135">PyHWLink_Pri_Node_Input<text:span text:style-name="T62">s</text:span></text:p>
          </table:table-cell>
          <table:table-cell table:style-name="Table23.B3" office:value-type="string">
            <text:p text:style-name="P32">26027</text:p>
          </table:table-cell>
        </table:table-row>
        <table:table-row>
          <table:table-cell table:style-name="Table23.A4" office:value-type="string">
            <text:p text:style-name="P137">UDP_Reflect<text:span text:style-name="T68">or</text:span></text:p>
          </table:table-cell>
          <table:table-cell table:style-name="Table23.B4" office:value-type="string">
            <text:p text:style-name="P137">27000</text:p>
          </table:table-cell>
        </table:table-row>
        <table:table-row>
          <table:table-cell table:style-name="Table23.A5" office:value-type="string">
            <text:p text:style-name="P137"/>
          </table:table-cell>
          <table:table-cell table:style-name="Table23.B5" office:value-type="string">
            <text:p text:style-name="P137"/>
          </table:table-cell>
        </table:table-row>
      </table:table>
      <text:p text:style-name="P137"/>
      <text:p text:style-name="P137"/>
      <table:table table:name="Table24" table:style-name="Table24">
        <table:table-column table:style-name="Table24.A"/>
        <table:table-column table:style-name="Table24.B"/>
        <table:table-header-rows>
          <table:table-row>
            <table:table-cell table:style-name="Table24.A1" office:value-type="string">
              <text:p text:style-name="P34">Listens to</text:p>
            </table:table-cell>
            <table:table-cell table:style-name="Table24.B1" office:value-type="string">
              <text:p text:style-name="P34">Port</text:p>
            </table:table-cell>
          </table:table-row>
          <table:table-row>
            <table:table-cell table:style-name="Table24.A4" office:value-type="string">
              <text:p text:style-name="P60"/>
            </table:table-cell>
            <table:table-cell table:style-name="Table24.B4" office:value-type="string">
              <text:p text:style-name="P60"/>
            </table:table-cell>
          </table:table-row>
        </table:table-header-rows>
        <table:table-row>
          <table:table-cell table:style-name="Table24.A4" office:value-type="string">
            <text:p text:style-name="P101">Send_Query_To_Inputs</text:p>
          </table:table-cell>
          <table:table-cell table:style-name="Table24.B4" office:value-type="string">
            <text:p text:style-name="P46"/>
          </table:table-cell>
        </table:table-row>
        <table:table-row>
          <table:table-cell table:style-name="Table24.A4" office:value-type="string">
            <text:p text:style-name="P137"/>
          </table:table-cell>
          <table:table-cell table:style-name="Table24.B4" office:value-type="string">
            <text:p text:style-name="P137"/>
          </table:table-cell>
        </table:table-row>
      </table:table>
      <text:p text:style-name="P137"/>
      <text:p text:style-name="P137"/>
      <text:p text:style-name="P137"/>
      <text:h text:style-name="P67" text:outline-level="2"><text:bookmark-start text:name="__RefHeading___Toc4554_34507448"/>USB Interfaces<text:bookmark-end text:name="__RefHeading___Toc4554_34507448"/></text:h>
      <text:p text:style-name="P109"/>
      <text:p text:style-name="P106">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05"/>
      <text:p text:style-name="P109">The follow vendor and product Ids are used for the Leo Bodnar cards:</text:p>
      <text:p text:style-name="P10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2"/>
          </table:table-cell>
          <table:table-cell table:style-name="Table2.A1" office:value-type="string">
            <text:p text:style-name="P22">Vendor Id</text:p>
          </table:table-cell>
          <table:table-cell table:style-name="Table2.C1" office:value-type="string">
            <text:p text:style-name="P22">Product Id</text:p>
          </table:table-cell>
        </table:table-row>
        <table:table-row table:style-name="Table2.1">
          <table:table-cell table:style-name="Table2.A1" office:value-type="string">
            <text:p text:style-name="P22">BU0836</text:p>
          </table:table-cell>
          <table:table-cell table:style-name="Table2.B4" office:value-type="string">
            <text:p text:style-name="P22">0x16c0</text:p>
          </table:table-cell>
          <table:table-cell table:style-name="Table2.C4" office:value-type="string">
            <text:p text:style-name="P22">0x05b5</text:p>
          </table:table-cell>
        </table:table-row>
        <text:soft-page-break/>
        <table:table-row table:style-name="Table2.1">
          <table:table-cell table:style-name="Table2.A1" office:value-type="string">
            <text:p text:style-name="P22">BU0836X</text:p>
          </table:table-cell>
          <table:table-cell table:style-name="Table2.B4" office:value-type="string">
            <text:p text:style-name="P109">0x1dd2</text:p>
          </table:table-cell>
          <table:table-cell table:style-name="Table2.C4" office:value-type="string">
            <text:p text:style-name="P109">0x1001</text:p>
          </table:table-cell>
        </table:table-row>
        <table:table-row table:style-name="Table2.1">
          <table:table-cell table:style-name="Table2.A1" office:value-type="string">
            <text:p text:style-name="P22">BBI-32</text:p>
          </table:table-cell>
          <table:table-cell table:style-name="Table2.B4" office:value-type="string">
            <text:p text:style-name="P110">0x1dd2</text:p>
          </table:table-cell>
          <table:table-cell table:style-name="Table2.C4" office:value-type="string">
            <text:p text:style-name="P23">0x1150</text:p>
          </table:table-cell>
        </table:table-row>
      </table:table>
      <text:p text:style-name="P109"/>
      <text:p text:style-name="P109"/>
      <text:p text:style-name="P243">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6">enables you to determine at what port number the additional ports will start appearing</text:span></text:p>
      <text:p text:style-name="P243"/>
      <text:p text:style-name="P243">Rotary encoders can be connected to any two sequential inputs. </text:p>
      <text:p text:style-name="P109"/>
      <text:p text:style-name="P109">The USB interfaces will still be normalised over the UDP interfaces, and should support requests to report the status of all Joystick interfaces, perhaps with a 10mS delay between the sending the status of each button input.</text:p>
      <text:p text:style-name="P109"/>
      <text:p text:style-name="P97">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03"/>
      <text:p text:style-name="P134"/>
      <text:p text:style-name="P180">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180"/>
      <text:p text:style-name="P180"><draw:frame draw:style-name="fr1" draw:name="Frame19" text:anchor-type="paragraph" svg:width="15.716cm" draw:z-index="42"><draw:text-box fo:min-height="9.102cm"><text:p text:style-name="Figure"><draw:frame draw:style-name="fr9" draw:name="Image13" text:anchor-type="as-char" svg:width="15.716cm" style:rel-width="100%" svg:height="9.102cm" style:rel-height="scale" draw:z-index="48"><draw:image xlink:href="Pictures/100000000000025200000158C2453014F8FC4FC8.jpg" xlink:type="simple" xlink:show="embed" xlink:actuate="onLoad"/></draw:frame><text:span text:style-name="T15"><text:line-break/></text:span>Figure <text:sequence text:ref-name="refFigure10" text:name="Figure" text:formula="ooow:Figure+1" style:num-format="1">11</text:sequence>: SimConnect_To_IP GUI</text:p></draw:text-box></draw:frame><text:soft-page-break/></text:p>
      <text:p text:style-name="P180"/>
      <text:p text:style-name="P180">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34"/>
      <table:table table:name="Table18" table:style-name="Table18">
        <table:table-column table:style-name="Table18.A"/>
        <table:table-column table:style-name="Table18.B"/>
        <table:table-row>
          <table:table-cell table:style-name="Table18.A1" office:value-type="string">
            <text:p text:style-name="P31">Sends to</text:p>
          </table:table-cell>
          <table:table-cell table:style-name="Table18.B1" office:value-type="string">
            <text:p text:style-name="P31">Port</text:p>
          </table:table-cell>
        </table:table-row>
        <table:table-row>
          <table:table-cell table:style-name="Table18.A4" office:value-type="string">
            <text:p text:style-name="P55"/>
          </table:table-cell>
          <table:table-cell table:style-name="Table18.B4" office:value-type="string">
            <text:p text:style-name="P55"/>
          </table:table-cell>
        </table:table-row>
        <table:table-row>
          <table:table-cell table:style-name="Table18.A4" office:value-type="string">
            <text:p text:style-name="P179">pyHWLink_Serial</text:p>
          </table:table-cell>
          <table:table-cell table:style-name="Table18.B4" office:value-type="string">
            <text:p text:style-name="P56">13136</text:p>
          </table:table-cell>
        </table:table-row>
        <table:table-row>
          <table:table-cell table:style-name="Table18.A4" office:value-type="string">
            <text:p text:style-name="P134"/>
          </table:table-cell>
          <table:table-cell table:style-name="Table18.B4" office:value-type="string">
            <text:p text:style-name="P134"/>
          </table:table-cell>
        </table:table-row>
      </table:table>
      <text:p text:style-name="P134"/>
      <text:p text:style-name="P134"/>
      <table:table table:name="Table19" table:style-name="Table19">
        <table:table-column table:style-name="Table19.A"/>
        <table:table-column table:style-name="Table19.B"/>
        <table:table-header-rows>
          <table:table-row>
            <table:table-cell table:style-name="Table19.A1" office:value-type="string">
              <text:p text:style-name="P241">Listens to</text:p>
            </table:table-cell>
            <table:table-cell table:style-name="Table19.B1" office:value-type="string">
              <text:p text:style-name="P241">Port</text:p>
            </table:table-cell>
          </table:table-row>
          <table:table-row>
            <table:table-cell table:style-name="Table19.A3" office:value-type="string">
              <text:p text:style-name="P55"/>
            </table:table-cell>
            <table:table-cell table:style-name="Table19.B3" office:value-type="string">
              <text:p text:style-name="P55"/>
            </table:table-cell>
          </table:table-row>
        </table:table-header-rows>
        <table:table-row>
          <table:table-cell table:style-name="Table19.A3" office:value-type="string">
            <text:p text:style-name="P180">P3d SimConnect</text:p>
          </table:table-cell>
          <table:table-cell table:style-name="Table19.B3" office:value-type="string">
            <text:p text:style-name="P56">SimConnect API</text:p>
          </table:table-cell>
        </table:table-row>
        <table:table-row>
          <table:table-cell table:style-name="Table19.A4" office:value-type="string">
            <text:p text:style-name="P134"/>
          </table:table-cell>
          <table:table-cell table:style-name="Table19.B4" office:value-type="string">
            <text:p text:style-name="P134"/>
          </table:table-cell>
        </table:table-row>
      </table:table>
      <text:p text:style-name="P104"/>
      <text:p text:style-name="P100"/>
      <text:p text:style-name="P100"><draw:frame draw:style-name="fr4" draw:name="Frame10" text:anchor-type="paragraph" svg:width="15.921cm" draw:z-index="45"><draw:text-box fo:min-height="7.452cm"><text:p text:style-name="Figure"><draw:frame draw:style-name="fr9" draw:name="Image12" text:anchor-type="as-char" svg:width="15.921cm" style:rel-width="100%" svg:height="7.452cm" style:rel-height="scale" draw:z-index="50"><draw:image xlink:href="Pictures/10000000000002830000012D27E5AD8F066C7EF0.jpg" xlink:type="simple" xlink:show="embed" xlink:actuate="onLoad"/></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66" text:outline-level="2"/>
      <text:p text:style-name="P98"/>
      <text:p text:style-name="P96"/>
      <text:p text:style-name="P96"/>
      <text:h text:style-name="Heading_20_2" text:outline-level="2"><text:bookmark-start text:name="__RefHeading___Toc2524_1703417213"/>PyHWLink_Control_X<text:span text:style-name="T26">P</text:span>lane<text:bookmark-end text:name="__RefHeading___Toc2524_1703417213"/></text:h>
      <text:p text:style-name="Standard"/>
      <text:p text:style-name="P143">Whilst extracting information from X-P<text:span text:style-name="T29">l</text:span>ane was relativel<text:span text:style-name="T27">y straight forward, trying</text:span> to control X-Plane <text:span text:style-name="T27">was a little more exciting.</text:span></text:p>
      <text:p text:style-name="P143"/>
      <text:p text:style-name="P144">Was originally trying to use the ‘inverse’ of data extraction by writing to an offset with a set of parameters. <text:s/></text:p>
      <text:p text:style-name="P144"/>
      <text:p text:style-name="P116">('DATA'.encode('utf-8'), 0, 14, 0, -999, -999, -999, -999, -999, -999, -999)</text:p>
      <text:p text:style-name="P144"/>
      <text:p text:style-name="P145">This didn’t work so well. <text:s/><text:span text:style-name="T28">However found some very useful information at</text:span></text:p>
      <text:p text:style-name="P145"/>
      <text:p text:style-name="P145"><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45"/>
      <text:p text:style-name="P146">CMND (Client to X-Plane)</text:p>
      <text:p text:style-name="P146"/>
      <text:list xml:id="list8348395586196060735" text:style-name="L3">
        <text:list-item>
          <text:p text:style-name="P263">char [5] name = CMND\0</text:p>
        </text:list-item>
        <text:list-item>
          <text:p text:style-name="P263">char[] cmnd = "sim/flight_controls/flaps_down"</text:p>
        </text:list-item>
      </text:list>
      <text:p text:style-name="P145"/>
      <text:p text:style-name="P148">This references a document in the X<text:span text:style-name="T52">=P</text:span>lane folder which explains how to control X-Plane,for X-Plane 11.26, <text:s/>it is found in X-Plane → Instructions → X-Plane SPECS from Austin → Exchanging Data with X-Plane.</text:p>
      <text:p text:style-name="P148"><text:soft-page-break/></text:p>
      <text:p text:style-name="P147">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49">This didn’t seem to be there in 11.26, but if you go Keyboard → All and then over over something if interest, you see the required string.</text:p>
      <text:p text:style-name="P149"/>
      <text:p text:style-name="P149"/>
      <text:p text:style-name="P150">Once you have the needed string it needs to be assembled, packed and sent. <text:s/>The payload header is CMD, followed by a 0 (need to work out what that is), and then the string to be send.</text:p>
      <text:p text:style-name="P150"/>
      <text:p text:style-name="P203">values = ('CMND'.encode('utf-8'), 0, 'sim/flight_controls/flaps_down'.encode('utf-8'))</text:p>
      <text:p text:style-name="P203">packer = struct.Struct('4s B 32s')</text:p>
      <text:p text:style-name="P203">packed_data = packer.pack(*values) <text:s text:c="5"/></text:p>
      <text:p text:style-name="P203">sock = socket.socket(socket.AF_INET, socket.SOCK_DGRAM) # UDP</text:p>
      <text:p text:style-name="P203">sock.sendto((packed_data), (UDP_IP_Address, UDP_Port))</text:p>
      <text:p text:style-name="P150"/>
      <text:p text:style-name="P151">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51"/>
      <text:p text:style-name="P152">After correcting that – landing lights and brakes not operating correctly. <text:s/>Changed from brakes_maximum to brakes_regular (which mapped to keystroke B)</text:p>
      <text:p text:style-name="P152"/>
      <text:p text:style-name="P153">Lights was due to another cop<text:span text:style-name="T31">y</text:span> and paste mistake, second part of string was flight controls when it should have been lights.</text:p>
      <text:p text:style-name="P153"/>
      <text:p text:style-name="P154">sim/flight_controls/landing_lights_on</text:p>
      <text:p text:style-name="P154">sim/lights/landing_lights_on</text:p>
      <text:p text:style-name="P154"/>
      <text:p text:style-name="P155">Assigned a keystroke to the hold brakes regular, what this seems to do is require keystroke to be held, so for the moment will avoid hold commands.</text:p>
      <text:p text:style-name="P129"/>
      <table:table table:name="Table9" table:style-name="Table9">
        <table:table-column table:style-name="Table9.A"/>
        <table:table-column table:style-name="Table9.B"/>
        <table:table-header-rows>
          <table:table-row>
            <table:table-cell table:style-name="Table9.A1" office:value-type="string">
              <text:p text:style-name="P26">Sends to</text:p>
            </table:table-cell>
            <table:table-cell table:style-name="Table9.B1" office:value-type="string">
              <text:p text:style-name="P26">Port</text:p>
            </table:table-cell>
          </table:table-row>
          <table:table-row>
            <table:table-cell table:style-name="Table9.A5" office:value-type="string">
              <text:p text:style-name="P44"/>
            </table:table-cell>
            <table:table-cell table:style-name="Table9.B5" office:value-type="string">
              <text:p text:style-name="P44"/>
            </table:table-cell>
          </table:table-row>
        </table:table-header-rows>
        <table:table-row>
          <table:table-cell table:style-name="Table9.A5" office:value-type="string">
            <text:p text:style-name="P143">X-Plane</text:p>
          </table:table-cell>
          <table:table-cell table:style-name="Table9.B5" office:value-type="string">
            <text:p text:style-name="P45">49000</text:p>
          </table:table-cell>
        </table:table-row>
        <table:table-row>
          <table:table-cell table:style-name="Table9.A5" office:value-type="string">
            <text:p text:style-name="P129">UDP_Reflect</text:p>
          </table:table-cell>
          <table:table-cell table:style-name="Table9.B5" office:value-type="string">
            <text:p text:style-name="P129">27000</text:p>
          </table:table-cell>
        </table:table-row>
        <table:table-row>
          <table:table-cell table:style-name="Table9.A5" office:value-type="string">
            <text:p text:style-name="P129"/>
          </table:table-cell>
          <table:table-cell table:style-name="Table9.B5" office:value-type="string">
            <text:p text:style-name="P129"/>
          </table:table-cell>
        </table:table-row>
      </table:table>
      <text:p text:style-name="P129"><text:soft-page-break/></text:p>
      <text:p text:style-name="P129"/>
      <table:table table:name="Table10" table:style-name="Table10">
        <table:table-column table:style-name="Table10.A"/>
        <table:table-column table:style-name="Table10.B"/>
        <table:table-header-rows>
          <table:table-row>
            <table:table-cell table:style-name="Table10.A1" office:value-type="string">
              <text:p text:style-name="P26">Listens to</text:p>
            </table:table-cell>
            <table:table-cell table:style-name="Table10.B1" office:value-type="string">
              <text:p text:style-name="P26">Port</text:p>
            </table:table-cell>
          </table:table-row>
          <table:table-row>
            <table:table-cell table:style-name="Table10.A4" office:value-type="string">
              <text:p text:style-name="P44"/>
            </table:table-cell>
            <table:table-cell table:style-name="Table10.B4" office:value-type="string">
              <text:p text:style-name="P44"/>
            </table:table-cell>
          </table:table-row>
        </table:table-header-rows>
        <table:table-row>
          <table:table-cell table:style-name="Table10.A4" office:value-type="string">
            <text:p text:style-name="P129">PyHWLink_<text:span text:style-name="T26">Pri_Node_Inputs</text:span></text:p>
          </table:table-cell>
          <table:table-cell table:style-name="Table10.B4" office:value-type="string">
            <text:p text:style-name="P45">TBA</text:p>
          </table:table-cell>
        </table:table-row>
        <table:table-row>
          <table:table-cell table:style-name="Table10.A4" office:value-type="string">
            <text:p text:style-name="P129"/>
          </table:table-cell>
          <table:table-cell table:style-name="Table10.B4" office:value-type="string">
            <text:p text:style-name="P129"/>
          </table:table-cell>
        </table:table-row>
      </table:table>
      <text:p text:style-name="P129"/>
      <text:p text:style-name="P129"/>
      <text:h text:style-name="Heading_20_2" text:outline-level="2"><text:bookmark-start text:name="__RefHeading___Toc4133_1725760619"/>UDP_Input_Control<text:bookmark-end text:name="__RefHeading___Toc4133_1725760619"/></text:h>
      <text:p text:style-name="P186"/>
      <text:p text:style-name="P186">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186"/>
      <text:p text:style-name="P135"/>
      <table:table table:name="Table20" table:style-name="Table20">
        <table:table-column table:style-name="Table20.A"/>
        <table:table-column table:style-name="Table20.B"/>
        <table:table-header-rows>
          <table:table-row>
            <table:table-cell table:style-name="Table20.A1" office:value-type="string">
              <text:p text:style-name="P32">Sends to</text:p>
            </table:table-cell>
            <table:table-cell table:style-name="Table20.B1" office:value-type="string">
              <text:p text:style-name="P32">Port</text:p>
            </table:table-cell>
          </table:table-row>
          <table:table-row>
            <table:table-cell table:style-name="Table20.A4" office:value-type="string">
              <text:p text:style-name="P57"/>
            </table:table-cell>
            <table:table-cell table:style-name="Table20.B4" office:value-type="string">
              <text:p text:style-name="P57"/>
            </table:table-cell>
          </table:table-row>
        </table:table-header-rows>
        <table:table-row>
          <table:table-cell table:style-name="Table20.A3" office:value-type="string">
            <text:p text:style-name="P135">PyHWLink_Pri_Node_Input<text:span text:style-name="T62">s</text:span></text:p>
          </table:table-cell>
          <table:table-cell table:style-name="Table20.B3" office:value-type="string">
            <text:p text:style-name="P32">26027</text:p>
          </table:table-cell>
        </table:table-row>
        <table:table-row>
          <table:table-cell table:style-name="Table20.A4" office:value-type="string">
            <text:p text:style-name="P186">UDP_Reflector</text:p>
          </table:table-cell>
          <table:table-cell table:style-name="Table20.B4" office:value-type="string">
            <text:p text:style-name="P186">27000</text:p>
          </table:table-cell>
        </table:table-row>
        <table:table-row>
          <table:table-cell table:style-name="Table20.A5" office:value-type="string">
            <text:p text:style-name="P135"/>
          </table:table-cell>
          <table:table-cell table:style-name="Table20.B5" office:value-type="string">
            <text:p text:style-name="P135"/>
          </table:table-cell>
        </table:table-row>
      </table:table>
      <text:p text:style-name="P135"/>
      <text:p text:style-name="P186"/>
      <text:p text:style-name="P136"/>
      <table:table table:name="Table21" table:style-name="Table21">
        <table:table-column table:style-name="Table21.A"/>
        <table:table-column table:style-name="Table21.B"/>
        <table:table-header-rows>
          <table:table-row>
            <table:table-cell table:style-name="Table21.A1" office:value-type="string">
              <text:p text:style-name="P33">Listens to</text:p>
            </table:table-cell>
            <table:table-cell table:style-name="Table21.B1" office:value-type="string">
              <text:p text:style-name="P33">Port</text:p>
            </table:table-cell>
          </table:table-row>
          <table:table-row>
            <table:table-cell table:style-name="Table21.A4" office:value-type="string">
              <text:p text:style-name="P58"/>
            </table:table-cell>
            <table:table-cell table:style-name="Table21.B4" office:value-type="string">
              <text:p text:style-name="P58"/>
            </table:table-cell>
          </table:table-row>
        </table:table-header-rows>
        <table:table-row>
          <table:table-cell table:style-name="Table21.A4" office:value-type="string">
            <text:p text:style-name="P188">Send_Query_To_Inputs</text:p>
          </table:table-cell>
          <table:table-cell table:style-name="Table21.B4" office:value-type="string">
            <text:p text:style-name="P59">7788</text:p>
          </table:table-cell>
        </table:table-row>
        <table:table-row>
          <table:table-cell table:style-name="Table21.A4" office:value-type="string">
            <text:p text:style-name="P136"/>
          </table:table-cell>
          <table:table-cell table:style-name="Table21.B4" office:value-type="string">
            <text:p text:style-name="P136"/>
          </table:table-cell>
        </table:table-row>
      </table:table>
      <text:p text:style-name="P136"/>
      <text:p text:style-name="P189">OverPro’s original code supported 256 buttons, in a 16 * 16 Matrix on a Arduino Mega <text:span text:style-name="T64">(2560 R3)</text:span>, but due to the Ethernet Shield pulling <text:span text:style-name="T65">Columns 13 and 14 to 1.5V at all times the Matrix is 16 * 14.</text:span></text:p>
      <text:p text:style-name="P189"/>
      <text:p text:style-name="P189"><text:span text:style-name="T64">D</text:span>igital Pin<text:span text:style-name="T64">s</text:span> 22- 37 used as row0 ~ row 15, </text:p>
      <text:p text:style-name="P189"><text:span text:style-name="T64">D</text:span>igital pin 38-53 used as column 0 ~ 15,</text:p>
      <text:p text:style-name="P189"/>
      <text:p text:style-name="P193">Even though internal pull-ups are enabled, found that the addition of 10K pull ups reduced noise induced transitions.</text:p>
      <text:p text:style-name="P190"/>
      <text:p text:style-name="P63"><text:soft-page-break/>Code Approach</text:p>
      <text:p text:style-name="P191"/>
      <text:p text:style-name="P191">On initialisation the pin modes are set, <text:span text:style-name="T67">the arrays holding past and current switch state are initialised to 0. <text:s/>Currently a UDP ping is send out to the reflector in initialisation.</text:span></text:p>
      <text:p text:style-name="P191"/>
      <text:p text:style-name="P192">The code then enters a loop where all rows are individually pulled down. <text:s/>After a row is pulled down, there us a predetermined delay, after which the column results are read. <text:s/>The column results are then stored in an array (joyReport.button).</text:p>
      <text:p text:style-name="P192"/>
      <text:p text:style-name="P192">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189"/>
      <text:h text:style-name="P64" text:outline-level="2"><text:bookmark-start text:name="__RefHeading___Toc1656_4284848634"/>UDP_Reflector<text:bookmark-end text:name="__RefHeading___Toc1656_4284848634"/></text:h>
      <text:p text:style-name="P93"/>
      <text:p text:style-name="P93">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93"/>
      <text:p text:style-name="P93">By default displays all packets but will filter using simple character matching (no wild carding)</text:p>
      <text:p text:style-name="P93"/>
      <text:p text:style-name="P136"/>
      <table:table table:name="Table22" table:style-name="Table22">
        <table:table-column table:style-name="Table22.A"/>
        <table:table-column table:style-name="Table22.B"/>
        <table:table-header-rows>
          <table:table-row>
            <table:table-cell table:style-name="Table22.A1" office:value-type="string">
              <text:p text:style-name="P33">Listens to</text:p>
            </table:table-cell>
            <table:table-cell table:style-name="Table22.B1" office:value-type="string">
              <text:p text:style-name="P33">Port</text:p>
            </table:table-cell>
          </table:table-row>
          <table:table-row>
            <table:table-cell table:style-name="Table22.A4" office:value-type="string">
              <text:p text:style-name="P58"/>
            </table:table-cell>
            <table:table-cell table:style-name="Table22.B4" office:value-type="string">
              <text:p text:style-name="P58"/>
            </table:table-cell>
          </table:table-row>
        </table:table-header-rows>
        <table:table-row>
          <table:table-cell table:style-name="Table22.A4" office:value-type="string">
            <text:p text:style-name="P188">All</text:p>
          </table:table-cell>
          <table:table-cell table:style-name="Table22.B4" office:value-type="string">
            <text:p text:style-name="P187">27000</text:p>
          </table:table-cell>
        </table:table-row>
        <table:table-row>
          <table:table-cell table:style-name="Table22.A4" office:value-type="string">
            <text:p text:style-name="P136"/>
          </table:table-cell>
          <table:table-cell table:style-name="Table22.B4" office:value-type="string">
            <text:p text:style-name="P136"/>
          </table:table-cell>
        </table:table-row>
      </table:table>
      <text:p text:style-name="P136"/>
      <text:p text:style-name="P108"/>
      <text:p text:style-name="P93"/>
      <text:p text:style-name="P93">Command line options</text:p>
      <text:p text:style-name="P93">a: filterstring - display packets containing this string</text:p>
      <text:p text:style-name="P93">b: IP Address and Port to send to <text:span text:style-name="T9">W</text:span>ire<text:span text:style-name="T9">S</text:span>hark</text:p>
      <text:h text:style-name="P85" text:outline-level="1"><text:bookmark-start text:name="__RefHeading___Toc1658_4284848634"/><text:bookmark-end text:name="__RefHeading___Toc1658_4284848634"/></text:h>
      <text:p text:style-name="P107"/>
      <text:h text:style-name="P84" text:outline-level="1"><text:bookmark-start text:name="__RefHeading___Toc1660_4284848634"/>Code Status<text:bookmark-end text:name="__RefHeading___Toc1660_4284848634"/></text:h>
      <text:p text:style-name="P91"/>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17"/>
            </table:table-cell>
            <table:table-cell table:style-name="Table4.A1" office:value-type="string">
              <text:p text:style-name="P18">Complete</text:p>
            </table:table-cell>
            <table:table-cell table:style-name="Table4.A1" office:value-type="string">
              <text:p text:style-name="P18">Cmd_line</text:p>
            </table:table-cell>
            <table:table-cell table:style-name="Table4.A1" office:value-type="string">
              <text:p text:style-name="P18">Debug</text:p>
            </table:table-cell>
            <table:table-cell table:style-name="Table4.A1" office:value-type="string">
              <text:p text:style-name="P18">Config_File</text:p>
            </table:table-cell>
            <table:table-cell table:style-name="Table4.F1" office:value-type="string">
              <text:p text:style-name="P18">Doc</text:p>
            </table:table-cell>
          </table:table-row>
        </table:table-header-rows>
        <table:table-row>
          <table:table-cell table:style-name="Table4.A2" office:value-type="string">
            <text:p text:style-name="P19"/>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ext:soft-page-break/>
        <table:table-row>
          <table:table-cell table:style-name="Table4.A2" office:value-type="string">
            <text:p text:style-name="P20"/>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1">pyHWLink_Serial</text:p>
          </table:table-cell>
          <table:table-cell table:style-name="Table4.A2" office:value-type="string">
            <text:p text:style-name="P21">No</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20">pyHWLink_USB_Reade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row>
          <table:table-cell table:style-name="Table4.A2" office:value-type="string">
            <text:p text:style-name="P19">UDP_Reflector</text:p>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A2" office:value-type="string">
            <text:p text:style-name="P17"/>
          </table:table-cell>
          <table:table-cell table:style-name="Table4.F2" office:value-type="string">
            <text:p text:style-name="P17"/>
          </table:table-cell>
        </table:table-row>
      </table:table>
      <text:p text:style-name="P91"/>
      <text:h text:style-name="P84" text:outline-level="1"><text:bookmark-start text:name="__RefHeading___Toc1526_4284848634"/>Coding Learnings<text:bookmark-end text:name="__RefHeading___Toc1526_4284848634"/></text:h>
      <text:p text:style-name="P92"/>
      <text:h text:style-name="P64" text:outline-level="2"><text:bookmark-start text:name="__RefHeading___Toc1528_4284848634"/>Logging<text:bookmark-end text:name="__RefHeading___Toc1528_4284848634"/></text:h>
      <text:p text:style-name="P91"/>
      <text:p text:style-name="P93">The logging module (import logging) enable you to determine which messages will be displayed on the console</text:p>
      <text:p text:style-name="P93"/>
      <text:p text:style-name="P111">logging.basicConfig(format='%(asctime)s:%(levelname)s:%(message)s',level=logging.INFO)</text:p>
      <text:p text:style-name="P111">#logging.basicConfig(format='%(asctime)s:%(levelname)s:%(message)s',level=logging.DEBUG)</text:p>
      <text:p text:style-name="P111"/>
      <text:p text:style-name="P117">Once the value is set it cannot be changed mid-execution, <text:span text:style-name="T2">so it is best to set at the top of the program.</text:span></text:p>
      <text:p text:style-name="P117"/>
      <text:h text:style-name="P64" text:outline-level="2"/>
      <text:h text:style-name="P75" text:outline-level="2"><text:bookmark-start text:name="__RefHeading___Toc1530_4284848634"/>Command Line Parameters<text:bookmark-end text:name="__RefHeading___Toc1530_4284848634"/></text:h>
      <text:p text:style-name="P118"/>
      <text:p text:style-name="P118">Command line parameters (from optparse import OptionParser) are easily managed with this module.</text:p>
      <text:p text:style-name="P118"><draw:frame text:anchor-type="char" draw:z-index="49" draw:name="Shape3" draw:style-name="gr19" draw:text-style-name="P273" svg:width="16.573cm" svg:height="4.689cm" svg:x="0cm" svg:y="0.259cm"><draw:text-box><text:p><text:span text:style-name="T79"/></text:p><text:p><text:span text:style-name="T79">D:\&gt;UDP_Reflector.py --help</text:span></text:p><text:p><text:span text:style-name="T79">2019-01-13 07:49:41,712:INFO:Unable to find UDP_Reflector_config.py</text:span></text:p><text:p><text:span text:style-name="T79">Usage: UDP_Reflector.py [options]</text:span></text:p><text:p><text:span text:style-name="T79"/></text:p><text:p><text:span text:style-name="T79">Options:</text:span></text:p><text:p><text:span text:style-name="T79"><text:s text:c="2"/></text:span><text:span text:style-name="T79">-h, --help <text:s text:c="11"/>show this help message and exit</text:span></text:p><text:p><text:span text:style-name="T79"><text:s text:c="2"/></text:span><text:span text:style-name="T79">-w opt_W_Host, --wh=opt_W_Host</text:span></text:p><text:p><text:span text:style-name="T79"><text:s text:c="24"/></text:span><text:span text:style-name="T79">Wireshark Target IP Address</text:span></text:p><text:p><text:span text:style-name="T79"><text:s text:c="2"/></text:span><text:span text:style-name="T79">-u opt_W_Port, --wp=opt_W_Port</text:span></text:p><text:p><text:span text:style-name="T79"><text:s text:c="24"/></text:span><text:span text:style-name="T79">Wireshark Target Port. 27001 is used if not explicity</text:span></text:p><text:p><text:span text:style-name="T79"><text:s text:c="24"/></text:span><text:span text:style-name="T79">specified</text:span></text:p><text:p><text:span text:style-name="T79"/></text:p></draw:text-box></draw:frame></text:p>
      <text:p text:style-name="P119">Command line options are easily added, including help.</text:p>
      <text:p text:style-name="P119"/>
      <text:h text:style-name="P64" text:outline-level="2"><draw:frame text:anchor-type="paragraph" draw:z-index="52" draw:name="Shape4" draw:style-name="gr20" draw:text-style-name="P275"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75" text:outline-level="2"><text:bookmark-start text:name="__RefHeading___Toc1532_4284848634"/>Configuration Files<text:bookmark-end text:name="__RefHeading___Toc1532_4284848634"/></text:h>
      <text:p text:style-name="P91"/>
      <text:p text:style-name="P94">A local file can hold settings for a program. <text:s/>Its a good idea to simple extend the name of the <text:s/>primary code with ‘_config’ at the end. <text:s/>The file type should be ‘.py’</text:p>
      <text:p text:style-name="P94"/>
      <text:p text:style-name="P94"><text:span text:style-name="T3">e.</text:span>g. PyHWLink_UDP_Reflector configuration file is UDP_Reflector_config.py</text:p>
      <text:p text:style-name="P94"/>
      <text:p text:style-name="P94">The values are loaded early in the code</text:p>
      <text:p text:style-name="P94"><draw:frame text:anchor-type="paragraph" draw:z-index="53" draw:name="Shape1" draw:style-name="gr21" draw:text-style-name="P280" svg:width="16.537cm" svg:height="7.885cm" svg:x="0cm" svg:y="0.36cm"><draw:text-box><text:p><text:span text:style-name="T87"/></text:p><text:p><text:span text:style-name="T87">try:</text:span></text:p><text:p><text:span text:style-name="T87"/></text:p><text:p><text:span text:style-name="T87"><text:s text:c="4"/></text:span><text:span text:style-name="T87">if not (os.path.isfile(config_file)):</text:span></text:p><text:p><text:span text:style-name="T87"><text:s text:c="8"/></text:span></text:p><text:p><text:span text:style-name="T87"><text:s text:c="8"/></text:span><text:span text:style-name="T87">logging.info('Unable to find ' + config_file)</text:span></text:p><text:p><text:span text:style-name="T87"/></text:p><text:p><text:span text:style-name="T87"><text:s text:c="8"/></text:span></text:p><text:p><text:span text:style-name="T87"><text:s text:c="4"/></text:span><text:span text:style-name="T87">else:</text:span></text:p><text:p><text:span text:style-name="T87"><text:s text:c="8"/></text:span><text:span text:style-name="T87">try:</text:span></text:p><text:p><text:span text:style-name="T87"><text:s text:c="12"/></text:span><text:span text:style-name="T87">from config_file import *</text:span></text:p><text:p><text:span text:style-name="T87"><text:s text:c="12"/></text:span></text:p><text:p><text:span text:style-name="T87"><text:s text:c="16"/></text:span></text:p><text:p><text:span text:style-name="T87"><text:s text:c="8"/></text:span><text:span text:style-name="T87">except Exception as other:</text:span></text:p><text:p><text:span text:style-name="T87"><text:s text:c="12"/></text:span><text:span text:style-name="T87">logging.critical("Error in Initialisation: " + str(other))</text:span></text:p><text:p><text:span text:style-name="T87"/></text:p><text:p><text:span text:style-name="T87"><text:s text:c="12"/></text:span><text:span text:style-name="T87">print('Unable to open "' + config_file + '"' )</text:span></text:p><text:p><text:span text:style-name="T87"><text:s text:c="12"/></text:span><text:span text:style-name="T87">print('Or variable assignment incorrect - forgot quotes for string?')</text:span></text:p><text:p><text:span text:style-name="T87"><text:s text:c="12"/></text:span><text:span text:style-name="T87">print('Defaults used')</text:span></text:p></draw:text-box></draw:frame></text:p>
      <text:p text:style-name="P94"/>
      <text:p text:style-name="P95">The configuration file looks like a series of variable assignments</text:p>
      <text:p text:style-name="P95"><draw:frame text:anchor-type="paragraph" draw:z-index="54" draw:name="Shape2" draw:style-name="gr22" draw:text-style-name="P280" svg:width="8.362cm" svg:height="1.456cm" svg:x="0.432cm" svg:y="0.196cm"><draw:text-box><text:p><text:span text:style-name="T87"/></text:p><text:p><text:span text:style-name="T87">learning = True</text:span></text:p><text:p><text:span text:style-name="T87">AircraftType = 'A10C'</text:span></text:p></draw:text-box></draw:frame></text:p>
      <text:p text:style-name="P112"/>
      <text:p text:style-name="P112"/>
      <text:h text:style-name="P64" text:outline-level="2"/>
      <text:h text:style-name="P75" text:outline-level="2"><text:bookmark-start text:name="__RefHeading___Toc1534_4284848634"/>Error Handling In Python<text:bookmark-end text:name="__RefHeading___Toc1534_4284848634"/></text:h>
      <text:p text:style-name="P112"/>
      <text:p text:style-name="P112"/>
      <text:p text:style-name="P194">Its good form to use the try and except constructs, </text:p>
      <text:p text:style-name="P195"><draw:frame text:anchor-type="paragraph" draw:z-index="13" draw:name="Shape5" draw:style-name="gr6" draw:text-style-name="P276" svg:width="17.463cm" svg:height="10.272cm" svg:x="0.148cm" svg:y="0.046cm"><draw:text-box><text:p><text:span text:style-name="T81">def ReceivePacket():</text:span></text:p><text:p><text:span text:style-name="T81"/></text:p><text:p><text:span text:style-name="T81"/></text:p><text:p><text:span text:style-name="T81"><text:s text:c="4"/></text:span><text:span text:style-name="T82">while True:</text:span></text:p><text:p><text:span text:style-name="T81"><text:s text:c="8"/></text:span></text:p><text:p><text:span text:style-name="T81"><text:s text:c="7"/></text:span><text:span text:style-name="T82"><text:s/></text:span><text:span text:style-name="T82">try:</text:span></text:p><text:p><text:span text:style-name="T81"/></text:p><text:p><text:span text:style-name="T81"><text:s text:c="12"/></text:span><text:span text:style-name="T81">data, (Source_IP, Source_Port) <text:s/>= serverSock.recvfrom(1500)</text:span></text:p><text:p><text:span text:style-name="T81"/></text:p><text:p><text:span text:style-name="T81"><text:s text:c="12"/></text:span><text:span text:style-name="T81">ReceivedPacket = data</text:span></text:p><text:p><text:span text:style-name="T81"><text:s text:c="12"/></text:span><text:span text:style-name="T81">packets_processed = packets_processed + 1</text:span></text:p><text:p><text:span text:style-name="T81"/></text:p><text:p><text:span text:style-name="T81"><text:s text:c="12"/></text:span><text:span text:style-name="T81">ProcessReceivedString( str(ReceivedPacket), Source_IP , str(Source_Port) )</text:span></text:p><text:p><text:span text:style-name="T81"><text:s text:c="12"/></text:span></text:p><text:p><text:span text:style-name="T81"><text:s text:c="12"/></text:span><text:span text:style-name="T81">logging.debug("Iterations since last packet " + str(iterations_Since_Last_Packet))</text:span></text:p><text:p><text:span text:style-name="T81"/></text:p><text:p><text:span text:style-name="T81"><text:s text:c="46"/></text:span></text:p><text:p><text:span text:style-name="T81"><text:s text:c="8"/></text:span><text:span text:style-name="T82">except socket.timeout</text:span><text:span text:style-name="T81">:</text:span></text:p><text:p><text:span text:style-name="T81"><text:s text:c="12"/></text:span><text:span text:style-name="T81">iterations_Since_Last_Packet = iterations_Since_Last_Packet + <text:s/>1</text:span></text:p><text:p><text:span text:style-name="T81"><text:s text:c="12"/></text:span><text:span text:style-name="T81">if debugging == True and (iterations_Since_Last_Packet &gt; 10000):</text:span></text:p><text:p><text:span text:style-name="T81"><text:s text:c="16"/></text:span><text:span text:style-name="T81">print("[i] Mid Receive Timeout - " + time.asctime())</text:span></text:p><text:p><text:span text:style-name="T81"><text:s text:c="16"/></text:span><text:span text:style-name="T81">iterations_Since_Last_Packet=0</text:span></text:p><text:p><text:span text:style-name="T81"/></text:p><text:p><text:span text:style-name="T81"><text:s text:c="16"/></text:span></text:p><text:p><text:span text:style-name="T81"><text:s text:c="16"/></text:span><text:span text:style-name="T81">last_time_display = time.time()</text:span></text:p><text:p><text:span text:style-name="T81"><text:s text:c="16"/></text:span><text:span text:style-name="T81">packets_processed = 0</text:span></text:p><text:p><text:span text:style-name="T81"><text:s text:c="12"/></text:span><text:span text:style-name="T81">continue</text:span></text:p><text:p><text:span text:style-name="T81"/></text:p><text:p><text:span text:style-name="T81"><text:s text:c="8"/></text:span><text:span text:style-name="T82">except Exception as other:</text:span></text:p><text:p><text:span text:style-name="T81"><text:s text:c="12"/></text:span><text:span text:style-name="T81">logging.critical('Error in ReceivePacket: ' + str(other))</text:span></text:p><text:p><text:span text:style-name="T81"><text:s text:c="12"/></text:span></text:p><text:p><text:span text:style-name="T81"/></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195"><draw:frame text:anchor-type="paragraph" draw:z-index="24" draw:name="Shape6" draw:style-name="gr12" draw:text-style-name="P273" svg:width="17.419cm" svg:height="2.162cm" svg:x="0cm" svg:y="0.09cm"><draw:text-box><text:p><text:span text:style-name="T79"/></text:p><text:p><text:span text:style-name="T79">2019-01-13 08:25:39,410:INFO:Unable to find UDP_Reflector_config.py</text:span></text:p><text:p><text:span text:style-name="T79">Listening on port 27000</text:span></text:p><text:p><text:span text:style-name="T79">2019-01-13 08:25:44,424:INFO:Keepalive check 0 Packets Processed. 0 packets per second.</text:span></text:p><text:p><text:span text:style-name="T79">2019-01-13 08:25:49,438:INFO:Keepalive check 0 Packets Processed. 0 packets per second.</text:span></text:p></draw:text-box></draw:frame></text:p>
      <text:p text:style-name="P194"/>
      <text:p text:style-name="P194"/>
      <text:p text:style-name="P194"/>
      <text:p text:style-name="P196"/>
      <text:p text:style-name="P77">Having a catch-all exception handler ensures that something is logged if an exception occurs. <text:s/><text:span text:style-name="T5">Included in excepted captures should be a Ctrl-C to gracefully exit, cleaning up resources.</text:span></text:p>
      <text:p text:style-name="P196"/>
      <text:p text:style-name="P196"><draw:frame text:anchor-type="char" draw:z-index="25" draw:name="Shape7" draw:style-name="gr13" draw:text-style-name="P278" svg:width="13.733cm" svg:height="12.551cm" svg:x="0.009cm" svg:y="-0.22cm"><draw:text-box><text:p><text:span text:style-name="T83"/></text:p><text:p><text:span text:style-name="T79">def CleanUpAndExit():</text:span></text:p><text:p><text:span text:style-name="T79"><text:s text:c="4"/></text:span><text:span text:style-name="T79">try:</text:span></text:p><text:p><text:span text:style-name="T79"><text:s text:c="8"/></text:span><text:span text:style-name="T79"># Catch Ctl-C and quit</text:span></text:p><text:p><text:span text:style-name="T79"><text:s text:c="8"/></text:span><text:span text:style-name="T79">print('')</text:span></text:p><text:p><text:span text:style-name="T79"><text:s text:c="8"/></text:span><text:span text:style-name="T79">print('Exiting')</text:span></text:p><text:p><text:span text:style-name="T79"><text:s text:c="8"/></text:span><text:span text:style-name="T79">print('')</text:span></text:p><text:p><text:span text:style-name="T79"><text:s text:c="8"/></text:span><text:span text:style-name="T79">try:</text:span></text:p><text:p><text:span text:style-name="T79"><text:s text:c="12"/></text:span><text:span text:style-name="T79">serverSock.close()</text:span></text:p><text:p><text:span text:style-name="T79"><text:s text:c="8"/></text:span><text:span text:style-name="T79">except:</text:span></text:p><text:p><text:span text:style-name="T79"><text:s text:c="12"/></text:span><text:span text:style-name="T79">logging.critical('Unable to close server socket')</text:span></text:p><text:p><text:span text:style-name="T79"><text:s text:c="8"/></text:span><text:span text:style-name="T79">sys.exit(0)</text:span></text:p><text:p><text:span text:style-name="T79"/></text:p><text:p><text:span text:style-name="T79"><text:s text:c="4"/></text:span><text:span text:style-name="T79">except Exception as other:</text:span></text:p><text:p><text:span text:style-name="T79"><text:s text:c="8"/></text:span><text:span text:style-name="T79">logging.critical('Error in CleanUpAndExit: ' + str(other))</text:span></text:p><text:p><text:span text:style-name="T79"><text:s text:c="8"/></text:span><text:span text:style-name="T79">sys.exit(0)</text:span></text:p><text:p><text:span text:style-name="T83"/></text:p><text:p><text:span text:style-name="T79"/></text:p><text:p><text:span text:style-name="T79">def Main():</text:span></text:p><text:p><text:span text:style-name="T79"/></text:p><text:p><text:span text:style-name="T79"><text:s text:c="4"/></text:span><text:span text:style-name="T79">print('Listening on port ' + str(UDP_Port))</text:span></text:p><text:p><text:span text:style-name="T79"><text:s text:c="4"/></text:span><text:span text:style-name="T79">try:</text:span></text:p><text:p><text:span text:style-name="T79"/></text:p><text:p><text:span text:style-name="T79"><text:s text:c="8"/></text:span><text:span text:style-name="T79">ReceivePacket()</text:span></text:p><text:p><text:span text:style-name="T79"/></text:p><text:p><text:span text:style-name="T79"><text:s text:c="4"/></text:span><text:span text:style-name="T79">except KeyboardInterrupt:</text:span></text:p><text:p><text:span text:style-name="T79"><text:s text:c="8"/></text:span><text:span text:style-name="T79"># Catch Ctl-C and quit</text:span></text:p><text:p><text:span text:style-name="T79"><text:s text:c="8"/></text:span><text:span text:style-name="T79">CleanUpAndExit()</text:span></text:p><text:p><text:span text:style-name="T79"><text:s text:c="8"/></text:span></text:p><text:p><text:span text:style-name="T79"><text:s text:c="4"/></text:span><text:span text:style-name="T79">except Exception as other:</text:span></text:p><text:p><text:span text:style-name="T79"><text:s text:c="8"/></text:span><text:span text:style-name="T79">logging.critical('Error in Main: ' + str(other))</text:span></text:p><text:p><text:span text:style-name="T79"/></text:p><text:p><text:span text:style-name="T79">Main()</text:span></text:p></draw:text-box></draw:frame></text:p>
      <text:h text:style-name="Heading_20_2" text:outline-level="2"><text:bookmark-start text:name="__RefHeading___Toc1277_2271273762"/>Persisting Information<text:bookmark-end text:name="__RefHeading___Toc1277_2271273762"/></text:h>
      <text:p text:style-name="P196"/>
      <text:p text:style-name="P197">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197">Data is persisted in json, with the two major files being ‘input_assignments.json’, and temp_input_assignments.json’.</text:p>
      <text:p text:style-name="P197">The following modules are used to manage data persistence.</text:p>
      <text:p text:style-name="P197"/>
      <text:p text:style-name="P197"><draw:frame draw:style-name="fr7" draw:name="Frame2" text:anchor-type="paragraph" svg:x="-0.004cm" svg:y="0.492cm" svg:width="10.135cm" draw:z-index="8"><draw:text-box fo:min-height="2.006cm"><text:p text:style-name="Drawing"><draw:frame text:anchor-type="paragraph" draw:z-index="9" draw:name="Shape8" draw:style-name="gr3" draw:text-style-name="P275"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soft-page-break/></text:p>
      <text:h text:style-name="Heading_20_2" text:outline-level="2"><text:bookmark-start text:name="__RefHeading___Toc1279_2271273762"/>Networking in Python<text:bookmark-end text:name="__RefHeading___Toc1279_2271273762"/></text:h>
      <text:p text:style-name="P81">Sockets are the basis of the network stack in the project, with UDP being the preferred transport of choice due to its loose coupling.</text:p>
      <text:p text:style-name="P201">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02"><draw:frame draw:style-name="fr7" draw:name="Frame1" text:anchor-type="paragraph" svg:x="0cm" svg:y="0.42cm" svg:width="15.189cm" draw:z-index="5"><draw:text-box fo:min-height="3.724cm"><text:p text:style-name="Drawing"><draw:frame text:anchor-type="paragraph" draw:z-index="6" draw:name="Shape9" draw:style-name="gr2" draw:text-style-name="P274"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8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00"/>
      <text:p text:style-name="P200"><draw:frame draw:style-name="fr8" draw:name="Frame3" text:anchor-type="paragraph" svg:x="0.24cm" svg:y="0.24cm" svg:width="15.797cm" draw:z-index="7"><draw:text-box fo:min-height="13.009cm"><text:p text:style-name="Drawing"><draw:frame draw:style-name="fr4" draw:name="Frame20" text:anchor-type="paragraph" svg:width="15.797cm" draw:z-index="10"><draw:text-box fo:min-height="11.829cm"><text:p text:style-name="Text"><draw:frame text:anchor-type="paragraph" draw:z-index="11" draw:name="Shape10" draw:style-name="gr4" draw:text-style-name="P275"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76" text:outline-level="2"><text:bookmark-start text:name="__RefHeading___Toc1426_2109721845"/>Pick a Python Version<text:bookmark-end text:name="__RefHeading___Toc1426_2109721845"/></text:h>
      <text:p text:style-name="P121"/>
      <text:p text:style-name="P121">While documenting and testing the project, run into a surprise for junior hackers. <text:s/>The code running on the Raspberry Pi was exhibiting some subtle differences in behaviour. <text:s/>Originally I thought all code was running Python 3.5 or 3.7 </text:p>
      <text:p text:style-name="P121"/>
      <text:p text:style-name="P12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21"/>
      <text:p text:style-name="P121">The quick addition of the following to the code quickly answered the question:</text:p>
      <text:p text:style-name="P121"/>
      <text:p text:style-name="P121"><draw:frame text:anchor-type="paragraph" draw:z-index="12" draw:name="Shape13" draw:style-name="gr5" draw:text-style-name="P274" svg:width="10.399cm" svg:height="1.786cm" svg:x="0.049cm" svg:y="0.056cm"><draw:text-box><text:p><text:span text:style-name="T71"/></text:p><text:p><text:span text:style-name="T18">import system</text:span></text:p><text:p><text:span text:style-name="T18">print (‘Running Python ‘ + sys.version)</text:span></text:p><text:p><text:span text:style-name="T18"/></text:p></draw:text-box></draw:frame></text:p>
      <text:p text:style-name="P121">The code running through the shell on the Raspberry Pi was reporting 2.7.13. <text:s/>Pi Idle3 was reporting 3.5.1 (not much of a surprise there…). Running from Thonny reported a 3.5.3.</text:p>
      <text:p text:style-name="P121"/>
      <text:p text:style-name="P121">On the PC through the explorer launched 3.7.2 </text:p>
      <text:p text:style-name="P121"/>
      <text:p text:style-name="P12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21"/>
      <text:p text:style-name="P121"><draw:frame text:anchor-type="paragraph" draw:z-index="26" draw:name="Shape14" draw:style-name="gr14" draw:text-style-name="P279" svg:width="17.252cm" svg:height="2.594cm" svg:x="0.076cm" svg:y="0.046cm"><draw:text-box><text:p><text:span text:style-name="T84">// Check to see if an alternative has been made</text:span></text:p><text:p><text:span text:style-name="T84"># update-alternatives --list python</text:span></text:p><text:p><text:span text:style-name="T85"/></text:p><text:p><text:span text:style-name="T84"># sudo update-alternatives --install /usr/bin/python python /usr/bin/python3.5 1</text:span></text:p><text:p><text:span text:style-name="T84"/></text:p><text:p><text:span text:style-name="T84">// Validate changes have been made</text:span></text:p><text:p><text:span text:style-name="T84"># update-alternatives --list python</text:span></text:p></draw:text-box></draw:frame></text:p>
      <text:p text:style-name="P122">Updating the default version of python immediately impacted the Pri_Node_Input module, loosing timeouts.</text:p>
      <text:p text:style-name="P122"/>
      <text:p text:style-name="P123">Added code to check for minimum version of Python (yeap it could be optimised)</text:p>
      <text:p text:style-name="P123"><draw:frame text:anchor-type="paragraph" draw:z-index="27" draw:name="Shape15" draw:style-name="gr15" draw:text-style-name="P273" svg:width="17.516cm" svg:height="9.734cm" svg:x="0.049cm" svg:y="0.115cm"><draw:text-box><text:p><text:span text:style-name="T79"/></text:p><text:p><text:span text:style-name="T79"/></text:p><text:p><text:span text:style-name="T79">MIN_VERSION_PY3 = 5 <text:s text:c="3"/># min. 3.x version</text:span></text:p><text:p><text:span text:style-name="T79">if (sys.version_info[0] &lt; 3):</text:span></text:p><text:p><text:span text:style-name="T79"><text:s text:c="8"/></text:span><text:span text:style-name="T79">Warning_Message = "ERROR: This script requires a minimum of Python 3." + </text:span><text:span text:style-name="T79"><text:tab/></text:span><text:span text:style-name="T79"><text:tab/></text:span><text:span text:style-name="T79"><text:tab/></text:span><text:span text:style-name="T79">str(MIN_VERSION_PY3) </text:span></text:p><text:p><text:span text:style-name="T79"><text:s text:c="8"/></text:span><text:span text:style-name="T79">print('')</text:span></text:p><text:p><text:span text:style-name="T79"><text:s text:c="8"/></text:span><text:span text:style-name="T79">logging.critical(Warning_Message)</text:span></text:p><text:p><text:span text:style-name="T79"><text:s text:c="8"/></text:span><text:span text:style-name="T79">print('')</text:span></text:p><text:p><text:span text:style-name="T79"><text:s text:c="8"/></text:span><text:span text:style-name="T79">print('Invalid Version of Python running')</text:span></text:p><text:p><text:span text:style-name="T79"><text:s text:c="8"/></text:span><text:span text:style-name="T79">print('Running Python earlier than Python 3.0! ' + sys.version)</text:span></text:p><text:p><text:span text:style-name="T79"><text:s text:c="8"/></text:span><text:span text:style-name="T79">sys.exit(Warning_Message)</text:span></text:p><text:p><text:span text:style-name="T79"/></text:p><text:p><text:span text:style-name="T79">elif (sys.version_info[0] == 3 and sys.version_info[1] &lt; MIN_VERSION_PY3):</text:span></text:p><text:p><text:span text:style-name="T79"><text:s text:c="8"/></text:span><text:span text:style-name="T79">Warning_Message = "ERROR: This script requires a minimum of Python 3." + </text:span><text:span text:style-name="T79"><text:tab/></text:span><text:span text:style-name="T79"><text:tab/></text:span><text:span text:style-name="T79"><text:tab/></text:span><text:span text:style-name="T79">str(MIN_VERSION_PY3) <text:s text:c="10"/></text:span></text:p><text:p><text:span text:style-name="T79"><text:s text:c="8"/></text:span><text:span text:style-name="T79">print('')</text:span></text:p><text:p><text:span text:style-name="T79"><text:s text:c="8"/></text:span><text:span text:style-name="T79">logging.critical(Warning_Message) <text:s/></text:span></text:p><text:p><text:span text:style-name="T79"><text:s text:c="8"/></text:span><text:span text:style-name="T79">print('')</text:span></text:p><text:p><text:span text:style-name="T79"><text:s text:c="8"/></text:span><text:span text:style-name="T79">print('Invalid Version of Python running')</text:span></text:p><text:p><text:span text:style-name="T79"><text:s text:c="8"/></text:span><text:span text:style-name="T79">print('Running Python ' + sys.version)</text:span></text:p><text:p><text:span text:style-name="T79"><text:s text:c="8"/></text:span><text:span text:style-name="T79">sys.exit(Warning_Message)</text:span></text:p></draw:text-box></draw:frame><text:soft-page-break/></text:p>
      <text:p text:style-name="P124">After va<text:span text:style-name="T51">li</text:span>dating this noted a consideration difference in socket timeouts between Windows and the Pi, using the ‘same timeout’ windows reports every 15 seconds, whereas on the Pi it is reported every second.</text:p>
      <text:p text:style-name="P124"/>
      <text:h text:style-name="Heading_20_2" text:outline-level="2"><text:bookmark-start text:name="__RefHeading___Toc1428_2109721845"/>Processing Data<text:bookmark-end text:name="__RefHeading___Toc1428_2109721845"/></text:h>
      <text:p text:style-name="P198"><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199">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199"><draw:frame draw:style-name="fr7" draw:name="Frame4" text:anchor-type="paragraph" svg:x="0.102cm" svg:y="0.074cm" svg:width="14.131cm" draw:z-index="14"><draw:text-box fo:min-height="3.394cm"><text:p text:style-name="Drawing"><draw:frame text:anchor-type="paragraph" draw:z-index="15" draw:name="Shape12" draw:style-name="gr7" draw:text-style-name="P274" svg:width="14.13cm" svg:height="3.394cm" svg:x="0cm" svg:y="0cm"><draw:text-box><text:p><text:span text:style-name="T81"/></text:p><text:p><text:span text:style-name="T81"># Switch is Opened</text:span></text:p><text:p><text:span text:style-name="T81">if str(workingFields[2]) == '0':</text:span></text:p><text:p><text:span text:style-name="T81"><text:tab/></text:span><text:span text:style-name="T81">if learning and input_assignments[workingkey]['Open'] == None:</text:span></text:p><text:p><text:span text:style-name="T81"><text:tab/></text:span><text:span text:style-name="T81"><text:tab/></text:span><text:span text:style-name="T81">updateOpenAction(workingkey)</text:span></text:p><text:p><text:span text:style-name="T81"><text:tab/></text:span><text:span text:style-name="T81">print('Value for Open is : ' +</text:span></text:p><text:p><text:span text:style-name="T81"><text:tab/></text:span><text:span text:style-name="T81"><text:tab/></text:span><text:span text:style-name="T81">str (input_assignments[workingkey]['Open']))</text:span></text:p><text:p><text:span text:style-name="T81"><text:tab/></text:span><text:span text:style-name="T81">if input_assignments[workingkey]['Open'] != None:</text:span></text:p><text:p><text:span text:style-name="T81"><text:tab/></text:span><text:span text:style-name="T81"><text:tab/></text:span><text:span text:style-name="T81">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198"><draw:frame text:anchor-type="paragraph" draw:z-index="20" draw:name="Shape11" draw:style-name="gr9" draw:text-style-name="P273" svg:width="18.019cm" svg:height="24.302cm" svg:x="0.129cm" svg:y="0.559cm"><draw:text-box><text:p><text:span text:style-name="T79"/></text:p><text:p><text:span text:style-name="T79">def ProcessReceivedString(ReceivedUDPString):</text:span></text:p><text:p><text:span text:style-name="T79"><text:s text:c="4"/></text:span><text:span text:style-name="T79">global input_assignments</text:span></text:p><text:p><text:span text:style-name="T79"><text:s text:c="4"/></text:span><text:span text:style-name="T79">global send_string</text:span></text:p><text:p><text:span text:style-name="T79"><text:s text:c="4"/></text:span><text:span text:style-name="T79">global learning</text:span></text:p><text:p><text:span text:style-name="T79"><text:s text:c="4"/></text:span></text:p><text:p><text:span text:style-name="T79"><text:s text:c="4"/></text:span><text:span text:style-name="T79">send_string = ""</text:span></text:p><text:p><text:span text:style-name="T79"><text:s text:c="4"/></text:span></text:p><text:p><text:span text:style-name="T79"><text:s text:c="4"/></text:span><text:span text:style-name="T79">try:</text:span></text:p><text:p><text:span text:style-name="T79"><text:s text:c="8"/></text:span><text:span text:style-name="T79">if len(ReceivedUDPString) &gt; 0 and ReceivedUDPString[0] == 'D':</text:span></text:p><text:p><text:span text:style-name="T79"><text:s text:c="12"/></text:span></text:p><text:p><text:span text:style-name="T79"><text:s text:c="12"/></text:span><text:span text:style-name="T79"># Remove leading D</text:span></text:p><text:p><text:span text:style-name="T79"><text:s text:c="12"/></text:span><text:span text:style-name="T79">ReceivedUDPString = str(ReceivedUDPString[1:])</text:span></text:p><text:p><text:span text:style-name="T79"><text:s text:c="12"/></text:span><text:span text:style-name="T79">logging.debug('Checking for correct format :')</text:span></text:p><text:p><text:span text:style-name="T79"/></text:p><text:p><text:span text:style-name="T79"><text:s text:c="12"/></text:span><text:span text:style-name="T79">workingSets =''</text:span></text:p><text:p><text:span text:style-name="T79"><text:s text:c="12"/></text:span><text:span text:style-name="T79">workingSets = ReceivedUDPString.split(',')</text:span></text:p><text:p><text:span text:style-name="T79"><text:s text:c="12"/></text:span><text:span text:style-name="T79">logging.debug('There are ' + str(len(workingSets)) + ' records')</text:span></text:p><text:p><text:span text:style-name="T79"><text:s text:c="12"/></text:span><text:span text:style-name="T79">counter = 0</text:span></text:p><text:p><text:span text:style-name="T79"><text:s text:c="12"/></text:span><text:span text:style-name="T79">for workingRecords in workingSets:</text:span></text:p><text:p><text:span text:style-name="T79"><text:s text:c="16"/></text:span><text:span text:style-name="T79">logging.debug('Record workingRecord number ' + str(counter) + ' ' +</text:span></text:p><text:p><text:span text:style-name="T79"><text:s text:c="22"/></text:span><text:span text:style-name="T79">workingRecords)</text:span></text:p><text:p><text:span text:style-name="T79"><text:s text:c="16"/></text:span><text:span text:style-name="T79">counter = counter + 1</text:span></text:p><text:p><text:span text:style-name="T79"><text:s text:c="16"/></text:span></text:p><text:p><text:span text:style-name="T79"/></text:p><text:p><text:span text:style-name="T79"><text:s text:c="16"/></text:span><text:span text:style-name="T79">workingFields = ''</text:span></text:p><text:p><text:span text:style-name="T79"><text:s text:c="16"/></text:span><text:span text:style-name="T79">workingFields = workingRecords.split(':')</text:span></text:p><text:p><text:span text:style-name="T79"/></text:p><text:p><text:span text:style-name="T79"><text:s text:c="16"/></text:span></text:p><text:p><text:span text:style-name="T79"><text:s text:c="16"/></text:span><text:span text:style-name="T79">if len(workingFields) != 3:</text:span></text:p><text:p><text:span text:style-name="T79"><text:s text:c="20"/></text:span><text:span text:style-name="T79">logging.warn('WARNING - There are an incorrect number of fields in: ' + </text:span><text:span text:style-name="T79"><text:tab/></text:span><text:span text:style-name="T79"><text:tab/></text:span><text:span text:style-name="T79"><text:tab/></text:span><text:span text:style-name="T79"><text:tab/></text:span><text:span text:style-name="T79"><text:tab/></text:span><text:span text:style-name="T79">str(workingFields))</text:span></text:p><text:p><text:span text:style-name="T79"><text:s text:c="16"/></text:span><text:span text:style-name="T79">elif str(workingFields[2]) != '0' and str(workingFields[2]) != '1':</text:span></text:p><text:p><text:span text:style-name="T79"><text:s text:c="20"/></text:span><text:span text:style-name="T79">logging.warn('WARNING - Invalid 3rd parameter: ' + str(workingFields[2])) <text:s/></text:span></text:p><text:p><text:span text:style-name="T79"><text:s text:c="16"/></text:span><text:span text:style-name="T79">else:</text:span></text:p><text:p><text:span text:style-name="T79"><text:s text:c="20"/></text:span><text:span text:style-name="T79">logging.debug('Stage 2 Processing: ' + str(workingFields))</text:span></text:p><text:p><text:span text:style-name="T79"/></text:p><text:p><text:span text:style-name="T79"><text:s text:c="20"/></text:span><text:span text:style-name="T79">try:</text:span></text:p><text:p><text:span text:style-name="T79"><text:s text:c="24"/></text:span><text:span text:style-name="T79">workingkey = workingFields[0] + ':' + workingFields[1]</text:span></text:p><text:p><text:span text:style-name="T79"><text:s text:c="24"/></text:span><text:span text:style-name="T79">logging.debug('Working key is: ' + workingkey)</text:span></text:p><text:p><text:span text:style-name="T79"><text:s text:c="24"/></text:span></text:p><text:p><text:span text:style-name="T79"><text:s text:c="24"/></text:span><text:span text:style-name="T79">logging.debug('Working Fields for working key are: ' +</text:span></text:p><text:p><text:span text:style-name="T79"><text:s text:c="30"/></text:span><text:span text:style-name="T79">str(input_assignments[workingkey]))</text:span></text:p><text:p><text:span text:style-name="T79"/></text:p><text:p><text:span text:style-name="T79"><text:s text:c="24"/></text:span><text:span text:style-name="T79">logging.debug('The value is: ' +</text:span></text:p><text:p><text:span text:style-name="T79"><text:s text:c="30"/></text:span><text:span text:style-name="T79">str(input_assignments[workingkey]['Description']))</text:span></text:p><text:p><text:span text:style-name="T79"/></text:p><text:p><text:span text:style-name="T79"><text:s text:c="24"/></text:span><text:span text:style-name="T79">print('Value for Description is : ' +</text:span></text:p><text:p><text:span text:style-name="T79"><text:s text:c="30"/></text:span><text:span text:style-name="T79">str (input_assignments[workingkey]['Description']))</text:span></text:p><text:p><text:span text:style-name="T79"/></text:p><text:p><text:span text:style-name="T79"><text:s text:c="24"/></text:span><text:span text:style-name="T79"># Switch is Closed</text:span></text:p><text:p><text:span text:style-name="T79"><text:s text:c="24"/></text:span><text:span text:style-name="T79">if str(workingFields[2]) == '1':</text:span></text:p><text:p><text:span text:style-name="T79"/></text:p><text:p><text:span text:style-name="T79"><text:s text:c="28"/></text:span><text:span text:style-name="T79">print('Value for Close is : ' +</text:span></text:p><text:p><text:span text:style-name="T79"><text:s text:c="30"/></text:span><text:span text:style-name="T79">str (input_assignments[workingkey]['Close']))</text:span></text:p><text:p><text:span text:style-name="T79"><text:s text:c="28"/></text:span><text:span text:style-name="T79">if input_assignments[workingkey]['Close'] != None:</text:span></text:p><text:p><text:span text:style-name="T79"><text:s text:c="32"/></text:span><text:span text:style-name="T79">addValueToSend(str (input_assignments[workingkey]['Close']))</text:span></text:p><text:p><text:span text:style-name="T79"/></text:p><text:p><text:span text:style-name="T79"><text:s text:c="24"/></text:span><text:span text:style-name="T79"># Switch is Opened</text:span></text:p><text:p><text:span text:style-name="T79"><text:s text:c="24"/></text:span><text:span text:style-name="T79">if str(workingFields[2]) == '0':</text:span></text:p><text:p><text:span text:style-name="T79"/></text:p><text:p><text:span text:style-name="T79"><text:s text:c="28"/></text:span><text:span text:style-name="T79">print('Value for Open is : ' +</text:span></text:p><text:p><text:span text:style-name="T79"><text:s text:c="34"/></text:span><text:span text:style-name="T79">str (input_assignments[workingkey]['Open']))</text:span></text:p><text:p><text:span text:style-name="T79"><text:s text:c="28"/></text:span><text:span text:style-name="T79">if input_assignments[workingkey]['Open'] != None:</text:span></text:p><text:p><text:span text:style-name="T79"><text:s text:c="32"/></text:span><text:span text:style-name="T79">addValueToSend(str (input_assignments[workingkey]['Open']))</text:span></text:p><text:p><text:span text:style-name="T79"><text:s text:c="28"/></text:span></text:p><text:p><text:span text:style-name="T79"><text:s text:c="10"/></text:span></text:p></draw:text-box></draw:frame><text:soft-page-break/></text:p>
      <text:h text:style-name="P8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59">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59"/>
      <text:p text:style-name="P160">The second decision point was what Python construct should be used to retrieve, update and store these datasets. The Ordered Dictionary was chosen.</text:p>
      <text:p text:style-name="P160"/>
      <text:p text:style-name="P164">Declarations</text:p>
      <text:p text:style-name="P161">from collections import OrderedDict</text:p>
      <text:p text:style-name="P161">import json</text:p>
      <text:p text:style-name="P161"/>
      <text:p text:style-name="P163"/>
      <text:p text:style-name="P165">Load</text:p>
      <text:p text:style-name="P161">print('Loading Input Assignments from: "' + input_assignments_file +'"') <text:s text:c="13"/></text:p>
      <text:p text:style-name="P161"/>
      <text:p text:style-name="P161">try:</text:p>
      <text:p text:style-name="P161"><text:s text:c="4"/>input_assignments = json.load(open(input_assignments_file))</text:p>
      <text:p text:style-name="P161"/>
      <text:p text:style-name="P161"/>
      <text:p text:style-name="P165">Save</text:p>
      <text:p text:style-name="P161">def save_and_reload_assignments():</text:p>
      <text:p text:style-name="P161"><text:s text:c="4"/># Save out to a temporary file and reload to ensure it is in shape</text:p>
      <text:p text:style-name="P161"><text:s text:c="4"/>global input_assignments</text:p>
      <text:p text:style-name="P161"/>
      <text:p text:style-name="P161"><text:s text:c="4"/></text:p>
      <text:p text:style-name="P161"><text:s text:c="4"/>try:</text:p>
      <text:p text:style-name="P161"><text:s text:c="8"/></text:p>
      <text:p text:style-name="P161"/>
      <text:p text:style-name="P162"><text:s text:c="8"/>json.dump(input_assignments,</text:p>
      <text:p text:style-name="P162"><text:tab/><text:tab/>fp=open(temp_input_assignments_file,'w'),indent=4,sort_keys=True)</text:p>
      <text:p text:style-name="P161"/>
      <text:p text:style-name="P161"><text:s text:c="8"/>input_assignments = None</text:p>
      <text:p text:style-name="P161"/>
      <text:p text:style-name="P161"><text:s text:c="8"/>input_assignments = json.load(open(temp_input_assignments_file))</text:p>
      <text:p text:style-name="P161"/>
      <text:p text:style-name="P161"/>
      <text:p text:style-name="P165">Update</text:p>
      <text:p text:style-name="P161">input_assignments[workingkey]['Description'] = wrkstring</text:p>
      <text:p text:style-name="P166"/>
      <text:h text:style-name="P74" text:outline-level="2"><text:bookmark-start text:name="__RefHeading___Toc4128_1725760619"/>Working with Dictionaries of Dictionaries<text:bookmark-end text:name="__RefHeading___Toc4128_1725760619"/></text:h>
      <text:p text:style-name="P183"/>
      <text:p text:style-name="P183">The data set representing input assignments is multi-dimensional, in that a key points to another dictionary. <text:s/></text:p>
      <text:p text:style-name="P183"/>
      <text:p text:style-name="P183">The dictionary is initialised with <text:s/>a simple declaration using curly brackets</text:p>
      <text:p text:style-name="P183"/>
      <text:p text:style-name="P183"><draw:frame text:anchor-type="paragraph" draw:z-index="21" draw:name="Shape19" draw:style-name="gr10" draw:text-style-name="P277" svg:width="13.98cm" svg:height="1.204cm" svg:x="1.453cm" svg:y="0.138cm"><draw:text-box><text:p><text:span text:style-name="T59"># Empty the Dictionaries</text:span></text:p><text:p><text:span text:style-name="T59">OuterSavedValues = {}</text:span></text:p><text:p><text:span text:style-name="T59">InnerSavedValues= {}</text:span></text:p></draw:text-box></draw:frame><text:soft-page-break/></text:p>
      <text:p text:style-name="P183"/>
      <text:p text:style-name="P183"/>
      <text:p text:style-name="P184">Once the dictionaries are initialised values are assigned/read using square brackets. <text:s/>A simple dictionary is referenced by</text:p>
      <text:p text:style-name="P184"/>
      <text:p text:style-name="P184"><text:tab/><text:span text:style-name="T59">LocalVar = MySimpleDict[value]</text:span></text:p>
      <text:p text:style-name="P184"/>
      <text:p text:style-name="P184">In the case of Pri_Node_Input we have a multi-dimensional array, so information is accessed using two sets of brackets.</text:p>
      <text:p text:style-name="P184"/>
      <text:p text:style-name="P184"><text:tab/><text:span text:style-name="T60">input_assignments[workingkey]['Description']</text:span></text:p>
      <text:p text:style-name="P184"/>
      <text:p text:style-name="P185">So given the following piece of JSON </text:p>
      <text:p text:style-name="P185"/>
      <text:p text:style-name="P185"><draw:frame text:anchor-type="paragraph" draw:z-index="23" draw:name="Shape20" draw:style-name="gr11" draw:text-style-name="P277" svg:width="16.343cm" svg:height="3.029cm" svg:x="0.115cm" svg:y="0.085cm"><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text:soft-page-break/>If workingkey is “01:001” then LocalVar would be assigned “Landing Gear”</text:p>
      <text:p text:style-name="P185"><draw:frame text:anchor-type="paragraph" draw:z-index="28" draw:name="Shape21" draw:style-name="gr16" draw:text-style-name="P277" svg:width="15.026cm" svg:height="2.109cm" svg:x="0.803cm" svg:y="0.153cm"><draw:text-box><text:p><text:span text:style-name="T59"/></text:p><text:p><text:span text:style-name="T59">workingkey = “01:001”</text:span><text:span text:style-name="T59"><text:tab/></text:span></text:p><text:p><text:span text:style-name="T59">LocalVar = </text:span><text:span text:style-name="T86">input_assignments[workingkey]['Description']</text:span></text:p><text:p><text:span text:style-name="T86"/></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185"><draw:frame text:anchor-type="paragraph" draw:z-index="29" draw:name="Shape22" draw:style-name="gr17" draw:text-style-name="P277" svg:width="16.816cm" svg:height="4.007cm" svg:x="0.095cm" svg:y="0.36cm"><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185"/>
      <text:p text:style-name="P184"><text:tab/></text:p>
      <text:h text:style-name="Heading_20_2" text:outline-level="2"><text:bookmark-start text:name="__RefHeading___Toc2876_2441664609"/>Working with a GUI<text:bookmark-end text:name="__RefHeading___Toc2876_2441664609"/></text:h>
      <text:p text:style-name="P167"/>
      <text:p text:style-name="P167">One of the most common Cross Platform GUIs in Python is ‘tkinter’. <text:s/></text:p>
      <text:p text:style-name="P167"/>
      <text:p text:style-name="P167">Basic starting code </text:p>
      <text:p text:style-name="P167"/>
      <text:p text:style-name="P167"/>
      <text:p text:style-name="P167"/>
      <text:p text:style-name="P167"><draw:frame text:anchor-type="paragraph" draw:z-index="55" draw:name="Shape16" draw:style-name="gr23" draw:text-style-name="P283" svg:width="16.431cm" svg:height="15.116cm" svg:x="-0.123cm" svg:y="0.379cm"><draw:text-box><text:p><text:span text:style-name="T79">from tkinter import *</text:span></text:p><text:p><text:span text:style-name="T79">root = Tk()</text:span></text:p><text:p><text:span text:style-name="T79"># Title bar text</text:span></text:p><text:p><text:span text:style-name="T79">root.wm_title("pyHWLink Lamp Output Emulator")</text:span></text:p><text:p><text:span text:style-name="T79"/></text:p><text:p><text:span text:style-name="T88"># Create the Canvas</text:span></text:p><text:p><text:span text:style-name="T79">canvas = Canvas(root, width=420, height=260)</text:span></text:p><text:p><text:span text:style-name="T79">canvas.pack()</text:span></text:p><text:p><text:span text:style-name="T79"/></text:p><text:p><text:span text:style-name="T79"/></text:p><text:p><text:span text:style-name="T88"># This is called from code just before mainloop</text:span></text:p><text:p><text:span text:style-name="T79"/></text:p><text:p><text:span text:style-name="T79">def tick():</text:span></text:p><text:p><text:span text:style-name="T79"/></text:p><text:p><text:span text:style-name="T79"><text:s text:c="4"/></text:span><text:span text:style-name="T88"># Non selective clearing of canvas if needed</text:span></text:p><text:p><text:span text:style-name="T79"><text:s text:c="4"/></text:span><text:span text:style-name="T79">canvas.delete(ALL)</text:span></text:p><text:p><text:span text:style-name="T79"/></text:p><text:p><text:span text:style-name="T79"><text:s text:c="4"/></text:span><text:span text:style-name="T88"># Draw a 8*8 Matrix and randomly pick Red or Black</text:span></text:p><text:p text:style-name="P281"><text:span text:style-name="T79"/></text:p><text:p text:style-name="P282"><text:span text:style-name="T79"><text:s text:c="4"/></text:span><text:span text:style-name="T79">for x in range(0,8):</text:span></text:p><text:p text:style-name="P282"><text:span text:style-name="T79"><text:s text:c="8"/></text:span><text:span text:style-name="T79">for y in range(0,8):</text:span></text:p><text:p text:style-name="P282"><text:span text:style-name="T79"><text:s text:c="12"/></text:span><text:span text:style-name="T79">if (random.randint(0,1) == 1): <text:s text:c="2"/></text:span></text:p><text:p text:style-name="P282"><text:span text:style-name="T79"><text:s text:c="16"/></text:span><text:span text:style-name="T79">canvas.create_rectangle(50 * x, 30 + y * 30, 52 + 50 * x, <text:s/></text:span></text:p><text:p text:style-name="P282"><text:span text:style-name="T79"><text:s text:c="20"/></text:span><text:span text:style-name="T79">62 + y * 30, fill='red')</text:span></text:p><text:p text:style-name="P282"><text:span text:style-name="T79"><text:s text:c="12"/></text:span><text:span text:style-name="T79">else:</text:span></text:p><text:p text:style-name="P282"><text:span text:style-name="T79"><text:s text:c="17"/></text:span><text:span text:style-name="T79">canvas.create_rectangle(50 * x, 30 + y * 30, 52 + 50 * x, </text:span></text:p><text:p text:style-name="P282"><text:span text:style-name="T79"><text:s text:c="20"/></text:span><text:span text:style-name="T79">62 + y * 30, fill='black')</text:span></text:p><text:p text:style-name="P282"><text:span text:style-name="T79"/></text:p><text:p text:style-name="P282"><text:span text:style-name="T79"><text:s text:c="4"/></text:span><text:span text:style-name="T79">if timetoexit == 0:</text:span></text:p><text:p text:style-name="P282"><text:span text:style-name="T79"><text:s text:c="8"/></text:span><text:span text:style-name="T79">canvas.destroy()</text:span></text:p><text:p text:style-name="P282"><text:span text:style-name="T79"><text:s text:c="8"/></text:span><text:span text:style-name="T79">root.destroy()</text:span></text:p><text:p text:style-name="P282"><text:span text:style-name="T79"><text:s text:c="8"/></text:span><text:span text:style-name="T79">root.quit() <text:s text:c="3"/></text:span></text:p><text:p text:style-name="P282"><text:span text:style-name="T79"><text:s text:c="4"/></text:span><text:span text:style-name="T79">else:</text:span></text:p><text:p text:style-name="P282"><text:span text:style-name="T79"><text:s text:c="8"/></text:span><text:span text:style-name="T79">canvas.after(100, tick)</text:span></text:p><text:p><text:span text:style-name="T79"/></text:p><text:p><text:span text:style-name="T79"/></text:p><text:p><text:span text:style-name="T88"># Do something – as it is event driven, if we aren’t waiting for user input need to set a timer</text:span></text:p><text:p><text:span text:style-name="T79"># Refers to </text:span></text:p><text:p><text:span text:style-name="T79">canvas.after(1, tick) <text:s text:c="2"/></text:span></text:p><text:p><text:span text:style-name="T79"/></text:p><text:p><text:span text:style-name="T79">root.mainloop()</text:span></text:p></draw:text-box></draw:frame><text:soft-page-break/></text:p>
      <text:p text:style-name="P167"/>
      <text:p text:style-name="P167"/>
      <text:p text:style-name="P167"/>
      <text:p text:style-name="P167"/>
      <text:p text:style-name="P167"/>
      <text:p text:style-name="P159"/>
      <text:h text:style-name="P82" text:outline-level="2"><text:bookmark text:name="_21jvxo4fnxek"/><text:bookmark-start text:name="__RefHeading___Toc1536_4284848634"/>PI Addressing<text:bookmark-end text:name="__RefHeading___Toc1536_4284848634"/></text:h>
      <text:p text:style-name="P80"/>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26"><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26"/>
      <text:p text:style-name="P226"/>
      <text:h text:style-name="P86" text:outline-level="1"><text:bookmark-start text:name="__RefHeading___Toc3053_2569421048"/>Interfacing to a GPS<text:bookmark-end text:name="__RefHeading___Toc3053_2569421048"/></text:h>
      <text:p text:style-name="P175"/>
      <text:p text:style-name="P175">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75"/>
      <text:p text:style-name="P175">The Lowrance 2000 supports the following NEMA Sentences</text:p>
      <text:p text:style-name="P228"><text:s/>GLL, RMC, RMB, GGA, GSA, GSV, APB</text:p>
      <text:p text:style-name="P175">Currently Exporting - RMC, GGA and GSA</text:p>
      <text:p text:style-name="P175"/>
      <text:p text:style-name="P176">NEMA Sentences</text:p>
      <text:p text:style-name="P228">$GPGGA - Global Positioning System Fix Data</text:p>
      <text:p text:style-name="P228"><text:soft-page-break/>$GPGSA - GPS DOP and active satellites </text:p>
      <text:p text:style-name="P228">$GPRMC - Recommended minimum specific GPS/Transit data</text:p>
      <text:p text:style-name="P228">$GPRMB - Recommended minimum navigation info</text:p>
      <text:p text:style-name="P228">$GPGSV - GPS Satellites in view</text:p>
      <text:p text:style-name="P228">$GPAPB - Auto Pilot</text:p>
      <text:p text:style-name="P175"/>
      <text:p text:style-name="P175">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75"/>
      <text:p text:style-name="P175">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1772_4284848634"/>Code To Dos<text:bookmark-end text:name="__RefHeading___Toc1772_4284848634"/></text:h>
      <text:p text:style-name="P231"/>
      <text:h text:style-name="Heading_20_2" text:outline-level="2"><text:bookmark-start text:name="__RefHeading___Toc1774_4284848634"/>pyHWLink_USB_Reader<text:bookmark-end text:name="__RefHeading___Toc1774_4284848634"/></text:h>
      <text:p text:style-name="P231"/>
      <text:list xml:id="list9206569563304493273" text:style-name="L4">
        <text:list-item>
          <text:p text:style-name="P255">Add Network stack for both sending state, as well as listening for Send_Query</text:p>
        </text:list-item>
        <text:list-item>
          <text:p text:style-name="P255">Add error handler</text:p>
        </text:list-item>
        <text:list-item>
          <text:p text:style-name="P255">Add Standardised logging</text:p>
        </text:list-item>
        <text:list-item>
          <text:p text:style-name="P256">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40">DCS LUA Initialisation - Code Export.lua<text:tab/>21</text:p>
          <text:p text:style-name="P240">DCA LUA Event Code - Export.lua<text:tab/>22</text:p>
          <text:p text:style-name="P240">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40">X-Plane - Selecting Indexes to export<text:tab/>5</text:p>
          <text:p text:style-name="P240">X-Plane GPS Indexes selected<text:tab/>6</text:p>
          <text:p text:style-name="P240">X-Plane Joystick showing commands<text:tab/>7</text:p>
          <text:p text:style-name="P240">X-Plane Keyboard showing commands<text:tab/>7</text:p>
          <text:p text:style-name="P240">System Flows<text:tab/>13</text:p>
          <text:p text:style-name="P240">Detailed System Flows<text:tab/>14</text:p>
          <text:p text:style-name="P240">PhyHWLink_GUI_Sender GUI<text:tab/>17</text:p>
          <text:p text:style-name="P240">PhyHWLink_Pri_Node_Input User Interface<text:tab/>20</text:p>
          <text:p text:style-name="P240"><text:soft-page-break/>Fields Selected for GPS Output<text:tab/>23</text:p>
          <text:p text:style-name="P240">X-Plane GPS Data on the wire<text:tab/>23</text:p>
          <text:p text:style-name="P240">SimConnect_To_IP GUI<text:tab/>24</text:p>
          <text:p text:style-name="P240">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Calibri2" svg:font-family="Calibri"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0T14:58:35.241376481</dc:date>
    <meta:editing-cycles>109</meta:editing-cycles>
    <meta:editing-duration>PT10H40M33S</meta:editing-duration>
    <meta:generator>LibreOffice/5.2.7.2$Linux_ARM_EABI LibreOffice_project/20m0$Build-2</meta:generator>
    <meta:print-date>2019-01-29T12:12:50.416692734</meta:print-date>
    <meta:document-statistic meta:table-count="26" meta:image-count="13" meta:object-count="0" meta:page-count="51" meta:paragraph-count="783" meta:word-count="6997" meta:character-count="45094" meta:non-whitespace-character-count="38000"/>
  </office:meta>
</office:document-meta>
</file>